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1" svg:font-family="Wingdings" style:font-family-generic="system" style:font-pitch="variable" style:font-charset="x-symbol"/>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Lucida Console" svg:font-family="'Lucida Console'" style:font-family-generic="modern" style:font-pitch="fixed"/>
    <style:font-face style:name="Book Antiqua" svg:font-family="'Book Antiqua'"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Footer">
      <style:text-properties fo:language="ru" fo:country="RU"/>
    </style:style>
    <style:style style:name="P2" style:family="paragraph" style:parent-style-name="Standard">
      <style:text-properties fo:language="ru" fo:country="RU"/>
    </style:style>
    <style:style style:name="P3" style:family="paragraph" style:parent-style-name="Header">
      <style:text-properties fo:language="ru" fo:country="RU"/>
    </style:style>
    <style:style style:name="P4" style:family="paragraph" style:parent-style-name="Normal_20__5b_PACKT_5d_">
      <style:text-properties fo:language="ru" fo:country="RU" officeooo:rsid="00076019" officeooo:paragraph-rsid="00076019"/>
    </style:style>
    <style:style style:name="P5" style:family="paragraph" style:parent-style-name="Normal_20__5b_PACKT_5d_">
      <style:text-properties fo:language="en" fo:country="US"/>
    </style:style>
    <style:style style:name="P6" style:family="paragraph" style:parent-style-name="Normal_20__5b_PACKT_5d_">
      <style:text-properties fo:language="en" fo:country="US" officeooo:rsid="000b4d2a" officeooo:paragraph-rsid="000b4d2a"/>
    </style:style>
    <style:style style:name="P7" style:family="paragraph" style:parent-style-name="Normal_20__5b_PACKT_5d_">
      <style:text-properties fo:language="en" fo:country="US" officeooo:rsid="000b4d2a" officeooo:paragraph-rsid="013fe37a"/>
    </style:style>
    <style:style style:name="P8" style:family="paragraph" style:parent-style-name="Normal_20__5b_PACKT_5d_">
      <style:text-properties fo:language="en" fo:country="US" officeooo:rsid="000b4d2a" officeooo:paragraph-rsid="014ae6f5"/>
    </style:style>
    <style:style style:name="P9" style:family="paragraph" style:parent-style-name="Normal_20__5b_PACKT_5d_">
      <style:text-properties fo:language="en" fo:country="US" officeooo:rsid="000b4d2a" officeooo:paragraph-rsid="0160cb11"/>
    </style:style>
    <style:style style:name="P10" style:family="paragraph" style:parent-style-name="Normal_20__5b_PACKT_5d_">
      <style:text-properties fo:language="en" fo:country="US" officeooo:rsid="000b4d2a" officeooo:paragraph-rsid="017a1ab8"/>
    </style:style>
    <style:style style:name="P11" style:family="paragraph" style:parent-style-name="Normal_20__5b_PACKT_5d_">
      <style:text-properties fo:language="en" fo:country="US" officeooo:rsid="02278c63" officeooo:paragraph-rsid="02278c63" style:language-asian="en" style:country-asian="US"/>
    </style:style>
    <style:style style:name="P12" style:family="paragraph" style:parent-style-name="Normal_20__5b_PACKT_5d_">
      <style:text-properties fo:language="en" fo:country="US" officeooo:rsid="0228ff9f" officeooo:paragraph-rsid="0228ff9f" style:language-asian="en" style:country-asian="US"/>
    </style:style>
    <style:style style:name="P13" style:family="paragraph" style:parent-style-name="Normal_20__5b_PACKT_5d_">
      <style:text-properties fo:language="en" fo:country="US" officeooo:rsid="022486b2" officeooo:paragraph-rsid="022486b2"/>
    </style:style>
    <style:style style:name="P14" style:family="paragraph" style:parent-style-name="Normal_20__5b_PACKT_5d_">
      <style:text-properties fo:language="en" fo:country="US" officeooo:rsid="023b97b9" officeooo:paragraph-rsid="023b97b9"/>
    </style:style>
    <style:style style:name="P15" style:family="paragraph" style:parent-style-name="Normal_20__5b_PACKT_5d_">
      <style:text-properties fo:language="en" fo:country="US" officeooo:rsid="023b97b9" officeooo:paragraph-rsid="023d9faa"/>
    </style:style>
    <style:style style:name="P16" style:family="paragraph" style:parent-style-name="Normal_20__5b_PACKT_5d_">
      <style:text-properties fo:language="en" fo:country="US" officeooo:rsid="02419568" officeooo:paragraph-rsid="02419568"/>
    </style:style>
    <style:style style:name="P17" style:family="paragraph" style:parent-style-name="Normal_20__5b_PACKT_5d_">
      <style:text-properties fo:language="en" fo:country="US" officeooo:rsid="02431983" officeooo:paragraph-rsid="02431983"/>
    </style:style>
    <style:style style:name="P18" style:family="paragraph" style:parent-style-name="Normal_20__5b_PACKT_5d_">
      <style:text-properties fo:language="en" fo:country="US" officeooo:rsid="024fd865" officeooo:paragraph-rsid="024fd865"/>
    </style:style>
    <style:style style:name="P19" style:family="paragraph" style:parent-style-name="Normal_20__5b_PACKT_5d_">
      <style:text-properties fo:language="en" fo:country="US" officeooo:rsid="024fd865" officeooo:paragraph-rsid="025100c0"/>
    </style:style>
    <style:style style:name="P20" style:family="paragraph" style:parent-style-name="Heading_20_1_2c_Heading_20_1_20__5b_PACKT_5d_">
      <style:text-properties fo:language="en" fo:country="US"/>
    </style:style>
    <style:style style:name="P21" style:family="paragraph" style:parent-style-name="Heading_20_1_2c_Heading_20_1_20__5b_PACKT_5d_">
      <style:text-properties fo:language="en" fo:country="US" officeooo:rsid="022779fc" officeooo:paragraph-rsid="022779fc"/>
    </style:style>
    <style:style style:name="P22" style:family="paragraph" style:parent-style-name="Heading_20_2_2c_Heading_20_2_20__5b_PACKT_5d_">
      <style:text-properties fo:language="en" fo:country="US"/>
    </style:style>
    <style:style style:name="P23" style:family="paragraph" style:parent-style-name="Heading_20_2_2c_Heading_20_2_20__5b_PACKT_5d_">
      <style:text-properties fo:language="en" fo:country="US" officeooo:paragraph-rsid="00076019"/>
    </style:style>
    <style:style style:name="P24" style:family="paragraph" style:parent-style-name="Heading_20_2_2c_Heading_20_2_20__5b_PACKT_5d_">
      <style:text-properties fo:language="en" fo:country="US" officeooo:paragraph-rsid="0148ab81"/>
    </style:style>
    <style:style style:name="P25" style:family="paragraph" style:parent-style-name="Heading_20_2_2c_Heading_20_2_20__5b_PACKT_5d_">
      <style:text-properties fo:language="en" fo:country="US" officeooo:paragraph-rsid="014ae6f5"/>
    </style:style>
    <style:style style:name="P26" style:family="paragraph" style:parent-style-name="Heading_20_2_2c_Heading_20_2_20__5b_PACKT_5d_">
      <style:text-properties fo:language="en" fo:country="US" officeooo:paragraph-rsid="014ecd86"/>
    </style:style>
    <style:style style:name="P27" style:family="paragraph" style:parent-style-name="Heading_20_2_2c_Heading_20_2_20__5b_PACKT_5d_">
      <style:text-properties fo:language="en" fo:country="US" officeooo:paragraph-rsid="017722a7"/>
    </style:style>
    <style:style style:name="P28" style:family="paragraph" style:parent-style-name="Heading_20_2_2c_Heading_20_2_20__5b_PACKT_5d_">
      <style:text-properties fo:language="en" fo:country="US" officeooo:paragraph-rsid="017a1ab8"/>
    </style:style>
    <style:style style:name="P29" style:family="paragraph" style:parent-style-name="Heading_20_2_2c_Heading_20_2_20__5b_PACKT_5d_">
      <style:text-properties fo:language="en" fo:country="US" officeooo:paragraph-rsid="00abf31f"/>
    </style:style>
    <style:style style:name="P30" style:family="paragraph" style:parent-style-name="Heading_20_2_2c_Heading_20_2_20__5b_PACKT_5d_">
      <style:text-properties fo:language="en" fo:country="US" officeooo:paragraph-rsid="01c86599"/>
    </style:style>
    <style:style style:name="P31" style:family="paragraph" style:parent-style-name="Heading_20_2_2c_Heading_20_2_20__5b_PACKT_5d_">
      <style:text-properties fo:language="en" fo:country="US" officeooo:paragraph-rsid="013fe37a"/>
    </style:style>
    <style:style style:name="P32" style:family="paragraph" style:parent-style-name="Heading_20_2_2c_Heading_20_2_20__5b_PACKT_5d_">
      <style:text-properties fo:language="en" fo:country="US" officeooo:paragraph-rsid="0160cb11"/>
    </style:style>
    <style:style style:name="P33" style:family="paragraph" style:parent-style-name="Normal">
      <style:text-properties officeooo:paragraph-rsid="0004e1b0"/>
    </style:style>
    <style:style style:name="P34" style:family="paragraph" style:parent-style-name="Code_20__5b_PACKT_5d_">
      <style:text-properties fo:language="en" fo:country="US"/>
    </style:style>
    <style:style style:name="P35" style:family="paragraph" style:parent-style-name="Code_20__5b_PACKT_5d_">
      <style:paragraph-properties fo:margin-left="0in" fo:margin-right="0in" fo:text-indent="0in" style:auto-text-indent="false"/>
      <style:text-properties officeooo:paragraph-rsid="025100c0"/>
    </style:style>
    <style:style style:name="P36" style:family="paragraph" style:parent-style-name="Heading_20_2_2c_Heading_20_2_20__5b_PACKT_5d_">
      <style:paragraph-properties fo:margin-left="0in" fo:margin-right="0in" fo:text-indent="0in" style:auto-text-indent="false"/>
      <style:text-properties fo:language="en" fo:country="US" officeooo:rsid="018b00cc" officeooo:paragraph-rsid="018b3e92" style:language-asian="en" style:country-asian="US"/>
    </style:style>
    <style:style style:name="P37" style:family="paragraph" style:parent-style-name="Code_20_Within_20_Bullets_20_End_20__5b_PACKT_5d_">
      <style:text-properties fo:language="en" fo:country="US" officeooo:rsid="022c067d" officeooo:paragraph-rsid="022c067d"/>
    </style:style>
    <style:style style:name="P38" style:family="paragraph" style:parent-style-name="Code_20_Within_20_Bullets_20_End_20__5b_PACKT_5d_">
      <style:text-properties fo:language="en" fo:country="US" officeooo:rsid="022c067d" officeooo:paragraph-rsid="02444636"/>
    </style:style>
    <style:style style:name="P39" style:family="paragraph" style:parent-style-name="Code_20_Within_20_Bullets_20__5b_PACKT_5d_">
      <style:text-properties fo:language="en" fo:country="US"/>
    </style:style>
    <style:style style:name="P40" style:family="paragraph" style:parent-style-name="Normal_20__5b_PACKT_5d_">
      <style:text-properties fo:language="en" fo:country="US" officeooo:rsid="000b4d2a" officeooo:paragraph-rsid="00abf31f"/>
    </style:style>
    <style:style style:name="P41" style:family="paragraph" style:parent-style-name="Normal_20__5b_PACKT_5d_">
      <style:text-properties fo:language="en" fo:country="US" officeooo:rsid="025a6e3d" officeooo:paragraph-rsid="025a6e3d" style:language-asian="en" style:country-asian="US"/>
    </style:style>
    <style:style style:name="P42" style:family="paragraph" style:parent-style-name="Normal_20__5b_PACKT_5d_">
      <style:text-properties fo:language="en" fo:country="US" officeooo:rsid="025b2b56" officeooo:paragraph-rsid="025b2b56" style:language-asian="en" style:country-asian="US"/>
    </style:style>
    <style:style style:name="P43" style:family="paragraph" style:parent-style-name="Normal_20__5b_PACKT_5d_">
      <style:text-properties fo:language="en" fo:country="US" officeooo:rsid="0270a61c" officeooo:paragraph-rsid="0270a61c" style:language-asian="en" style:country-asian="US"/>
    </style:style>
    <style:style style:name="P44" style:family="paragraph" style:parent-style-name="Normal_20__5b_PACKT_5d_">
      <style:text-properties fo:language="en" fo:country="US" officeooo:rsid="0271e87d" officeooo:paragraph-rsid="0271e87d" style:language-asian="en" style:country-asian="US"/>
    </style:style>
    <style:style style:name="P45" style:family="paragraph" style:parent-style-name="Normal_20__5b_PACKT_5d_">
      <style:text-properties fo:language="en" fo:country="US" officeooo:rsid="02801a78" officeooo:paragraph-rsid="02801a78" style:language-asian="en" style:country-asian="US"/>
    </style:style>
    <style:style style:name="P46" style:family="paragraph" style:parent-style-name="Normal_20__5b_PACKT_5d_">
      <style:text-properties fo:language="en" fo:country="US" officeooo:rsid="0289d661" officeooo:paragraph-rsid="0289d661" style:language-asian="en" style:country-asian="US"/>
    </style:style>
    <style:style style:name="P47" style:family="paragraph" style:parent-style-name="Normal_20__5b_PACKT_5d_">
      <style:text-properties fo:language="en" fo:country="US" officeooo:rsid="029e170d" officeooo:paragraph-rsid="029e170d" style:language-asian="en" style:country-asian="US"/>
    </style:style>
    <style:style style:name="P48" style:family="paragraph" style:parent-style-name="Normal_20__5b_PACKT_5d_">
      <style:text-properties fo:language="en" fo:country="US" officeooo:rsid="02b57750" officeooo:paragraph-rsid="02b57750" style:language-asian="en" style:country-asian="US"/>
    </style:style>
    <style:style style:name="P49" style:family="paragraph" style:parent-style-name="Normal_20__5b_PACKT_5d_">
      <style:text-properties fo:language="en" fo:country="US" officeooo:rsid="02639277" officeooo:paragraph-rsid="02639277"/>
    </style:style>
    <style:style style:name="P50" style:family="paragraph" style:parent-style-name="Normal_20__5b_PACKT_5d_">
      <style:text-properties fo:language="en" fo:country="US" officeooo:rsid="02682d0a" officeooo:paragraph-rsid="02682d0a"/>
    </style:style>
    <style:style style:name="P51" style:family="paragraph" style:parent-style-name="Normal_20__5b_PACKT_5d_">
      <style:text-properties fo:language="en" fo:country="US" officeooo:rsid="027015b7" officeooo:paragraph-rsid="027015b7"/>
    </style:style>
    <style:style style:name="P52" style:family="paragraph" style:parent-style-name="Normal_20__5b_PACKT_5d_">
      <style:text-properties fo:language="en" fo:country="US" officeooo:rsid="02881108" officeooo:paragraph-rsid="02881108"/>
    </style:style>
    <style:style style:name="P53" style:family="paragraph" style:parent-style-name="Normal_20__5b_PACKT_5d_">
      <style:text-properties fo:language="en" fo:country="US" officeooo:rsid="02960af2" officeooo:paragraph-rsid="02960af2"/>
    </style:style>
    <style:style style:name="P54" style:family="paragraph" style:parent-style-name="Normal_20__5b_PACKT_5d_">
      <style:text-properties fo:language="en" fo:country="US" officeooo:rsid="029d712a" officeooo:paragraph-rsid="029d712a"/>
    </style:style>
    <style:style style:name="P55" style:family="paragraph" style:parent-style-name="Normal_20__5b_PACKT_5d_">
      <style:text-properties fo:language="en" fo:country="US" officeooo:rsid="02b0b781" officeooo:paragraph-rsid="02b0b781"/>
    </style:style>
    <style:style style:name="P56" style:family="paragraph" style:parent-style-name="Normal_20__5b_PACKT_5d_">
      <style:text-properties officeooo:paragraph-rsid="02576414"/>
    </style:style>
    <style:style style:name="P57" style:family="paragraph" style:parent-style-name="Normal_20__5b_PACKT_5d_" style:list-style-name="L1">
      <style:text-properties officeooo:paragraph-rsid="02682d0a"/>
    </style:style>
    <style:style style:name="P58" style:family="paragraph" style:parent-style-name="Normal_20__5b_PACKT_5d_">
      <style:text-properties officeooo:paragraph-rsid="02815a28"/>
    </style:style>
    <style:style style:name="P59" style:family="paragraph" style:parent-style-name="Normal_20__5b_PACKT_5d_">
      <style:text-properties officeooo:paragraph-rsid="02b0b781"/>
    </style:style>
    <style:style style:name="P60" style:family="paragraph" style:parent-style-name="Code_20__5b_PACKT_5d_">
      <style:text-properties officeooo:paragraph-rsid="02b0b781"/>
    </style:style>
    <style:style style:name="P61" style:family="paragraph" style:parent-style-name="Code_20__5b_PACKT_5d_" style:list-style-name="LFO3">
      <style:paragraph-properties fo:margin-left="0in" fo:margin-right="0in" fo:text-indent="0in" style:auto-text-indent="false"/>
      <style:text-properties fo:language="en" fo:country="US"/>
    </style:style>
    <style:style style:name="P62" style:family="paragraph" style:parent-style-name="Chapter_20_Title_20__5b_PACKT_5d_">
      <style:text-properties fo:language="en" fo:country="US" officeooo:rsid="0254cabf" officeooo:paragraph-rsid="0254cabf"/>
    </style:style>
    <style:style style:name="P63" style:family="paragraph" style:parent-style-name="Bullet_20__5b_PACKT_5d_">
      <style:text-properties fo:language="en" fo:country="US" officeooo:rsid="0254f00c" officeooo:paragraph-rsid="0254f00c"/>
    </style:style>
    <style:style style:name="P64" style:family="paragraph" style:parent-style-name="Bullet_20__5b_PACKT_5d_">
      <style:text-properties fo:language="en" fo:country="US" officeooo:rsid="0256845a" officeooo:paragraph-rsid="0256845a"/>
    </style:style>
    <style:style style:name="P65" style:family="paragraph" style:parent-style-name="Bullet_20__5b_PACKT_5d_">
      <style:text-properties fo:language="en" fo:country="US" officeooo:rsid="02849819" officeooo:paragraph-rsid="02849819"/>
    </style:style>
    <style:style style:name="P66" style:family="paragraph" style:parent-style-name="Numbered_20_Bullet_20__5b_PACKT_5d_">
      <style:text-properties fo:language="en" fo:country="US" officeooo:rsid="00738c28" officeooo:paragraph-rsid="019d714b" style:language-asian="en" style:country-asian="US"/>
    </style:style>
    <style:style style:name="P67" style:family="paragraph" style:parent-style-name="Numbered_20_Bullet_20__5b_PACKT_5d_" style:list-style-name="LFO3">
      <style:text-properties fo:language="en" fo:country="US" officeooo:rsid="01b2cd4e" officeooo:paragraph-rsid="01b2cd4e" style:language-asian="en" style:country-asian="US"/>
    </style:style>
    <style:style style:name="P68" style:family="paragraph" style:parent-style-name="Numbered_20_Bullet_20__5b_PACKT_5d_" style:list-style-name="LFO3">
      <style:text-properties fo:language="en" fo:country="US" officeooo:rsid="01c8c75b" officeooo:paragraph-rsid="01c8c75b" style:language-asian="en" style:country-asian="US"/>
    </style:style>
    <style:style style:name="P69" style:family="paragraph" style:parent-style-name="Numbered_20_Bullet_20__5b_PACKT_5d_" style:list-style-name="LFO3">
      <style:text-properties fo:language="en" fo:country="US" officeooo:rsid="01e5f50c" officeooo:paragraph-rsid="01e5f50c" style:language-asian="en" style:country-asian="US"/>
    </style:style>
    <style:style style:name="P70" style:family="paragraph" style:parent-style-name="Numbered_20_Bullet_20__5b_PACKT_5d_" style:list-style-name="LFO3">
      <style:text-properties fo:language="en" fo:country="US" officeooo:rsid="01f1ec82" officeooo:paragraph-rsid="01f1ec82" style:language-asian="en" style:country-asian="US"/>
    </style:style>
    <style:style style:name="P71" style:family="paragraph" style:parent-style-name="Numbered_20_Bullet_20__5b_PACKT_5d_" style:list-style-name="LFO3">
      <style:text-properties fo:language="en" fo:country="US" officeooo:rsid="0214b101" officeooo:paragraph-rsid="0214b101" style:language-asian="en" style:country-asian="US"/>
    </style:style>
    <style:style style:name="P72" style:family="paragraph" style:parent-style-name="Numbered_20_Bullet_20__5b_PACKT_5d_">
      <style:text-properties fo:language="en" fo:country="US" officeooo:rsid="02731c4e" officeooo:paragraph-rsid="02731c4e" style:language-asian="en" style:country-asian="US"/>
    </style:style>
    <style:style style:name="P73" style:family="paragraph" style:parent-style-name="Numbered_20_Bullet_20__5b_PACKT_5d_" style:list-style-name="LFO3">
      <style:text-properties fo:language="en" fo:country="US" officeooo:rsid="02751432" officeooo:paragraph-rsid="02751432" style:language-asian="en" style:country-asian="US"/>
    </style:style>
    <style:style style:name="P74" style:family="paragraph" style:parent-style-name="Numbered_20_Bullet_20__5b_PACKT_5d_">
      <style:text-properties fo:language="en" fo:country="US" officeooo:rsid="0276c71f" officeooo:paragraph-rsid="0276c71f" style:language-asian="en" style:country-asian="US"/>
    </style:style>
    <style:style style:name="P75" style:family="paragraph" style:parent-style-name="Numbered_20_Bullet_20__5b_PACKT_5d_">
      <style:text-properties fo:language="en" fo:country="US" officeooo:rsid="027794d9" officeooo:paragraph-rsid="027794d9" style:language-asian="en" style:country-asian="US"/>
    </style:style>
    <style:style style:name="P76" style:family="paragraph" style:parent-style-name="Numbered_20_Bullet_20__5b_PACKT_5d_">
      <style:text-properties fo:language="en" fo:country="US" officeooo:rsid="0277f07d" officeooo:paragraph-rsid="0277f07d" style:language-asian="en" style:country-asian="US"/>
    </style:style>
    <style:style style:name="P77" style:family="paragraph" style:parent-style-name="Numbered_20_Bullet_20__5b_PACKT_5d_">
      <style:text-properties fo:language="en" fo:country="US" officeooo:rsid="027ce5d7" officeooo:paragraph-rsid="027ce5d7" style:language-asian="en" style:country-asian="US"/>
    </style:style>
    <style:style style:name="P78" style:family="paragraph" style:parent-style-name="Numbered_20_Bullet_20__5b_PACKT_5d_" style:list-style-name="LFO3">
      <style:text-properties fo:language="en" fo:country="US" officeooo:rsid="01b3ff82" officeooo:paragraph-rsid="01b3ff82"/>
    </style:style>
    <style:style style:name="P79" style:family="paragraph" style:parent-style-name="Numbered_20_Bullet_20__5b_PACKT_5d_" style:list-style-name="LFO3">
      <style:text-properties fo:language="en" fo:country="US" officeooo:rsid="01e67d3e" officeooo:paragraph-rsid="01e67d3e"/>
    </style:style>
    <style:style style:name="P80" style:family="paragraph" style:parent-style-name="Numbered_20_Bullet_20__5b_PACKT_5d_" style:list-style-name="LFO3">
      <style:text-properties fo:language="en" fo:country="US" officeooo:rsid="01f4f7ce" officeooo:paragraph-rsid="01f4f7ce"/>
    </style:style>
    <style:style style:name="P81" style:family="paragraph" style:parent-style-name="Numbered_20_Bullet_20__5b_PACKT_5d_" style:list-style-name="LFO3">
      <style:text-properties fo:language="en" fo:country="US" officeooo:rsid="02184970" officeooo:paragraph-rsid="02184970"/>
    </style:style>
    <style:style style:name="P82" style:family="paragraph" style:parent-style-name="Numbered_20_Bullet_20__5b_PACKT_5d_" style:list-style-name="LFO3">
      <style:text-properties fo:language="en" fo:country="US" officeooo:rsid="021d32cc" officeooo:paragraph-rsid="021d32cc"/>
    </style:style>
    <style:style style:name="P83" style:family="paragraph" style:parent-style-name="Numbered_20_Bullet_20__5b_PACKT_5d_" style:list-style-name="LFO3">
      <style:text-properties fo:language="en" fo:country="US" officeooo:rsid="021f2d5b" officeooo:paragraph-rsid="021fcb0d"/>
    </style:style>
    <style:style style:name="P84" style:family="paragraph" style:parent-style-name="Numbered_20_Bullet_20__5b_PACKT_5d_" style:list-style-name="LFO3">
      <style:text-properties fo:language="en" fo:country="US" officeooo:rsid="0220a6b4" officeooo:paragraph-rsid="0220a6b4"/>
    </style:style>
    <style:style style:name="P85" style:family="paragraph" style:parent-style-name="Numbered_20_Bullet_20__5b_PACKT_5d_" style:list-style-name="LFO3">
      <style:text-properties fo:language="en" fo:country="US" officeooo:rsid="0220b8ad" officeooo:paragraph-rsid="0220b8ad"/>
    </style:style>
    <style:style style:name="P86" style:family="paragraph" style:parent-style-name="Numbered_20_Bullet_20__5b_PACKT_5d_" style:list-style-name="LFO3">
      <style:text-properties fo:language="en" fo:country="US" officeooo:rsid="0221bf21" officeooo:paragraph-rsid="021b5f6f"/>
    </style:style>
    <style:style style:name="P87" style:family="paragraph" style:parent-style-name="Numbered_20_Bullet_20__5b_PACKT_5d_">
      <style:text-properties fo:language="en" fo:country="US" officeooo:rsid="00738c28" officeooo:paragraph-rsid="019debba"/>
    </style:style>
    <style:style style:name="P88" style:family="paragraph" style:parent-style-name="Numbered_20_Bullet_20__5b_PACKT_5d_">
      <style:text-properties fo:language="en" fo:country="US" officeooo:rsid="02607a6d" officeooo:paragraph-rsid="02607a6d"/>
    </style:style>
    <style:style style:name="P89" style:family="paragraph" style:parent-style-name="Numbered_20_Bullet_20__5b_PACKT_5d_" style:list-style-name="LFO3">
      <style:text-properties fo:language="en" fo:country="US" officeooo:rsid="026a0f44" officeooo:paragraph-rsid="026a0f44"/>
    </style:style>
    <style:style style:name="P90" style:family="paragraph" style:parent-style-name="Numbered_20_Bullet_20__5b_PACKT_5d_" style:list-style-name="LFO3">
      <style:text-properties fo:language="en" fo:country="US" officeooo:rsid="026aa9f7" officeooo:paragraph-rsid="026aa9f7"/>
    </style:style>
    <style:style style:name="P91" style:family="paragraph" style:parent-style-name="Numbered_20_Bullet_20__5b_PACKT_5d_" style:list-style-name="LFO3">
      <style:text-properties fo:language="en" fo:country="US" officeooo:rsid="026aef3f" officeooo:paragraph-rsid="026aef3f"/>
    </style:style>
    <style:style style:name="P92" style:family="paragraph" style:parent-style-name="Numbered_20_Bullet_20__5b_PACKT_5d_" style:list-style-name="LFO3">
      <style:text-properties fo:language="en" fo:country="US" officeooo:rsid="026c3afb" officeooo:paragraph-rsid="026c3afb"/>
    </style:style>
    <style:style style:name="P93" style:family="paragraph" style:parent-style-name="Numbered_20_Bullet_20__5b_PACKT_5d_" style:list-style-name="LFO3">
      <style:text-properties fo:language="en" fo:country="US" officeooo:rsid="026de16f" officeooo:paragraph-rsid="026de16f"/>
    </style:style>
    <style:style style:name="P94" style:family="paragraph" style:parent-style-name="Numbered_20_Bullet_20__5b_PACKT_5d_" style:list-style-name="LFO3">
      <style:text-properties fo:language="en" fo:country="US" officeooo:rsid="028d16d1" officeooo:paragraph-rsid="028d16d1"/>
    </style:style>
    <style:style style:name="P95" style:family="paragraph" style:parent-style-name="Numbered_20_Bullet_20__5b_PACKT_5d_" style:list-style-name="LFO3">
      <style:text-properties fo:language="en" fo:country="US" officeooo:rsid="028f12ae" officeooo:paragraph-rsid="028f12ae"/>
    </style:style>
    <style:style style:name="P96" style:family="paragraph" style:parent-style-name="Numbered_20_Bullet_20__5b_PACKT_5d_" style:list-style-name="LFO3">
      <style:text-properties fo:language="en" fo:country="US" officeooo:rsid="028fd62c" officeooo:paragraph-rsid="028fd62c"/>
    </style:style>
    <style:style style:name="P97" style:family="paragraph" style:parent-style-name="Numbered_20_Bullet_20__5b_PACKT_5d_" style:list-style-name="LFO3">
      <style:text-properties fo:language="en" fo:country="US" officeooo:rsid="0291cb43" officeooo:paragraph-rsid="0291cb43"/>
    </style:style>
    <style:style style:name="P98" style:family="paragraph" style:parent-style-name="Numbered_20_Bullet_20__5b_PACKT_5d_" style:list-style-name="LFO3">
      <style:text-properties fo:language="en" fo:country="US" officeooo:rsid="02934a4f" officeooo:paragraph-rsid="02934a4f"/>
    </style:style>
    <style:style style:name="P99" style:family="paragraph" style:parent-style-name="Numbered_20_Bullet_20__5b_PACKT_5d_" style:list-style-name="LFO3">
      <style:text-properties fo:language="en" fo:country="US" officeooo:rsid="0295959d" officeooo:paragraph-rsid="0295959d"/>
    </style:style>
    <style:style style:name="P100" style:family="paragraph" style:parent-style-name="Numbered_20_Bullet_20__5b_PACKT_5d_" style:list-style-name="LFO3">
      <style:text-properties fo:language="en" fo:country="US" officeooo:rsid="02a22721" officeooo:paragraph-rsid="02a22721"/>
    </style:style>
    <style:style style:name="P101" style:family="paragraph" style:parent-style-name="Numbered_20_Bullet_20__5b_PACKT_5d_" style:list-style-name="LFO3">
      <style:text-properties fo:language="en" fo:country="US" officeooo:rsid="02a3f939" officeooo:paragraph-rsid="02a3f939"/>
    </style:style>
    <style:style style:name="P102" style:family="paragraph" style:parent-style-name="Numbered_20_Bullet_20__5b_PACKT_5d_" style:list-style-name="LFO3">
      <style:text-properties fo:language="en" fo:country="US" officeooo:rsid="02a77a6b" officeooo:paragraph-rsid="02a77a6b"/>
    </style:style>
    <style:style style:name="P103" style:family="paragraph" style:parent-style-name="Numbered_20_Bullet_20__5b_PACKT_5d_" style:list-style-name="LFO3">
      <style:text-properties fo:language="en" fo:country="US" officeooo:rsid="02a852ff" officeooo:paragraph-rsid="02a852ff"/>
    </style:style>
    <style:style style:name="P104" style:family="paragraph" style:parent-style-name="Numbered_20_Bullet_20__5b_PACKT_5d_" style:list-style-name="LFO3">
      <style:text-properties fo:language="en" fo:country="US" officeooo:rsid="02aa3cb7" officeooo:paragraph-rsid="02aa3cb7"/>
    </style:style>
    <style:style style:name="P105" style:family="paragraph" style:parent-style-name="Numbered_20_Bullet_20__5b_PACKT_5d_" style:list-style-name="LFO3">
      <style:text-properties fo:language="en" fo:country="US" officeooo:rsid="02abb2f7" officeooo:paragraph-rsid="02abb2f7"/>
    </style:style>
    <style:style style:name="P106" style:family="paragraph" style:parent-style-name="Numbered_20_Bullet_20__5b_PACKT_5d_" style:list-style-name="LFO3">
      <style:text-properties fo:language="en" fo:country="US" officeooo:rsid="02adcf13" officeooo:paragraph-rsid="02adcf13"/>
    </style:style>
    <style:style style:name="P107" style:family="paragraph" style:parent-style-name="Numbered_20_Bullet_20__5b_PACKT_5d_">
      <style:text-properties officeooo:paragraph-rsid="02607a6d"/>
    </style:style>
    <style:style style:name="P108" style:family="paragraph" style:parent-style-name="Numbered_20_Bullet_20__5b_PACKT_5d_" style:list-style-name="LFO3">
      <style:paragraph-properties fo:margin-left="0in" fo:margin-right="0in" fo:text-indent="0in" style:auto-text-indent="false"/>
      <style:text-properties fo:language="en" fo:country="US" officeooo:rsid="022beb29" officeooo:paragraph-rsid="022beb29" style:language-asian="en" style:country-asian="US"/>
    </style:style>
    <style:style style:name="P109" style:family="paragraph" style:parent-style-name="Numbered_20_Bullet_20__5b_PACKT_5d_" style:list-style-name="LFO3">
      <style:paragraph-properties fo:margin-left="0in" fo:margin-right="0in" fo:text-indent="0in" style:auto-text-indent="false"/>
      <style:text-properties fo:language="en" fo:country="US" officeooo:rsid="022beb29" officeooo:paragraph-rsid="02444636" style:language-asian="en" style:country-asian="US"/>
    </style:style>
    <style:style style:name="P110" style:family="paragraph" style:parent-style-name="Numbered_20_Bullet_20__5b_PACKT_5d_" style:list-style-name="LFO3">
      <style:paragraph-properties fo:margin-left="0in" fo:margin-right="0in" fo:text-indent="0in" style:auto-text-indent="false"/>
      <style:text-properties fo:language="en" fo:country="US" officeooo:rsid="02376d01" officeooo:paragraph-rsid="02376d01" style:language-asian="en" style:country-asian="US"/>
    </style:style>
    <style:style style:name="P111" style:family="paragraph" style:parent-style-name="Numbered_20_Bullet_20__5b_PACKT_5d_" style:list-style-name="LFO3">
      <style:paragraph-properties fo:margin-left="0in" fo:margin-right="0in" fo:text-indent="0in" style:auto-text-indent="false"/>
      <style:text-properties fo:language="en" fo:country="US" officeooo:rsid="02380eb7" officeooo:paragraph-rsid="02380eb7" style:language-asian="en" style:country-asian="US"/>
    </style:style>
    <style:style style:name="P112" style:family="paragraph" style:parent-style-name="Numbered_20_Bullet_20__5b_PACKT_5d_" style:list-style-name="LFO3">
      <style:paragraph-properties fo:margin-left="0in" fo:margin-right="0in" fo:text-indent="0in" style:auto-text-indent="false"/>
      <style:text-properties fo:language="en" fo:country="US" officeooo:rsid="0238e3d8" officeooo:paragraph-rsid="0238e3d8" style:language-asian="en" style:country-asian="US"/>
    </style:style>
    <style:style style:name="P113" style:family="paragraph" style:parent-style-name="Numbered_20_Bullet_20__5b_PACKT_5d_" style:list-style-name="LFO3">
      <style:paragraph-properties fo:margin-left="0in" fo:margin-right="0in" fo:text-indent="0in" style:auto-text-indent="false"/>
      <style:text-properties fo:language="en" fo:country="US" fo:font-weight="normal" officeooo:rsid="022dd9f8" officeooo:paragraph-rsid="022dd9f8" style:language-asian="en" style:country-asian="US" style:font-weight-asian="normal" style:font-weight-complex="normal"/>
    </style:style>
    <style:style style:name="P114" style:family="paragraph" style:parent-style-name="Numbered_20_Bullet_20__5b_PACKT_5d_" style:list-style-name="LFO3">
      <style:paragraph-properties fo:margin-left="0in" fo:margin-right="0in" fo:text-indent="0in" style:auto-text-indent="false"/>
      <style:text-properties fo:language="en" fo:country="US" fo:font-weight="normal" officeooo:rsid="022dd9f8" officeooo:paragraph-rsid="02466503" style:language-asian="en" style:country-asian="US" style:font-weight-asian="normal" style:font-weight-complex="normal"/>
    </style:style>
    <style:style style:name="P115" style:family="paragraph" style:parent-style-name="Numbered_20_Bullet_20__5b_PACKT_5d_">
      <style:paragraph-properties fo:margin-left="0in" fo:margin-right="0in" fo:text-indent="0in" style:auto-text-indent="false"/>
      <style:text-properties fo:language="en" fo:country="US" fo:font-weight="normal" officeooo:rsid="022dd9f8" officeooo:paragraph-rsid="02480f21" style:language-asian="en" style:country-asian="US" style:font-weight-asian="normal" style:font-weight-complex="normal"/>
    </style:style>
    <style:style style:name="P116" style:family="paragraph" style:parent-style-name="Numbered_20_Bullet_20__5b_PACKT_5d_" style:list-style-name="LFO3">
      <style:paragraph-properties fo:margin-left="0in" fo:margin-right="0in" fo:text-indent="0in" style:auto-text-indent="false"/>
      <style:text-properties fo:language="en" fo:country="US" fo:font-weight="normal" officeooo:rsid="022f2247" officeooo:paragraph-rsid="022f2247" style:language-asian="en" style:country-asian="US" style:font-weight-asian="normal" style:font-weight-complex="normal"/>
    </style:style>
    <style:style style:name="P117" style:family="paragraph" style:parent-style-name="Numbered_20_Bullet_20__5b_PACKT_5d_" style:list-style-name="LFO3">
      <style:paragraph-properties fo:margin-left="0in" fo:margin-right="0in" fo:text-indent="0in" style:auto-text-indent="false"/>
      <style:text-properties fo:language="en" fo:country="US" fo:font-weight="normal" officeooo:rsid="023005c3" officeooo:paragraph-rsid="023005c3" style:language-asian="en" style:country-asian="US" style:font-weight-asian="normal" style:font-weight-complex="normal"/>
    </style:style>
    <style:style style:name="P118" style:family="paragraph" style:parent-style-name="Numbered_20_Bullet_20__5b_PACKT_5d_" style:list-style-name="LFO3">
      <style:paragraph-properties fo:margin-left="0in" fo:margin-right="0in" fo:text-indent="0in" style:auto-text-indent="false"/>
      <style:text-properties fo:language="en" fo:country="US" fo:font-weight="normal" officeooo:rsid="0232c292" officeooo:paragraph-rsid="0232c292" style:language-asian="en" style:country-asian="US" style:font-weight-asian="normal" style:font-weight-complex="normal"/>
    </style:style>
    <style:style style:name="P119" style:family="paragraph" style:parent-style-name="Numbered_20_Bullet_20__5b_PACKT_5d_" style:list-style-name="LFO3">
      <style:paragraph-properties fo:margin-left="0in" fo:margin-right="0in" fo:text-indent="0in" style:auto-text-indent="false"/>
      <style:text-properties fo:language="en" fo:country="US" fo:font-weight="normal" officeooo:rsid="0235979b" officeooo:paragraph-rsid="0235979b" style:language-asian="en" style:country-asian="US" style:font-weight-asian="normal" style:font-weight-complex="normal"/>
    </style:style>
    <style:style style:name="P120" style:family="paragraph" style:parent-style-name="Numbered_20_Bullet_20__5b_PACKT_5d_" style:list-style-name="LFO3">
      <style:paragraph-properties fo:margin-left="0in" fo:margin-right="0in" fo:text-indent="0in" style:auto-text-indent="false"/>
      <style:text-properties fo:language="en" fo:country="US" fo:font-weight="normal" officeooo:rsid="02359e0d" officeooo:paragraph-rsid="02359e0d" style:language-asian="en" style:country-asian="US" style:font-weight-asian="normal" style:font-weight-complex="normal"/>
    </style:style>
    <style:style style:name="P121" style:family="paragraph" style:parent-style-name="Numbered_20_Bullet_20__5b_PACKT_5d_" style:list-style-name="LFO3">
      <style:paragraph-properties fo:margin-left="0in" fo:margin-right="0in" fo:text-indent="0in" style:auto-text-indent="false"/>
      <style:text-properties fo:language="en" fo:country="US" fo:font-weight="normal" officeooo:rsid="02364004" officeooo:paragraph-rsid="02364004" style:language-asian="en" style:country-asian="US" style:font-weight-asian="normal" style:font-weight-complex="normal"/>
    </style:style>
    <style:style style:name="P122" style:family="paragraph" style:parent-style-name="Numbered_20_Bullet_20__5b_PACKT_5d_">
      <style:paragraph-properties fo:margin-left="0in" fo:margin-right="0in" fo:text-indent="0in" style:auto-text-indent="false"/>
      <style:text-properties fo:language="en" fo:country="US" fo:font-weight="normal" officeooo:rsid="024e0974" officeooo:paragraph-rsid="024e0974" style:language-asian="en" style:country-asian="US" style:font-weight-asian="normal" style:font-weight-complex="normal"/>
    </style:style>
    <style:style style:name="P123" style:family="paragraph" style:parent-style-name="Numbered_20_Bullet_20__5b_PACKT_5d_">
      <style:paragraph-properties fo:margin-left="0in" fo:margin-right="0in" fo:text-indent="0in" style:auto-text-indent="false"/>
      <style:text-properties fo:language="en" fo:country="US" fo:font-weight="normal" officeooo:rsid="024e332f" officeooo:paragraph-rsid="024e332f" style:language-asian="en" style:country-asian="US" style:font-weight-asian="normal" style:font-weight-complex="normal"/>
    </style:style>
    <style:style style:name="P124" style:family="paragraph" style:parent-style-name="Numbered_20_Bullet_20__5b_PACKT_5d_">
      <style:paragraph-properties fo:margin-left="0in" fo:margin-right="0in" fo:text-indent="0in" style:auto-text-indent="false"/>
      <style:text-properties fo:language="en" fo:country="US" fo:font-weight="normal" officeooo:rsid="024e6ece" officeooo:paragraph-rsid="024e6ece" style:language-asian="en" style:country-asian="US" style:font-weight-asian="normal" style:font-weight-complex="normal"/>
    </style:style>
    <style:style style:name="P125" style:family="paragraph" style:parent-style-name="Numbered_20_Bullet_20__5b_PACKT_5d_">
      <style:paragraph-properties fo:margin-left="0in" fo:margin-right="0in" fo:text-indent="0in" style:auto-text-indent="false"/>
      <style:text-properties fo:language="en" fo:country="US" officeooo:rsid="024ad2a6" officeooo:paragraph-rsid="024ad2a6"/>
    </style:style>
    <style:style style:name="P126" style:family="paragraph" style:parent-style-name="Chapter_20_Number_20__5b_PACKT_5d_" style:master-page-name="First_20_Page">
      <style:paragraph-properties style:page-number="auto"/>
      <style:text-properties fo:language="en" fo:country="US" officeooo:rsid="0254cabf" officeooo:paragraph-rsid="0254cabf"/>
    </style:style>
    <style:style style:name="P127" style:family="paragraph" style:parent-style-name="Code_20_Within_20_Bullets_20_End_20__5b_PACKT_5d_">
      <style:text-properties officeooo:paragraph-rsid="027cbfb0"/>
    </style:style>
    <style:style style:name="P128" style:family="paragraph" style:parent-style-name="Code_20_Within_20_Bullets_20_End_20__5b_PACKT_5d_" style:list-style-name="LFO3">
      <style:paragraph-properties fo:margin-left="0in" fo:margin-right="0in" fo:text-indent="0in" style:auto-text-indent="false"/>
      <style:text-properties fo:language="en" fo:country="US" officeooo:rsid="01c9b348" officeooo:paragraph-rsid="02725fd5" style:language-asian="en" style:country-asian="US"/>
    </style:style>
    <style:style style:name="P129" style:family="paragraph" style:parent-style-name="Code_20_Within_20_Bullets_20_End_20__5b_PACKT_5d_" style:list-style-name="LFO3">
      <style:paragraph-properties fo:margin-left="0in" fo:margin-right="0in" fo:text-indent="0in" style:auto-text-indent="false"/>
      <style:text-properties fo:language="en" fo:country="US" officeooo:rsid="01f35a6f" officeooo:paragraph-rsid="029f9ec3"/>
    </style:style>
    <style:style style:name="P130" style:family="paragraph" style:parent-style-name="Code_20_Within_20_Bullets_20_End_20__5b_PACKT_5d_">
      <style:paragraph-properties fo:margin-left="0in" fo:margin-right="0in" fo:text-indent="0in" style:auto-text-indent="false"/>
      <style:text-properties fo:language="en" fo:country="US" officeooo:paragraph-rsid="028b00dc"/>
    </style:style>
    <style:style style:name="P131" style:family="paragraph" style:parent-style-name="Code_20_Within_20_Bullets_20_End_20__5b_PACKT_5d_">
      <style:paragraph-properties fo:margin-left="0in" fo:margin-right="0in" fo:text-indent="0in" style:auto-text-indent="false"/>
    </style:style>
    <style:style style:name="P132" style:family="paragraph" style:parent-style-name="Code_20_Within_20_Bullets_20_End_20__5b_PACKT_5d_" style:list-style-name="LFO3">
      <style:paragraph-properties fo:margin-left="0in" fo:margin-right="0in" fo:text-indent="0in" style:auto-text-indent="false"/>
    </style:style>
    <style:style style:name="P133" style:family="paragraph" style:parent-style-name="Code_20_Within_20_Bullets_20_End_20__5b_PACKT_5d_">
      <style:paragraph-properties fo:margin-left="0in" fo:margin-right="0in" fo:text-indent="0in" style:auto-text-indent="false"/>
      <style:text-properties officeooo:paragraph-rsid="0278e1e9"/>
    </style:style>
    <style:style style:name="P134" style:family="paragraph" style:parent-style-name="Code_20_Within_20_Bullets_20_End_20__5b_PACKT_5d_">
      <style:paragraph-properties fo:margin-left="0in" fo:margin-right="0in" fo:text-indent="0in" style:auto-text-indent="false"/>
      <style:text-properties officeooo:paragraph-rsid="027cbfb0"/>
    </style:style>
    <style:style style:name="P135" style:family="paragraph" style:parent-style-name="Code_20_Within_20_Bullets_20__5b_PACKT_5d_">
      <style:text-properties fo:language="en" fo:country="US" officeooo:paragraph-rsid="025ea198"/>
    </style:style>
    <style:style style:name="P136" style:family="paragraph" style:parent-style-name="Code_20_Within_20_Bullets_20__5b_PACKT_5d_" style:list-style-name="LFO3">
      <style:paragraph-properties fo:margin-left="0in" fo:margin-right="0in" fo:text-indent="0in" style:auto-text-indent="false"/>
      <style:text-properties fo:language="en" fo:country="US"/>
    </style:style>
    <style:style style:name="P137" style:family="paragraph" style:parent-style-name="Code_20_Within_20_Bullets_20__5b_PACKT_5d_" style:list-style-name="LFO3">
      <style:paragraph-properties fo:margin-left="0in" fo:margin-right="0in" fo:text-indent="0in" style:auto-text-indent="false"/>
      <style:text-properties fo:language="en" fo:country="US" officeooo:paragraph-rsid="02684c04"/>
    </style:style>
    <style:style style:name="P138" style:family="paragraph" style:parent-style-name="Code_20_Within_20_Bullets_20__5b_PACKT_5d_" style:list-style-name="LFO3">
      <style:paragraph-properties fo:margin-left="0in" fo:margin-right="0in" fo:text-indent="0in" style:auto-text-indent="false"/>
      <style:text-properties fo:language="en" fo:country="US" officeooo:rsid="021637fb" officeooo:paragraph-rsid="021637fb"/>
    </style:style>
    <style:style style:name="P139" style:family="paragraph" style:parent-style-name="Code_20_Within_20_Bullets_20__5b_PACKT_5d_">
      <style:paragraph-properties fo:margin-left="0in" fo:margin-right="0in" fo:text-indent="0in" style:auto-text-indent="false"/>
    </style:style>
    <style:style style:name="P140" style:family="paragraph" style:parent-style-name="Code_20_Within_20_Bullets_20__5b_PACKT_5d_" style:list-style-name="LFO3">
      <style:paragraph-properties fo:margin-left="0in" fo:margin-right="0in" fo:text-indent="0in" style:auto-text-indent="false"/>
    </style:style>
    <style:style style:name="P141" style:family="paragraph" style:parent-style-name="Heading_20_1_2c_Heading_20_1_20__5b_PACKT_5d_">
      <style:text-properties fo:language="en" fo:country="US" officeooo:rsid="02576414" officeooo:paragraph-rsid="02576414"/>
    </style:style>
    <style:style style:name="P142" style:family="paragraph" style:parent-style-name="Heading_20_1_2c_Heading_20_1_20__5b_PACKT_5d_">
      <style:text-properties fo:language="en" fo:country="US" officeooo:rsid="0270a071" officeooo:paragraph-rsid="0270a071"/>
    </style:style>
    <style:style style:name="P143" style:family="paragraph" style:parent-style-name="Heading_20_1_2c_Heading_20_1_20__5b_PACKT_5d_">
      <style:text-properties fo:language="en" fo:country="US" officeooo:rsid="028767c4" officeooo:paragraph-rsid="028767c4"/>
    </style:style>
    <style:style style:name="P144" style:family="paragraph" style:parent-style-name="Heading_20_1_2c_Heading_20_1_20__5b_PACKT_5d_">
      <style:text-properties fo:language="en" fo:country="US" officeooo:rsid="029c684c" officeooo:paragraph-rsid="029c684c"/>
    </style:style>
    <style:style style:name="P145" style:family="paragraph" style:parent-style-name="Heading_20_1_2c_Heading_20_1_20__5b_PACKT_5d_">
      <style:text-properties fo:language="en" fo:country="US" officeooo:rsid="02b39458" officeooo:paragraph-rsid="02b39458"/>
    </style:style>
    <style:style style:name="P146" style:family="paragraph" style:parent-style-name="Heading_20_1_2c_Heading_20_1_20__5b_PACKT_5d_">
      <style:text-properties fo:color="#ffffff" fo:language="en" fo:country="US" officeooo:rsid="026511ee" officeooo:paragraph-rsid="026511ee"/>
    </style:style>
    <style:style style:name="P147" style:family="paragraph" style:parent-style-name="Heading_20_2_2c_Heading_20_2_20__5b_PACKT_5d_">
      <style:text-properties fo:language="en" fo:country="US"/>
    </style:style>
    <style:style style:name="T1" style:family="text">
      <style:text-properties fo:color="#000000" style:font-name="Times New Roman" fo:font-size="11pt" fo:language="en" fo:country="US" officeooo:rsid="02576414" style:font-size-asian="11pt" style:language-asian="en" style:country-asian="US" style:font-name-complex="Times New Roman" style:font-size-complex="11pt"/>
    </style:style>
    <style:style style:name="T2" style:family="text">
      <style:text-properties fo:color="#000000" style:font-name="Times New Roman" fo:font-size="11pt" fo:language="en" fo:country="US" style:font-size-asian="11pt" style:font-name-complex="Times New Roman" style:font-size-complex="11pt"/>
    </style:style>
    <style:style style:name="T3" style:family="text">
      <style:text-properties fo:font-weight="bold" style:font-weight-asian="bold" style:font-weight-complex="bold"/>
    </style:style>
    <style:style style:name="T4" style:family="text">
      <style:text-properties fo:font-weight="bold" style:language-asian="en" style:country-asian="US" style:font-weight-asian="bold" style:font-weight-complex="bold"/>
    </style:style>
    <style:style style:name="T5" style:family="text">
      <style:text-properties fo:font-weight="bold" officeooo:rsid="022dd9f8" style:language-asian="en" style:country-asian="US" style:font-weight-asian="bold" style:font-weight-complex="bold"/>
    </style:style>
    <style:style style:name="T6" style:family="text">
      <style:text-properties fo:font-weight="normal" officeooo:rsid="022dd9f8" style:language-asian="en" style:country-asian="US" style:font-weight-asian="normal" style:font-weight-complex="normal"/>
    </style:style>
    <style:style style:name="T7" style:family="text">
      <style:text-properties style:language-asian="en" style:country-asian="US"/>
    </style:style>
    <style:style style:name="T8" style:family="text">
      <style:text-properties officeooo:rsid="00337237" style:language-asian="en" style:country-asian="US"/>
    </style:style>
    <style:style style:name="T9" style:family="text">
      <style:text-properties officeooo:rsid="01e5f50c" style:language-asian="en" style:country-asian="US"/>
    </style:style>
    <style:style style:name="T10" style:family="text">
      <style:text-properties officeooo:rsid="026152bc" style:language-asian="en" style:country-asian="US"/>
    </style:style>
    <style:style style:name="T11" style:family="text">
      <style:text-properties officeooo:rsid="028b00dc" style:language-asian="en" style:country-asian="US"/>
    </style:style>
    <style:style style:name="T12" style:family="text">
      <style:text-properties officeooo:rsid="02a852ff" style:language-asian="en" style:country-asian="US"/>
    </style:style>
    <style:style style:name="T13" style:family="text">
      <style:text-properties fo:language="en" fo:country="US" officeooo:rsid="019debba" style:language-asian="en" style:country-asian="US"/>
    </style:style>
    <style:style style:name="T14" style:family="text">
      <style:text-properties fo:language="en" fo:country="US" officeooo:rsid="02801a78" style:language-asian="en" style:country-asian="US"/>
    </style:style>
    <style:style style:name="T15" style:family="text">
      <style:text-properties fo:language="en" fo:country="US" officeooo:rsid="02682d0a"/>
    </style:style>
    <style:style style:name="T16" style:family="text">
      <style:text-properties fo:language="en" fo:country="US" officeooo:rsid="02b0b781"/>
    </style:style>
    <style:style style:name="T17" style:family="text">
      <style:text-properties officeooo:rsid="021fcb0d"/>
    </style:style>
    <style:style style:name="T18" style:family="text">
      <style:text-properties officeooo:rsid="0245e7de"/>
    </style:style>
    <style:style style:name="T19" style:family="text">
      <style:text-properties officeooo:rsid="0259090e"/>
    </style:style>
    <style:style style:name="T20" style:family="text">
      <style:text-properties officeooo:rsid="0259e5d2"/>
    </style:style>
    <style:style style:name="T21" style:family="text">
      <style:text-properties officeooo:rsid="025ea198"/>
    </style:style>
    <style:style style:name="T22" style:family="text">
      <style:text-properties officeooo:rsid="0266e6a0"/>
    </style:style>
    <style:style style:name="T23" style:family="text">
      <style:text-properties officeooo:rsid="0267fa5d"/>
    </style:style>
    <style:style style:name="T24" style:family="text">
      <style:text-properties officeooo:rsid="02684c04"/>
    </style:style>
    <style:style style:name="T25" style:family="text">
      <style:text-properties officeooo:rsid="02725fd5"/>
    </style:style>
    <style:style style:name="T26" style:family="text">
      <style:text-properties officeooo:rsid="02867700"/>
    </style:style>
    <style:style style:name="T27" style:family="text">
      <style:text-properties officeooo:rsid="0296ae03"/>
    </style:style>
    <style:style style:name="T28" style:family="text">
      <style:text-properties officeooo:rsid="0296dd2d"/>
    </style:style>
    <style:style style:name="T29" style:family="text">
      <style:text-properties officeooo:rsid="029f9ec3"/>
    </style:style>
    <style:style style:name="T30" style:family="text">
      <style:text-properties officeooo:rsid="02b6869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6">7</text:p>
      <text:p text:style-name="P62">Debugging and Profiling</text:p>
      <text:p text:style-name="P33"><text:span text:style-name="Default_20_Paragraph_20_Font"><text:span text:style-name="T2">In this chapter, we will cover:</text:span></text:span></text:p>
      <text:list xml:id="list1151077314141357310" text:style-name="LFO1">
        <text:list-item>
          <text:p text:style-name="P63">Improved exception report<text:span text:style-name="T20">ing</text:span></text:p>
        </text:list-item>
        <text:list-item>
          <text:p text:style-name="P63"><text:span text:style-name="T23">Logging</text:span> messages to the browser console</text:p>
        </text:list-item>
        <text:list-item>
          <text:p text:style-name="P63">Testing Routing</text:p>
        </text:list-item>
        <text:list-item>
          <text:p text:style-name="P65">Handling Abnormal Terminations <text:span text:style-name="T26">in Requests</text:span></text:p>
        </text:list-item>
        <text:list-item>
          <text:p text:style-name="P64">Detecting slow queries</text:p>
        </text:list-item>
        <text:list-item>
          <text:p text:style-name="P64">SQL queries debugging</text:p>
        </text:list-item>
      </text:list>
      <text:p text:style-name="P20">Introduction</text:p>
      <text:p text:style-name="P56"><text:span text:style-name="Default_20_Paragraph_20_Font"><text:span text:style-name="T1">Phalcon has powerful debugging and profiling tools to help ensure that your application performs correctly and efficiently. <text:s/>The easiest place to start is to setup the Phalcon Debug component. <text:s/>This will provide additional information within a pleasantly themed interface detailing the location and circumstances of the error. <text:s/>It is also possible to log messages directly to the Firefox Javascript console using the FirePHP logger. <text:s/>This can save a lot of time by not needing to switch between a system shell window and the browser and it will present a nicer interface for inspecting the contents of PHP arrays. <text:s/>Next we setup a test suite for routing to ensure that each route can reach its final destination. <text:s/>We will then create a plugin for handling abnormal termination in our application dispatch cycle and then another plugin for detecting slow queries in our application.</text:span></text:span></text:p>
      <text:p text:style-name="P56"><text:span text:style-name="Default_20_Paragraph_20_Font"><text:span text:style-name="T1">...SQL queries debugging</text:span></text:span></text:p>
      <text:p text:style-name="P141">Improved exception report<text:span text:style-name="T19">ing</text:span></text:p>
      <text:p text:style-name="P41">Phalcon includes a powerful debugging component that can make debugging a much more casual experience. <text:s/>By instantiating this component early in our application <text:soft-page-break/>bootstrap we can receive a visual layout of the backtrace and other important state. <text:s/>The backtrace is formatted to include the colored source code of every file that was loaded and it will even highlight the specific line that the error occurred on. <text:s/>Additionally for very core Phalcon class that was loaded during execution will be presented with a link to the official Phalcon documentation.</text:p>
      <text:p text:style-name="P23">Getting Ready…</text:p>
      <text:p text:style-name="P42">This recipe uses the Phalcon Developer Tools which we will use to setup a project skeleton and database access is not required.</text:p>
      <text:p text:style-name="P23">How to do it…</text:p>
      <text:p text:style-name="P40">Follow these steps to complete this recipe…</text:p>
      <text:list xml:id="list2151661853057987871" text:style-name="LFO3">
        <text:list-item>
          <text:p text:style-name="P66">We need to have an application skeleton for experimentation. <text:s/>If you already have such an application, you can skip this step. Create a project skeleton using the "simple" template:</text:p>
        </text:list-item>
      </text:list>
      <text:p text:style-name="P135">phalcon project <text:span text:style-name="T21">improved_exception</text:span> simple</text:p>
      <text:list xml:id="list164006234135659" text:continue-numbering="true" text:style-name="LFO3">
        <text:list-item>
          <text:p text:style-name="P87"><text:span text:style-name="T7">Now point the web browser at the root directory of the project. There should be a page with "Congratulations! ....". <text:s/>If we see the Volt directory can't be written error message then permissions of the directory app/cache needs to be changed to allow the web server to write to it.</text:span></text:p>
        </text:list-item>
        <text:list-item>
          <text:p text:style-name="P107"><text:span text:style-name="T13">First we will need to load the debug component and to ensure that all exceptions are left uncaught by a try/catch block. <text:s/>If the Developer Tools were used to create the project then open up the index.php file and simply comment out the try/catch code while leaving the remainder as it is. <text:s/>Now somewhere before the Application object is instantiated add the following to enable the debug component:</text:span></text:p>
        </text:list-item>
      </text:list>
      <text:p text:style-name="Code_20_Within_20_Bullets_20__5b_PACKT_5d_">(new \Phalcon\Debug())-&gt;listen();</text:p>
      <text:list xml:id="list164005917191077" text:continue-numbering="true" text:style-name="LFO3">
        <text:list-item>
          <text:p text:style-name="P88"><text:span text:style-name="T7">Add a controller app/controllers/FailController.php:</text:span></text:p>
        </text:list-item>
      </text:list>
      <text:p text:style-name="Code_20_Within_20_Bullets_20__5b_PACKT_5d_">&lt;?php</text:p>
      <text:p text:style-name="Code_20_Within_20_Bullets_20__5b_PACKT_5d_"/>
      <text:p text:style-name="Code_20_Within_20_Bullets_20__5b_PACKT_5d_">class FailController extends \Phalcon\Mvc\Controller</text:p>
      <text:p text:style-name="Code_20_Within_20_Bullets_20__5b_PACKT_5d_">{</text:p>
      <text:p text:style-name="Code_20_Within_20_Bullets_20__5b_PACKT_5d_"><text:s text:c="4"/>public function indexAction()</text:p>
      <text:p text:style-name="Code_20_Within_20_Bullets_20__5b_PACKT_5d_"><text:s text:c="4"/>{</text:p>
      <text:p text:style-name="Code_20_Within_20_Bullets_20__5b_PACKT_5d_"><text:s text:c="8"/>$itemBuilder = $this-&gt;modelsManager</text:p>
      <text:p text:style-name="Code_20_Within_20_Bullets_20__5b_PACKT_5d_"><text:s text:c="12"/>-&gt;createBuilder(1, 2, 3);</text:p>
      <text:p text:style-name="Code_20_Within_20_Bullets_20__5b_PACKT_5d_"><text:s text:c="4"/>}</text:p>
      <text:p text:style-name="Code_20_Within_20_Bullets_20__5b_PACKT_5d_">}</text:p>
      <text:list xml:id="list164005032308300" text:continue-numbering="true" text:style-name="LFO3">
        <text:list-item>
          <text:p text:style-name="P88"><text:soft-page-break/><text:span text:style-name="T7">In the browser go to the path “</text:span><text:span text:style-name="T10">/</text:span><text:span text:style-name="T7">fail” from the root path of the project. <text:s/>You should see the Phalcon Debug component output.</text:span></text:p>
        </text:list-item>
      </text:list>
      <text:p text:style-name="P29">How it works…</text:p>
      <text:p text:style-name="P49">The Phalcon Debug component registers itself to handle all uncaught exceptions in execution. <text:s/>For this reason we need to make sure that the exceptions are not handled in the program and so fall out at the end of the script. <text:s/>The component is able to step through the execution backtrace to construct the HTML representation of this data. <text:s/>If we look at the source code of the page we will see that the CSS and Javascript used to present this output is coming from static.phalconphp.com.</text:p>
      <text:p text:style-name="P49">[Write about how to use local resources once https://github.com/phalcon/cphalcon/issues/11943 is implemented.]</text:p>
      <text:p text:style-name="P49">If we look at the tabs below the exception message we will should see; Backtrace, Request, Server, Included Files and Memory.</text:p>
      <text:p text:style-name="P49">First we'll look at the Backtrace. <text:s/>In our example we should see the stacktrace go from #0 through #5. <text:s/>If we look at #0 we will see that the component was able to identify that the error took place within an object of type Phalcon\Mvc\Model\Manager and so it is able to create a link to the Phalcon documentation there. <text:s/>Then #1 through #4 we can see the stac trace of each function that was called leading up to this point and finally with step #5 we are shown the colored source on the index.php file. <text:s/>The debug component will show the source of every PHP file along the stack trace.</text:p>
      <text:p text:style-name="P49">Next if we look at Request and Server we can see the contents of the super globals $_REQUEST and $_SERVER. <text:s/>The Included Files tab simply lists out all file that were required or included during the program execution. <text:s/>Finally the Memory tab displays the memory used.</text:p>
      <text:p text:style-name="P146">Log<text:span text:style-name="T22">ging</text:span> server messages to the browser console</text:p>
      <text:p text:style-name="P5">In this recipe we will establish an understanding of relationships between Phalcon\Mvc\Model implementations. <text:s/>This will allow us to use third normal database form without needing to repeatedly specify primary keys and foreign keys for basic queries.</text:p>
      <text:p text:style-name="P22">Getting Ready…</text:p>
      <text:p text:style-name="P50">This recipe uses Phalcon Developer Tools to setup a project skeleton and Composer to install PHP libraries from the Phalcon Incubator project. <text:s/>A database is not required.</text:p>
      <text:p text:style-name="P50">We need to install Composer for installing the Phalcon Incubator libraries. <text:s/>Get the open source Composer tool at: <text:a xlink:type="simple" xlink:href="https://getcomposer.org/" text:style-name="Internet_20_link" text:visited-style-name="Visited_20_Internet_20_Link">https://getcomposer.org/</text:a></text:p>
      <text:p text:style-name="P50"><text:soft-page-break/>In this recipe we need Firefox with the Firebug and Firelogger extensions installed. <text:s/>While using Firefox open up the following links and click "Add to Firefox" install and then restart the browser as needed.</text:p>
      <text:list xml:id="list4046224155862966085" text:style-name="L1">
        <text:list-item>
          <text:p text:style-name="P57"><text:span text:style-name="T15">Firebug - </text:span><text:a xlink:type="simple" xlink:href="https://addons.mozilla.org/en-US/firefox/addon/firebug/" text:style-name="Internet_20_link" text:visited-style-name="Visited_20_Internet_20_Link"><text:span text:style-name="T15">https://addons.mozilla.org/en-US/firefox/addon/firebug/</text:span></text:a></text:p>
        </text:list-item>
        <text:list-item>
          <text:p text:style-name="P57"><text:span text:style-name="T15">Firelogger - https://addons.mozilla.org/en-US/firefox/addon/firelogger/</text:span></text:p>
        </text:list-item>
      </text:list>
      <text:p text:style-name="P50">With the extensions installed to any webpage and follow the following directions.</text:p>
      <text:p text:style-name="P50">Now we will need to enable some panes in the Firebug console. Open tabs; `Console`, `Net` and `Logger` tab and click the "enable" button in each pane to setup the requirements for using Firelogger.</text:p>
      <text:p text:style-name="P22">How to do it…</text:p>
      <text:p text:style-name="P6">Follow these steps to complete this recipe…</text:p>
      <text:list xml:id="list164004602469219" text:continue-list="list164005032308300" text:style-name="LFO3">
        <text:list-item text:start-value="1">
          <text:p text:style-name="P67">We need to have an application skeleton for experimentation. <text:s/>If you already have such an application, you can skip this step. Create a project skeleton using the "simple" template:</text:p>
          <text:p text:style-name="P137">phalcon project <text:span text:style-name="T24">browser-logging</text:span> simple</text:p>
        </text:list-item>
        <text:list-item>
          <text:p text:style-name="P78">Now point the web browser at the root directory of the project. There should be a page with "Congratulations! ....". <text:s/>If we see the “Volt directory can't be written” error message then permissions of the directory app/cache needs to be changed to allow the web server to write to it.</text:p>
        </text:list-item>
        <text:list-item>
          <text:p text:style-name="P89">We will need to go to the command line to install the Phalcon Incubator libraries. <text:s/>[NOTE: Change command after Phalcon 2.1 release]. <text:s/>In the terminal go to the directory for this recipe and enter:</text:p>
          <text:p text:style-name="P140">composer require phalcon/incubator:2.1.x-dev --ignore-platform-reqs</text:p>
          <text:p text:style-name="P90">This will build the composer.json file and install the dependencies into the `vendor` directory.</text:p>
        </text:list-item>
        <text:list-item>
          <text:p text:style-name="P90">We need to add the Composer autoloader file to the bootstrap file. <text:s/>So open up `app/config/services.php` and add the following somewhere in the `loader` service. <text:s/>Make sure to define the loader service as shared so that it can only include the Composer autoloader a single time:</text:p>
          <text:p text:style-name="P140">include __DIR__ . '/../../vendor/autoload.php';</text:p>
        </text:list-item>
        <text:list-item>
          <text:p text:style-name="P91">Create the `logger` service in your `services.php` file. <text:s/><text:span text:style-name="T3">Note</text:span>: the class `Phalcon\Logger\Adapter\Firelogger` is being brought in from the phalcon/incubator package via the autoloader that we setup.</text:p>
          <text:p text:style-name="P140">$di-&gt;setShared('logger', function () {</text:p>
          <text:p text:style-name="P140"><text:s text:c="4"/>return new Phalcon\Logger\Adapter\Firelogger('debug');</text:p>
          <text:p text:style-name="P140"><text:soft-page-break/>});</text:p>
        </text:list-item>
        <text:list-item>
          <text:p text:style-name="P92">Create `app/controllers/LogController.php` to use the logger:</text:p>
          <text:p text:style-name="P140">&lt;?php</text:p>
          <text:p text:style-name="P140"/>
          <text:p text:style-name="P140">class LogController extends ControllerBase</text:p>
          <text:p text:style-name="P140">{</text:p>
          <text:p text:style-name="P140"><text:s text:c="4"/>public function indexAction()</text:p>
          <text:p text:style-name="P140"><text:s text:c="4"/>{</text:p>
          <text:p text:style-name="P140"><text:s text:c="8"/>$logger = $this-&gt;getDI()</text:p>
          <text:p text:style-name="P140"><text:s text:c="12"/>-&gt;getLogger();</text:p>
          <text:p text:style-name="P140"/>
          <text:p text:style-name="P140"><text:s text:c="8"/>$logger-&gt;debug('Debug Log');</text:p>
          <text:p text:style-name="P140"><text:s text:c="8"/>$logger-&gt;log('Normal Log, Same as Debug Log');</text:p>
          <text:p text:style-name="P140"><text:s text:c="8"/>$logger-&gt;info('Info Log');</text:p>
          <text:p text:style-name="P140"><text:s text:c="8"/>$logger-&gt;warning('Warning Log');</text:p>
          <text:p text:style-name="P140"><text:s text:c="8"/>$logger-&gt;error('Error Log');</text:p>
          <text:p text:style-name="P140"><text:s text:c="8"/>$logger-&gt;critical('Critical Log');</text:p>
          <text:p text:style-name="P140"/>
          <text:p text:style-name="P140"><text:s text:c="8"/>$this-&gt;response-&gt;appendContent('Check your Firebug Logger Console for messages.');</text:p>
          <text:p text:style-name="P140"><text:s text:c="8"/>$this-&gt;response-&gt;send();</text:p>
          <text:p text:style-name="P140"><text:s text:c="4"/>}</text:p>
          <text:p text:style-name="P140">}</text:p>
        </text:list-item>
        <text:list-item>
          <text:p text:style-name="P93">In the browser goto path `log` off of the base path of the project. <text:s/>If the instructions in the Getting Started section for setting up Firelogger were followed then we should be able to see the log messages in the "Logger" pane of Firebug. <text:s/>If the messages don't appear then try refreshing the browser page while Firebug is open.</text:p>
        </text:list-item>
      </text:list>
      <text:p text:style-name="P22">How it works…</text:p>
      <text:p text:style-name="P51">There are two parts to the Firelogger solution; the backend that sends the log messages and the frontend that interprets <text:s/>them. <text:s/>There are many solutions for sending these specially formatted messages to the browser but in our case the `Phalcon\Logger\Adapter\Firelogger` class from the phalcon/incubator package will be doing this for us. <text:s/>These messages are sent to the browser through the HTTP response headers. <text:s/>Once they arrive to the browser the Firelogger extension can be used to display these normally invisible header entries. <text:s/>Firelogger simply leverages the Firebug debugging framework rather than reinventing the wheel.</text:p>
      <text:p text:style-name="P51">[Revise this around Firefox ~50 after Firebug has become compatible with the post-Electrolisys Firefox. <text:s/>The user interface might change.]</text:p>
      <text:p text:style-name="P142"><text:soft-page-break/>Creating a route test suite</text:p>
      <text:p text:style-name="P43">In this recipe we will learn how to create a test suite for all of the routes of our application. <text:s/>This is important because it checks that our controller logic is in fact reachable through the browser URLs. <text:s/>Using this approach we should be able adapt this routing test suite to any application structure.</text:p>
      <text:p text:style-name="P30">Getting Ready…</text:p>
      <text:p text:style-name="P44">This recipe uses the **Phalcon Developer Tools** which we will use to setup a project skeleton and database access is not required.</text:p>
      <text:p text:style-name="P22">How to do it…</text:p>
      <text:p text:style-name="P6">Follow these steps to complete this recipe…</text:p>
      <text:list xml:id="list164005396845461" text:continue-list="list164004602469219" text:style-name="LFO3">
        <text:list-item text:start-value="1">
          <text:p text:style-name="P68">We need to have an application skeleton for experimentation. <text:s/>If you already have such an application, you can skip this step. Create a project skeleton using the "simple" template:</text:p>
          <text:p text:style-name="P128">phalcon project <text:span text:style-name="T25">route-testing</text:span> simple</text:p>
        </text:list-item>
        <text:list-item>
          <text:p text:style-name="P72">Now point the web browser at the root directory of the project. There should be a page with "Congratulations! ....". <text:s/>If we see the *Volt directory can't be written* error message then permissions of the directory `app/cache` needs to be changed to allow the web server to write to it.</text:p>
        </text:list-item>
        <text:list-item>
          <text:p text:style-name="P73">Create our custom routes setup at `app/config/routes.php`:</text:p>
          <text:p text:style-name="P132">&lt;?php</text:p>
          <text:p text:style-name="P132"/>
          <text:p text:style-name="P132">$router-&gt;add('/index([0-9]+)', [</text:p>
          <text:p text:style-name="P132"><text:s text:c="4"/>'controller' =&gt; 'index',</text:p>
          <text:p text:style-name="P132"><text:s text:c="4"/>'action' <text:s text:c="4"/>=&gt; 'index'</text:p>
          <text:p text:style-name="P132">]);</text:p>
          <text:p text:style-name="P132"/>
          <text:p text:style-name="P132">$router-&gt;add('/signin', [</text:p>
          <text:p text:style-name="P132"><text:s text:c="4"/>'controller' =&gt; 'session',</text:p>
          <text:p text:style-name="P132"><text:s text:c="4"/>'action' <text:s text:c="4"/>=&gt; 'signin'</text:p>
          <text:p text:style-name="P132">]);</text:p>
        </text:list-item>
        <text:list-item>
          <text:p text:style-name="P74">Add a "router" service to override the default router service that is automatically setup with the factory default dependency injector.</text:p>
        </text:list-item>
      </text:list>
      <text:p text:style-name="Code_20_Within_20_Bullets_20_End_20__5b_PACKT_5d_">$di-&gt;setShared('router', function() {</text:p>
      <text:p text:style-name="Code_20_Within_20_Bullets_20_End_20__5b_PACKT_5d_"><text:soft-page-break/><text:s text:c="4"/>$router = new Phalcon\Mvc\Router();</text:p>
      <text:p text:style-name="Code_20_Within_20_Bullets_20_End_20__5b_PACKT_5d_"/>
      <text:p text:style-name="Code_20_Within_20_Bullets_20_End_20__5b_PACKT_5d_"><text:s text:c="4"/>// Fetch custom routes</text:p>
      <text:p text:style-name="Code_20_Within_20_Bullets_20_End_20__5b_PACKT_5d_"><text:s text:c="4"/>include(APP_PATH . '/app/config/routes.php');</text:p>
      <text:p text:style-name="Code_20_Within_20_Bullets_20_End_20__5b_PACKT_5d_"/>
      <text:p text:style-name="Code_20_Within_20_Bullets_20_End_20__5b_PACKT_5d_"><text:s text:c="4"/>return $router;</text:p>
      <text:p text:style-name="Code_20_Within_20_Bullets_20_End_20__5b_PACKT_5d_">});</text:p>
      <text:list xml:id="list164004879315956" text:continue-numbering="true" text:style-name="LFO3">
        <text:list-item>
          <text:p text:style-name="P75">Add controller `app/controllers/SessionController.php`:</text:p>
        </text:list-item>
      </text:list>
      <text:p text:style-name="P131">&lt;?php</text:p>
      <text:p text:style-name="Code_20_Within_20_Bullets_20_End_20__5b_PACKT_5d_"/>
      <text:p text:style-name="P131">class SessionController extends Phalcon\Mvc\Controller</text:p>
      <text:p text:style-name="P131">{</text:p>
      <text:p text:style-name="P131"><text:s text:c="4"/>public function indexAction()</text:p>
      <text:p text:style-name="P131"><text:s text:c="4"/>{</text:p>
      <text:p text:style-name="P131"><text:s text:c="4"/>}</text:p>
      <text:p text:style-name="Code_20_Within_20_Bullets_20_End_20__5b_PACKT_5d_"/>
      <text:p text:style-name="P131"><text:s text:c="4"/>public function signinAction()</text:p>
      <text:p text:style-name="P131"><text:s text:c="4"/>{</text:p>
      <text:p text:style-name="P131"><text:s text:c="4"/>}</text:p>
      <text:p text:style-name="P131"/>
      <text:p text:style-name="P133"><text:s text:c="4"/>public function signoutAction()</text:p>
      <text:p text:style-name="P133"><text:s text:c="4"/>{</text:p>
      <text:p text:style-name="P133"><text:s text:c="4"/>}</text:p>
      <text:p text:style-name="P131">}</text:p>
      <text:list xml:id="list164005453251522" text:continue-numbering="true" text:style-name="LFO3">
        <text:list-item>
          <text:p text:style-name="P76">Add controller `app/controllers/TestController.php`:</text:p>
        </text:list-item>
      </text:list>
      <text:p text:style-name="P131">&lt;?php</text:p>
      <text:p text:style-name="Code_20_Within_20_Bullets_20_End_20__5b_PACKT_5d_"/>
      <text:p text:style-name="P131">class TestController extends ControllerBase</text:p>
      <text:p text:style-name="P131">{</text:p>
      <text:p text:style-name="P131"><text:s text:c="4"/>public function indexAction()</text:p>
      <text:p text:style-name="P131"><text:s text:c="4"/>{</text:p>
      <text:p text:style-name="P131"><text:s text:c="8"/>$routes = [</text:p>
      <text:p text:style-name="P131"><text:soft-page-break/><text:s text:c="13"/>'/index' <text:s text:c="14"/>=&gt; ['index', 'index'],</text:p>
      <text:p text:style-name="Code_20_Within_20_Bullets_20_End_20__5b_PACKT_5d_"><text:s text:c="4"/>'/index12123' <text:s text:c="9"/>=&gt; ['index', 'index'],</text:p>
      <text:p text:style-name="Code_20_Within_20_Bullets_20_End_20__5b_PACKT_5d_"><text:s text:c="4"/>'/index/index' <text:s text:c="8"/>=&gt; ['index', 'index'],</text:p>
      <text:p text:style-name="Code_20_Within_20_Bullets_20_End_20__5b_PACKT_5d_"><text:s text:c="4"/>'/about' <text:s text:c="14"/>=&gt; ['about', 'index'],</text:p>
      <text:p text:style-name="Code_20_Within_20_Bullets_20_End_20__5b_PACKT_5d_"><text:s text:c="4"/>'/signin' <text:s text:c="13"/>=&gt; ['session', 'signin'],</text:p>
      <text:p text:style-name="Code_20_Within_20_Bullets_20_End_20__5b_PACKT_5d_"><text:s text:c="4"/>'/session/signin' <text:s text:c="5"/>=&gt; ['session', 'signin'],</text:p>
      <text:p text:style-name="Code_20_Within_20_Bullets_20_End_20__5b_PACKT_5d_"><text:s text:c="4"/>'/session/signin/abc' <text:s/>=&gt; ['session', 'signin'],</text:p>
      <text:p text:style-name="Code_20_Within_20_Bullets_20_End_20__5b_PACKT_5d_"><text:s text:c="4"/>'/session/nonsense' <text:s text:c="3"/>=&gt; ['session', 'nonsense'],</text:p>
      <text:p text:style-name="Code_20_Within_20_Bullets_20_End_20__5b_PACKT_5d_"><text:s text:c="4"/>'/session' <text:s text:c="12"/>=&gt; ['session', 'index'],</text:p>
      <text:p text:style-name="Code_20_Within_20_Bullets_20_End_20__5b_PACKT_5d_">];</text:p>
      <text:p text:style-name="Code_20_Within_20_Bullets_20_End_20__5b_PACKT_5d_"/>
      <text:p text:style-name="Code_20_Within_20_Bullets_20_End_20__5b_PACKT_5d_">// We will create another router to not interfere with the normal one.</text:p>
      <text:p text:style-name="Code_20_Within_20_Bullets_20_End_20__5b_PACKT_5d_">$router = new Phalcon\Mvc\Router();</text:p>
      <text:p text:style-name="Code_20_Within_20_Bullets_20_End_20__5b_PACKT_5d_"/>
      <text:p text:style-name="Code_20_Within_20_Bullets_20_End_20__5b_PACKT_5d_">// Then we will load the application routes onto our new router so that we can test.</text:p>
      <text:p text:style-name="Code_20_Within_20_Bullets_20_End_20__5b_PACKT_5d_">include(APP_PATH . '/app/config/routes.php');</text:p>
      <text:p text:style-name="Code_20_Within_20_Bullets_20_End_20__5b_PACKT_5d_"/>
      <text:p text:style-name="Code_20_Within_20_Bullets_20_End_20__5b_PACKT_5d_">// Testing each route</text:p>
      <text:p text:style-name="Code_20_Within_20_Bullets_20_End_20__5b_PACKT_5d_">foreach ($routes as $route =&gt; $destination) {</text:p>
      <text:p text:style-name="Code_20_Within_20_Bullets_20_End_20__5b_PACKT_5d_"><text:s text:c="4"/>list($intendedControllerName, $intendedActionName) = $destination;</text:p>
      <text:p text:style-name="Code_20_Within_20_Bullets_20_End_20__5b_PACKT_5d_"/>
      <text:p text:style-name="Code_20_Within_20_Bullets_20_End_20__5b_PACKT_5d_"><text:s text:c="4"/>// Handle the route</text:p>
      <text:p text:style-name="Code_20_Within_20_Bullets_20_End_20__5b_PACKT_5d_"><text:s text:c="4"/>$router-&gt;handle($route);</text:p>
      <text:p text:style-name="Code_20_Within_20_Bullets_20_End_20__5b_PACKT_5d_"/>
      <text:p text:style-name="Code_20_Within_20_Bullets_20_End_20__5b_PACKT_5d_"><text:s text:c="4"/>$this-&gt;response-&gt;appendContent('Testing ' . $route . '&lt;br&gt;');</text:p>
      <text:p text:style-name="Code_20_Within_20_Bullets_20_End_20__5b_PACKT_5d_"/>
      <text:p text:style-name="Code_20_Within_20_Bullets_20_End_20__5b_PACKT_5d_"><text:s text:c="4"/>// Check if some route was matched</text:p>
      <text:p text:style-name="Code_20_Within_20_Bullets_20_End_20__5b_PACKT_5d_"><text:s text:c="4"/>if (!$router-&gt;wasMatched()) {</text:p>
      <text:p text:style-name="Code_20_Within_20_Bullets_20_End_20__5b_PACKT_5d_"><text:s text:c="8"/>$this-&gt;response-&gt;appendContent('The route wasn\'t matched by any route&lt;br&gt;&lt;br&gt;');</text:p>
      <text:p text:style-name="Code_20_Within_20_Bullets_20_End_20__5b_PACKT_5d_"><text:soft-page-break/><text:s text:c="12"/>continue;</text:p>
      <text:p text:style-name="Code_20_Within_20_Bullets_20_End_20__5b_PACKT_5d_"><text:s text:c="8"/>}</text:p>
      <text:p text:style-name="Code_20_Within_20_Bullets_20_End_20__5b_PACKT_5d_"/>
      <text:p text:style-name="Code_20_Within_20_Bullets_20_End_20__5b_PACKT_5d_"><text:s text:c="8"/>$controllerName = $router-&gt;getControllerName();</text:p>
      <text:p text:style-name="Code_20_Within_20_Bullets_20_End_20__5b_PACKT_5d_"><text:s text:c="8"/>$actionName = (empty($router-&gt;getActionName())) ? 'index' : $router-&gt;getActionName();</text:p>
      <text:p text:style-name="Code_20_Within_20_Bullets_20_End_20__5b_PACKT_5d_"><text:s text:c="8"/>if ($controllerName != $intendedControllerName) {</text:p>
      <text:p text:style-name="Code_20_Within_20_Bullets_20_End_20__5b_PACKT_5d_"><text:s text:c="12"/>$this-&gt;response-&gt;appendContent("Controller '$controllerName' does not match intended '$intendedControllerName'" . '&lt;br&lt;br&gt;');</text:p>
      <text:p text:style-name="Code_20_Within_20_Bullets_20_End_20__5b_PACKT_5d_"><text:s text:c="12"/>continue;</text:p>
      <text:p text:style-name="Code_20_Within_20_Bullets_20_End_20__5b_PACKT_5d_"><text:s text:c="8"/>}</text:p>
      <text:p text:style-name="Code_20_Within_20_Bullets_20_End_20__5b_PACKT_5d_"><text:s text:c="8"/>if ($actionName != $intendedActionName) {</text:p>
      <text:p text:style-name="Code_20_Within_20_Bullets_20_End_20__5b_PACKT_5d_"><text:s text:c="12"/>$this-&gt;response-&gt;appendContent("Action '$actionName' does not match intended '$intendedActionName'" . '&lt;br&gt;&lt;br&gt;');</text:p>
      <text:p text:style-name="Code_20_Within_20_Bullets_20_End_20__5b_PACKT_5d_"><text:s text:c="12"/>continue;</text:p>
      <text:p text:style-name="Code_20_Within_20_Bullets_20_End_20__5b_PACKT_5d_"><text:s text:c="8"/>}</text:p>
      <text:p text:style-name="Code_20_Within_20_Bullets_20_End_20__5b_PACKT_5d_"/>
      <text:p text:style-name="Code_20_Within_20_Bullets_20_End_20__5b_PACKT_5d_"><text:s text:c="8"/>$controllerClass = ucfirst($controllerName) . 'Controller';</text:p>
      <text:p text:style-name="Code_20_Within_20_Bullets_20_End_20__5b_PACKT_5d_"><text:s text:c="8"/>$actionMethod = $actionName . 'Action';</text:p>
      <text:p text:style-name="Code_20_Within_20_Bullets_20_End_20__5b_PACKT_5d_"><text:s text:c="8"/>if (!class_exists($controllerClass, true)) {</text:p>
      <text:p text:style-name="Code_20_Within_20_Bullets_20_End_20__5b_PACKT_5d_"><text:s text:c="12"/>$this-&gt;response-&gt;appendContent("Controller '$controllerClass' could not be found.&lt;br&gt;&lt;br&gt;");</text:p>
      <text:p text:style-name="Code_20_Within_20_Bullets_20_End_20__5b_PACKT_5d_"><text:s text:c="12"/>continue;</text:p>
      <text:p text:style-name="Code_20_Within_20_Bullets_20_End_20__5b_PACKT_5d_"><text:s text:c="8"/>}</text:p>
      <text:p text:style-name="Code_20_Within_20_Bullets_20_End_20__5b_PACKT_5d_"><text:s text:c="8"/>if (!is_callable([$controllerClass, $actionMethod])) {</text:p>
      <text:p text:style-name="Code_20_Within_20_Bullets_20_End_20__5b_PACKT_5d_"><text:s text:c="12"/>$this-&gt;response-&gt;appendContent("Method '$actionMethod' is not callable from '$controllerClass'&lt;br&gt;&lt;br&gt;");</text:p>
      <text:p text:style-name="Code_20_Within_20_Bullets_20_End_20__5b_PACKT_5d_"><text:s text:c="12"/>continue;</text:p>
      <text:p text:style-name="Code_20_Within_20_Bullets_20_End_20__5b_PACKT_5d_"><text:s text:c="8"/>}</text:p>
      <text:p text:style-name="Code_20_Within_20_Bullets_20_End_20__5b_PACKT_5d_"/>
      <text:p text:style-name="Code_20_Within_20_Bullets_20_End_20__5b_PACKT_5d_"><text:soft-page-break/><text:s text:c="8"/>$this-&gt;response-&gt;appendContent("$controllerClass::$actionMethod&lt;br&gt;&lt;br&gt;");</text:p>
      <text:p text:style-name="Code_20_Within_20_Bullets_20_End_20__5b_PACKT_5d_"><text:s text:c="4"/>}</text:p>
      <text:p text:style-name="Code_20_Within_20_Bullets_20_End_20__5b_PACKT_5d_"/>
      <text:p text:style-name="P127">$this-&gt;response-&gt;send();</text:p>
      <text:p text:style-name="P134"><text:s text:c="4"/>}</text:p>
      <text:p text:style-name="P134">}</text:p>
      <text:list xml:id="list164005674761211" text:continue-numbering="true" text:style-name="LFO3">
        <text:list-item>
          <text:p text:style-name="P77">In the browser goto path `/test` off the base path of the project. <text:s/>You should see a printout of all of the routes.</text:p>
        </text:list-item>
      </text:list>
      <text:p text:style-name="P22">How it works…</text:p>
      <text:p text:style-name="P45">In `app/config/routes.php` we defined some custom routes for our router. <text:s/>The first route '/index([0-9]+)' is a bit silly and this simply allows the route to start with 'index' and to then any number of digits after that. <text:s/>The second route '/signin' is a shortcut for 'session/signin'. <text:s/>This allows us to create a clean signin URL.</text:p>
      <text:p text:style-name="P45">In our services definition file we added a custom 'router' service that attaches the routes setup in our custom `routes.php` file. <text:s/>Due to our usage of `Phalcon\Di\FactoryDefault` as our dependency injector we don't need to setup a router for the most basic default routing but for this project we want to add custom routes and so we override the default service with our new service.</text:p>
      <text:p text:style-name="P45">In our SessionController we have merely created three skeleton methods for the actions that we want to test. <text:s/>It is not necessary to test actual sign in code because that is really a completely different test and the test suite that we created in TestController is able to simply test that the final route destination exists.</text:p>
      <text:p text:style-name="P45">Now we will look at the real meat of the recipe in our TestController. <text:s/>If we look at the `$routes` variable we will see a listing of various routes and their final controller and action destination. <text:s/>By using this structure we can virtually test all of our routes from start to finish. <text:s/>There might very well be extra conditions at place that are untestable with this approach such as URL rewriting performed by the web server. <text:s/>If we assume that part of our setup is <text:s/>working correctly then we can get far with our approach.</text:p>
      <text:p text:style-name="P45">With the following two lines we will create a new router and attach the normal routes to it. <text:s/>We are doing it this way so that we don't pollute our essential router service.</text:p>
      <text:p text:style-name="Code_20__5b_PACKT_5d_">$router = new Phalcon\Mvc\Router();</text:p>
      <text:p text:style-name="Code_20__5b_PACKT_5d_">include(APP_PATH . '/app/config/routes.php');</text:p>
      <text:p text:style-name="P58"><text:span text:style-name="T14">Now we are ready to run our loop on our routes structure. <text:s/>First we save the intended destination controller and action name and then we run the route through the router to see how it interprets it.</text:span></text:p>
      <text:p text:style-name="Code_20__5b_PACKT_5d_"><text:soft-page-break/>foreach ($routes as $route =&gt; $destination) {</text:p>
      <text:p text:style-name="Code_20__5b_PACKT_5d_"><text:s text:c="4"/>list($intendedControllerName, $intendedActionName) = $destination;</text:p>
      <text:p text:style-name="Code_20__5b_PACKT_5d_"/>
      <text:p text:style-name="Code_20__5b_PACKT_5d_"><text:s text:c="4"/>$router-&gt;handle($route);</text:p>
      <text:p text:style-name="P45">We check to see if the router was unable to make any sense out of the route.</text:p>
      <text:p text:style-name="Code_20__5b_PACKT_5d_">if (!$router-&gt;wasMatched()) {</text:p>
      <text:p text:style-name="Code_20__5b_PACKT_5d_"><text:s text:c="4"/>$this-&gt;response-&gt;appendContent('The route wasn\'t matched by any route&lt;br&gt;&lt;br&gt;');</text:p>
      <text:p text:style-name="Code_20__5b_PACKT_5d_"><text:s text:c="4"/>continue;</text:p>
      <text:p text:style-name="Code_20__5b_PACKT_5d_">}</text:p>
      <text:p text:style-name="P45">Now that we know the router was able to match the route to a controller and action name we check that intended and real destinations match.</text:p>
      <text:p text:style-name="Code_20__5b_PACKT_5d_">$controllerName = $router-&gt;getControllerName();</text:p>
      <text:p text:style-name="Code_20__5b_PACKT_5d_">$actionName = (empty($router-&gt;getActionName())) ? 'index' : $router-&gt;getActionName();</text:p>
      <text:p text:style-name="Code_20__5b_PACKT_5d_"/>
      <text:p text:style-name="Code_20__5b_PACKT_5d_">if ($controllerName != $intendedControllerName) {</text:p>
      <text:p text:style-name="Code_20__5b_PACKT_5d_"><text:s text:c="4"/>$this-&gt;response-&gt;appendContent("Controller '$controllerName' does not match intended '$intendedControllerName'" . '&lt;br&lt;br&gt;');</text:p>
      <text:p text:style-name="Code_20__5b_PACKT_5d_"><text:s text:c="4"/>continue;</text:p>
      <text:p text:style-name="Code_20__5b_PACKT_5d_">}</text:p>
      <text:p text:style-name="Code_20__5b_PACKT_5d_">if ($actionName != $intendedActionName) {</text:p>
      <text:p text:style-name="Code_20__5b_PACKT_5d_"><text:s text:c="4"/>$this-&gt;response-&gt;appendContent("Action '$actionName' does not match intended '$intendedActionName'" . '&lt;br&gt;&lt;br&gt;');</text:p>
      <text:p text:style-name="Code_20__5b_PACKT_5d_"><text:s text:c="4"/>continue;</text:p>
      <text:p text:style-name="Code_20__5b_PACKT_5d_">}</text:p>
      <text:p text:style-name="P45">Below we build the actual controller class name and action method name that will be called during a normal `Phalcon\Mvc\Dispatcher` cycle.</text:p>
      <text:p text:style-name="Code_20__5b_PACKT_5d_">$controllerClass = ucfirst($controllerName) . 'Controller';</text:p>
      <text:p text:style-name="Code_20__5b_PACKT_5d_">$actionMethod = $actionName . 'Action';</text:p>
      <text:p text:style-name="P45">We will check to see that the class exists. <text:s/>We pass in a true value for the second argument on class_exists to have it try to load the class using the autoloader.</text:p>
      <text:p text:style-name="Code_20__5b_PACKT_5d_">if (!class_exists($controllerClass, true)) {</text:p>
      <text:p text:style-name="Code_20__5b_PACKT_5d_"><text:s text:c="4"/>$this-&gt;response-&gt;appendContent("Controller '$controllerClass' could not be found.&lt;br&gt;&lt;br&gt;");</text:p>
      <text:p text:style-name="Code_20__5b_PACKT_5d_"><text:s text:c="4"/>continue;</text:p>
      <text:p text:style-name="Code_20__5b_PACKT_5d_">}</text:p>
      <text:p text:style-name="Code_20__5b_PACKT_5d_">```</text:p>
      <text:p text:style-name="P45"/>
      <text:p text:style-name="P45"><text:soft-page-break/>Finally we test that action method is callable on the actual controller class. <text:s/>This allows us to finally determine if the route can reach its intended destination.</text:p>
      <text:p text:style-name="Code_20__5b_PACKT_5d_">if (!is_callable([$controllerClass, $actionMethod])) {</text:p>
      <text:p text:style-name="Code_20__5b_PACKT_5d_"><text:s text:c="4"/>$this-&gt;response-&gt;appendContent("Method '$actionMethod' is not callable from '$controllerClass'&lt;br&gt;&lt;br&gt;");</text:p>
      <text:p text:style-name="Code_20__5b_PACKT_5d_"><text:s text:c="4"/>continue;</text:p>
      <text:p text:style-name="Code_20__5b_PACKT_5d_">}</text:p>
      <text:p text:style-name="P143">Handling Abnormal Terminations</text:p>
      <text:p text:style-name="P52">It is essential that applications have a means of handling abnormal conditions without hard crashing. <text:s/>In this recipe we will create a dispatcher plugin that will handle two specific types of exceptional behavior. <text:s/>The first one will allow us to handle HTTP 404 conditions and the second will allow us to catch any exception that occurs in the dispatcher cycle and to display a specific page notifying that an error has occurred. <text:s/>So by adding this functionality we will prevent our users from seeing a white screen of death.</text:p>
      <text:p text:style-name="P22">Getting Ready…</text:p>
      <text:p text:style-name="P46">This recipe uses the **Phalcon Developer Tools** which we will use to setup a project skeleton and database access is not required.</text:p>
      <text:p text:style-name="P31">How to do it…</text:p>
      <text:p text:style-name="P7">Follow these steps to complete this recipe…</text:p>
      <text:list xml:id="list164005968688933" text:continue-list="list164005674761211" text:style-name="LFO3">
        <text:list-item text:start-value="1">
          <text:p text:style-name="P69">We need to have an application skeleton for experimentation. <text:s/>If you already have such an application, you can skip this step. Create a project skeleton using the "simple" template:</text:p>
        </text:list-item>
      </text:list>
      <text:p text:style-name="P130"><text:span text:style-name="T8"><text:tab/></text:span><text:span text:style-name="T9">phalcon project </text:span><text:span text:style-name="T11">abnormal-termination</text:span><text:span text:style-name="T9"> simple</text:span></text:p>
      <text:list xml:id="list164005909569024" text:continue-numbering="true" text:style-name="LFO3">
        <text:list-item>
          <text:p text:style-name="P79"><text:span text:style-name="T7">Now point the web browser at the root directory of the project. There should be a page with "Congratulations! ....". <text:s/>If we see the </text:span><text:span text:style-name="T4">Volt directory can't be written</text:span><text:span text:style-name="T7"> error message then permissions of the directory `app/cache` needs to be changed to allow the web server to write to it.</text:span></text:p>
        </text:list-item>
        <text:list-item>
          <text:p text:style-name="P94"><text:span text:style-name="T7">Open up the `app/config/loader.php` file and register the plugins directory by adding `$config-&gt;application-&gt;pluginsDir` to it.</text:span></text:p>
        </text:list-item>
        <text:list-item>
          <text:p text:style-name="P95"><text:span text:style-name="T7">Add a custom override 'dispatcher' service in `app/config/services.php`:</text:span></text:p>
          <text:p text:style-name="P140">$di-&gt;setShared('dispatcher', function() {</text:p>
          <text:p text:style-name="P140"><text:s text:c="4"/>$eventsManager = $this-&gt;getEventsManager();</text:p>
        </text:list-item>
      </text:list>
      <text:p text:style-name="P139"/>
      <text:list xml:id="list164005004917028" text:continue-numbering="true" text:style-name="LFO3">
        <text:list-header>
          <text:p text:style-name="P140"><text:s text:c="4"/>$exceptionPlugin = new DispatcherExceptionPlugin();</text:p>
          <text:p text:style-name="P140"><text:s text:c="4"/>$exceptionPlugin-&gt;setDI($this);</text:p>
          <text:p text:style-name="P140"><text:soft-page-break/><text:s text:c="4"/>$eventsManager-&gt;attach('dispatch', $exceptionPlugin);</text:p>
          <text:p text:style-name="P140"/>
          <text:p text:style-name="P140"><text:s text:c="4"/>$dispatcher = new Phalcon\Mvc\Dispatcher();</text:p>
          <text:p text:style-name="P140"><text:s text:c="4"/>$dispatcher-&gt;setEventsManager($eventsManager);</text:p>
          <text:p text:style-name="P140"/>
          <text:p text:style-name="P140"><text:s text:c="4"/>return $dispatcher;</text:p>
          <text:p text:style-name="P140">});</text:p>
        </text:list-header>
        <text:list-item>
          <text:p text:style-name="P96"><text:span text:style-name="T7">Add the dispatcher plugin to handle exceptions at `app/plugins/DispatcherExceptionPlugin.php`:</text:span></text:p>
          <text:p text:style-name="P132">class DispatcherExceptionPlugin extends Phalcon\Mvc\User\Plugin</text:p>
          <text:p text:style-name="P132">{</text:p>
          <text:p text:style-name="P132"><text:s text:c="4"/>public function beforeException(Phalcon\Events\Event $event, Phalcon\Mvc\Dispatcher $dispatcher, $exception)</text:p>
          <text:p text:style-name="P132"><text:s text:c="4"/>{</text:p>
          <text:p text:style-name="P132"><text:s text:c="8"/>//Handle 404 exceptions</text:p>
          <text:p text:style-name="P132"><text:s text:c="8"/>if ($exception instanceof Phalcon\Mvc\Dispatcher\Exception) {</text:p>
          <text:p text:style-name="P132"><text:s text:c="12"/>switch ($exception-&gt;getCode()) {</text:p>
          <text:p text:style-name="P132"><text:s text:c="16"/>case Phalcon\Mvc\Dispatcher::EXCEPTION_HANDLER_NOT_FOUND:</text:p>
          <text:p text:style-name="P132"><text:s text:c="16"/>case Phalcon\Mvc\Dispatcher::EXCEPTION_ACTION_NOT_FOUND:</text:p>
          <text:p text:style-name="P132"><text:s text:c="20"/>$dispatcher-&gt;forward([</text:p>
          <text:p text:style-name="P132"><text:s text:c="24"/>'controller' =&gt; 'errors',</text:p>
          <text:p text:style-name="P132"><text:s text:c="24"/>'action' =&gt; 'show404'</text:p>
          <text:p text:style-name="P132"><text:s text:c="20"/>]);</text:p>
          <text:p text:style-name="P132"><text:s text:c="20"/>break;</text:p>
          <text:p text:style-name="P132"><text:s text:c="12"/>}</text:p>
          <text:p text:style-name="P132"><text:s text:c="8"/>} else {</text:p>
          <text:p text:style-name="P132"><text:s text:c="12"/>$dispatcher-&gt;forward([</text:p>
          <text:p text:style-name="P132"><text:s text:c="16"/>'controller' =&gt; 'errors',</text:p>
          <text:p text:style-name="P132"><text:s text:c="16"/>'action' =&gt; 'exception'</text:p>
          <text:p text:style-name="P132"><text:s text:c="12"/>]);</text:p>
          <text:p text:style-name="P132"><text:s text:c="8"/>}</text:p>
          <text:p text:style-name="P132"/>
          <text:p text:style-name="P132"><text:soft-page-break/><text:s text:c="8"/>return false;</text:p>
          <text:p text:style-name="P132"><text:s text:c="4"/>}</text:p>
          <text:p text:style-name="P132">}</text:p>
        </text:list-item>
        <text:list-item>
          <text:p text:style-name="P97"><text:span text:style-name="T7">Add controller `app/controllers/ErrorsController.php`:</text:span></text:p>
          <text:p text:style-name="P140">&lt;?php</text:p>
          <text:p text:style-name="P140"/>
          <text:p text:style-name="P140">class ErrorsController extends ControllerBase</text:p>
          <text:p text:style-name="P140">{</text:p>
          <text:p text:style-name="P140"><text:s text:c="4"/>public function show404Action()</text:p>
          <text:p text:style-name="P140"><text:s text:c="4"/>{</text:p>
          <text:p text:style-name="P140"><text:s text:c="8"/>return '404 Message';</text:p>
          <text:p text:style-name="P140"><text:s text:c="4"/>}</text:p>
          <text:p text:style-name="P140"/>
          <text:p text:style-name="P140"><text:s text:c="4"/>public function exceptionAction()</text:p>
          <text:p text:style-name="P140"><text:s text:c="4"/>{</text:p>
          <text:p text:style-name="P140"><text:s text:c="8"/>return 'There was an error processing the request';</text:p>
          <text:p text:style-name="P140"><text:s text:c="4"/>}</text:p>
          <text:p text:style-name="P140">}</text:p>
        </text:list-item>
        <text:list-item>
          <text:p text:style-name="P98"><text:span text:style-name="T7">Add controller `app/controllers/OopsController.php`:</text:span></text:p>
          <text:p text:style-name="P132">&lt;?php</text:p>
          <text:p text:style-name="P132"/>
          <text:p text:style-name="P132">class OopsController extends ControllerBase</text:p>
          <text:p text:style-name="P132">{</text:p>
          <text:p text:style-name="P132"/>
          <text:p text:style-name="P132"><text:s text:c="4"/>public function indexAction()</text:p>
          <text:p text:style-name="P132"><text:s text:c="4"/>{</text:p>
          <text:p text:style-name="P132"><text:s text:c="8"/>throw new Exception('Ooops');</text:p>
          <text:p text:style-name="P132"><text:s text:c="4"/>}</text:p>
          <text:p text:style-name="P132">}</text:p>
        </text:list-item>
        <text:list-item>
          <text:p text:style-name="P99"><text:span text:style-name="T7">* In the browser goto path `/nonsense` off of the base path of the project. <text:s/>You should see "404 Message".</text:span></text:p>
        </text:list-item>
        <text:list-item>
          <text:p text:style-name="P99"><text:span text:style-name="T7">* In the browser goto path `/oops`. <text:s/>You should see "There was an error processing the request".</text:span></text:p>
        </text:list-item>
      </text:list>
      <text:p text:style-name="P22">How it works…</text:p>
      <text:p text:style-name="P53"><text:soft-page-break/>The dispatcher service triggers many events during its normal execution cycle. <text:s/>We can attach handlers to those events to change the default rather boring behavior to that of the needs of our program. <text:s/>In this recipe we are handling exceptions by attaching to the 'beforeException' event. <text:s/>We are able to handle the exceptions in this very convenient <text:s/>way because the dispatcher is able to internally catch exceptions using a normal try/catch block and then to generate a 'before<text:span text:style-name="T28">E</text:span>xception' event which passes along that exception as one of the parameters of the event.</text:p>
      <text:p text:style-name="P53">Lets first jump right into the DispatcherExceptionPlugin since it is easy to understand on its own. <text:s/>Then we will go step through the controllers that we have designed to interact and trigger this plugin behavior and then finally how we created our custom "dispatcher" service.</text:p>
      <text:p text:style-name="P53">We create the DispatcherExceptionPlugin by inheriting from the Phalcon\Mvc\User\Plugin class. <text:s/>It really doesn't matter what we call our plugin.</text:p>
      <text:p text:style-name="Code_20__5b_PACKT_5d_">class DispatcherExceptionPlugin extends Phalcon\Mvc\User\Plugin</text:p>
      <text:p text:style-name="Code_20__5b_PACKT_5d_">{</text:p>
      <text:p text:style-name="Code_20__5b_PACKT_5d_"/>
      <text:p text:style-name="P53">Next we create a beforeException function as the name of the event is 'before<text:span text:style-name="T27">E</text:span>xception'.</text:p>
      <text:p text:style-name="Code_20__5b_PACKT_5d_"><text:s text:c="4"/>public function beforeException(Phalcon\Events\Event $event, Phalcon\Mvc\Dispatcher $dispatcher, $exception)</text:p>
      <text:p text:style-name="Code_20__5b_PACKT_5d_"><text:s text:c="4"/>{</text:p>
      <text:p text:style-name="P53">The first thing that we will check for is if the exception was specifically created from within the dispatcher itself due to it not being able to either find the controller class or the action method on the controller. <text:s/>If this is the case then we will forward to ErrorsController and the show404Action method. <text:s/>Note that since an unhandled exception has occurred in all cases we are putting a single "return false;" at the end of the method rather than for each case. <text:s/></text:p>
      <text:p text:style-name="Code_20__5b_PACKT_5d_">if ($exception instanceof Phalcon\Mvc\Dispatcher\Exception) {</text:p>
      <text:p text:style-name="Code_20__5b_PACKT_5d_"><text:s text:c="4"/>switch ($exception-&gt;getCode()) {</text:p>
      <text:p text:style-name="Code_20__5b_PACKT_5d_"><text:s text:c="8"/>case Phalcon\Mvc\Dispatcher::EXCEPTION_HANDLER_NOT_FOUND:</text:p>
      <text:p text:style-name="Code_20__5b_PACKT_5d_"><text:s text:c="8"/>case Phalcon\Mvc\Dispatcher::EXCEPTION_ACTION_NOT_FOUND:</text:p>
      <text:p text:style-name="Code_20__5b_PACKT_5d_"><text:s text:c="12"/>$dispatcher-&gt;forward([</text:p>
      <text:p text:style-name="Code_20__5b_PACKT_5d_"><text:s text:c="16"/>'controller' =&gt; 'errors',</text:p>
      <text:p text:style-name="Code_20__5b_PACKT_5d_"><text:s text:c="16"/>'action' =&gt; 'show404'</text:p>
      <text:p text:style-name="Code_20__5b_PACKT_5d_"><text:s text:c="12"/>]);</text:p>
      <text:p text:style-name="Code_20__5b_PACKT_5d_"><text:s text:c="12"/>break;</text:p>
      <text:p text:style-name="Code_20__5b_PACKT_5d_"><text:s text:c="4"/>}</text:p>
      <text:p text:style-name="P53">If the exception was not of a routing nature then we will redirect to the more generic exceptionAction to display a more generic error message about program execution.</text:p>
      <text:p text:style-name="Code_20__5b_PACKT_5d_">} else {</text:p>
      <text:p text:style-name="Code_20__5b_PACKT_5d_"><text:soft-page-break/><text:s text:c="4"/>$dispatcher-&gt;forward([</text:p>
      <text:p text:style-name="Code_20__5b_PACKT_5d_"><text:s text:c="8"/>'controller' =&gt; 'errors',</text:p>
      <text:p text:style-name="Code_20__5b_PACKT_5d_"><text:s text:c="8"/>'action' =&gt; 'exception'</text:p>
      <text:p text:style-name="Code_20__5b_PACKT_5d_"><text:s text:c="4"/>]);</text:p>
      <text:p text:style-name="Code_20__5b_PACKT_5d_">}</text:p>
      <text:p text:style-name="Code_20__5b_PACKT_5d_"/>
      <text:p text:style-name="Code_20__5b_PACKT_5d_">return false;</text:p>
      <text:p text:style-name="P53">We will now look at the ErrorsController. <text:s/>This controller is critical to our exceptions plugin since on exceptional behavior we are forwarding to actions on this controller. <text:s/>Its really very simple and each action just returns some text.</text:p>
      <text:p text:style-name="P53">Note: By simply returning text here we are able to concisely have it added to the normal output template content area rather than writing `$this-&gt;request-&gt;append(...)` and then manually sending the request. <text:s/>Of course though a production quality application would have custom templates showing some weird hipster alien, monster or fantasy animal.</text:p>
      <text:p text:style-name="P53">Now we will create a controller whose sole purpose is to trigger an exception that will be caught in the `else` block of our exceptions plugin. <text:s/>The OopsController simply throws an exception.</text:p>
      <text:p text:style-name="Code_20__5b_PACKT_5d_">&lt;?php</text:p>
      <text:p text:style-name="Code_20__5b_PACKT_5d_">class OopsController extends Phalcon\Mvc\Controller</text:p>
      <text:p text:style-name="Code_20__5b_PACKT_5d_">{</text:p>
      <text:p text:style-name="Code_20__5b_PACKT_5d_"><text:s text:c="4"/>public function indexAction()</text:p>
      <text:p text:style-name="Code_20__5b_PACKT_5d_"><text:s text:c="4"/>{</text:p>
      <text:p text:style-name="Code_20__5b_PACKT_5d_"><text:s text:c="8"/>throw new Exception('Ooops');</text:p>
      <text:p text:style-name="Code_20__5b_PACKT_5d_"><text:s text:c="4"/>}</text:p>
      <text:p text:style-name="Code_20__5b_PACKT_5d_">}</text:p>
      <text:p text:style-name="P53">By going to the path `/oops` we trigger this behavior and we can test out our ErrorsController::exceptionAction method. <text:s/>When we go to `/nonsense` it is a route that does not correspond to an existing controller action and so the first `if` part of our exceptions plugin is executed.</text:p>
      <text:p text:style-name="P53">Finally in our dispatcher service we need to setup all of this behavior. <text:s/>We override our default dispatcher service defined by Phalcon\Di\FactoryDefault with our own custom service.</text:p>
      <text:p text:style-name="P53">We will access the existing 'eventsManager' service since don't need to create a new one.</text:p>
      <text:p text:style-name="Code_20__5b_PACKT_5d_">$di-&gt;setShared('dispatcher', function() {</text:p>
      <text:p text:style-name="Code_20__5b_PACKT_5d_"><text:s text:c="4"/>$eventsManager = $this-&gt;getEventsManager();</text:p>
      <text:p text:style-name="P53">Next we create the dispatcher plugin and set its DI to `$this` since each service function is bound to the DI service itself and then we attach the dispatcher to the eventsManager object.</text:p>
      <text:p text:style-name="Code_20__5b_PACKT_5d_"><text:soft-page-break/>$exceptionPlugin = new DispatcherExceptionPlugin();</text:p>
      <text:p text:style-name="Code_20__5b_PACKT_5d_">$exceptionPlugin-&gt;setDI($this);</text:p>
      <text:p text:style-name="Code_20__5b_PACKT_5d_">$eventsManager-&gt;attach('dispatch', $exceptionPlugin);</text:p>
      <text:p text:style-name="P53">Finally we complete the circle by creating a dispatcher and attach the events manager to the dispatcher and then like all services we return the intended object.</text:p>
      <text:p text:style-name="Code_20__5b_PACKT_5d_"><text:s text:c="4"/>$dispatcher = new Phalcon\Mvc\Dispatcher();</text:p>
      <text:p text:style-name="Code_20__5b_PACKT_5d_"><text:s text:c="4"/>$dispatcher-&gt;setEventsManager($eventsManager);</text:p>
      <text:p text:style-name="Code_20__5b_PACKT_5d_"><text:s text:c="4"/>return $dispatcher;</text:p>
      <text:p text:style-name="Code_20__5b_PACKT_5d_">});</text:p>
      <text:p text:style-name="P53">With this approach we can create any number of dispatcher plugins for any event. <text:s/>Also keep in mind that we can attach plugins to dispatcher events anywhere and not just in the service definition. <text:s/>For example if a base controller is used for all controllers then this can be added to the `initialize` method of the base controller and it will always execute. <text:s/>It can also be added to a module definition in a multi-module application as well. <text:s/>Really it is open ended and you will need to decide what is the best bit.</text:p>
      <text:p text:style-name="P144">Detecting Slow Queries</text:p>
      <text:p text:style-name="P54">As an application grows its SQL queries can become quite complex and some of these queries can become so slow that the entire application suffers. <text:s/>Without a clear path towards discovering the slowdown we would be in a difficult spot. <text:s/>This recipe will give us the tools to detect these exceptionally slow queries so that we can begin to develop optimizations or redesigns. <text:s/>Additionally this will have a pleasant side effect of illustrating some nice details about how the Phalocon ORM (Object Relational Model) works by showing us all of the queries that are performed to setup this powerful functionality. <text:s/>Lastly being able to see the metrics of these queries will give us ideas and entice us to think about how it can be further optimized with query caching.</text:p>
      <text:p text:style-name="P26">Getting Ready…</text:p>
      <text:p text:style-name="P47">This recipe uses the **Phalcon Developer Tools** for setting up a project skeleton and a configured database connection for demonstrating the fast queries that are performed when setting up the ORM as well as the synthetic slow queries that we to demonstrate a slow query.</text:p>
      <text:p text:style-name="P32">How to do it…</text:p>
      <text:p text:style-name="P9">Follow these steps to complete this recipe…</text:p>
      <text:list xml:id="list164004810523934" text:continue-list="list164005004917028" text:style-name="LFO3">
        <text:list-item text:start-value="1">
          <text:p text:style-name="P70">We need to have an application skeleton for experimentation. <text:s/>If you already have such an application, you can skip this step. Create a project skeleton using the "simple" template:</text:p>
          <text:p text:style-name="P129">phalcon project <text:span text:style-name="T29">slow-queries</text:span> simple</text:p>
        </text:list-item>
        <text:list-item>
          <text:p text:style-name="P80"><text:soft-page-break/><text:span text:style-name="T7">Now point the web browser at the root directory of the project. There should be a page with "Congratulations! ....". <text:s/>If we see the </text:span><text:span text:style-name="T4">Volt directory can't be written</text:span><text:span text:style-name="T7"> error message then permissions of the directory `app/cache` needs to be changed to allow the web server to write to it.</text:span></text:p>
        </text:list-item>
        <text:list-item>
          <text:p text:style-name="P100"><text:span text:style-name="T7">Create a database `slow-queries`:</text:span></text:p>
          <text:p text:style-name="P132">CREATE TABLE `items` (</text:p>
          <text:p text:style-name="P132"><text:s text:c="2"/>`id` int(11) NOT NULL,</text:p>
          <text:p text:style-name="P132"><text:s text:c="2"/>`name` varchar(20) NOT NULL</text:p>
          <text:p text:style-name="P132">) ENGINE=InnoDB DEFAULT CHARSET=utf8mb4;</text:p>
          <text:p text:style-name="P132"/>
          <text:p text:style-name="P132">INSERT INTO `items` (`id`, `name`) VALUES</text:p>
          <text:p text:style-name="P132">(1, 'apple'),</text:p>
          <text:p text:style-name="P132">(2, 'car'),</text:p>
          <text:p text:style-name="P132">(3, 'notebook'),</text:p>
          <text:p text:style-name="P132">(4, 'stereo');</text:p>
          <text:p text:style-name="P132"/>
          <text:p text:style-name="P132">ALTER TABLE `items`</text:p>
          <text:p text:style-name="P132"><text:s text:c="2"/>ADD PRIMARY KEY (`id`);</text:p>
          <text:p text:style-name="P132"/>
          <text:p text:style-name="P132">ALTER TABLE `items`</text:p>
          <text:p text:style-name="P132"><text:s text:c="2"/>MODIFY `id` int(11) NOT NULL AUTO_INCREMENT, AUTO_INCREMENT=5;</text:p>
        </text:list-item>
        <text:list-item>
          <text:p text:style-name="P101"><text:span text:style-name="T7">Add model `app/models/Items.php`:</text:span></text:p>
          <text:p text:style-name="P140">&lt;?php</text:p>
          <text:p text:style-name="P140"/>
          <text:p text:style-name="P140">class Items extends Phalcon\Mvc\Model</text:p>
          <text:p text:style-name="P140">{ <text:s text:c="3"/></text:p>
          <text:p text:style-name="P140">}</text:p>
        </text:list-item>
        <text:list-item>
          <text:p text:style-name="P102"><text:span text:style-name="T7">Add the option `'slow_query_time' =&gt; 0.1` to your database configuration located at `app/config/config.php`.</text:span></text:p>
        </text:list-item>
        <text:list-item>
          <text:p text:style-name="P102"><text:span text:style-name="T7">We will be creating a plugin so set the loader service to load classes from the `app/plugins` directory by adding `$config-&gt;application-&gt;pluginsDir` to the registerDirs call. <text:s/>In the developer tools simple template this is located in the `app/config/loader.php` directory.</text:span></text:p>
        </text:list-item>
        <text:list-item>
          <text:p text:style-name="P103"><text:soft-page-break/><text:span text:style-name="T12">Update our "db" service in file `app/config/services.php` to use the SlowQueryPlugin:</text:span></text:p>
          <text:p text:style-name="P140">$di-&gt;setShared('db', function () {</text:p>
          <text:p text:style-name="P140"><text:s text:c="4"/>$config = $this-&gt;getConfig();</text:p>
          <text:p text:style-name="P140"/>
          <text:p text:style-name="P140"><text:s text:c="4"/>$dbConfig = $config-&gt;database-&gt;toArray();</text:p>
          <text:p text:style-name="P140"><text:s text:c="4"/>$adapter = $dbConfig['adapter'];</text:p>
          <text:p text:style-name="P140"><text:s text:c="4"/>unset($dbConfig['adapter']);</text:p>
          <text:p text:style-name="P140"/>
          <text:p text:style-name="P140"><text:s text:c="4"/>$class = 'Phalcon\Db\Adapter\Pdo\\' . $adapter;</text:p>
          <text:p text:style-name="P140"><text:s text:c="4"/>$db = new $class($dbConfig);</text:p>
          <text:p text:style-name="P140"/>
          <text:p text:style-name="P140"><text:s text:c="4"/>$slowQueryPlugin = new SlowQueryPlugin();</text:p>
          <text:p text:style-name="P140"><text:s text:c="4"/>$slowQueryPlugin-&gt;setDI($this);</text:p>
          <text:p text:style-name="P140"/>
          <text:p text:style-name="P140"><text:s text:c="4"/>$eventsManager = $this-&gt;getEventsManager();</text:p>
          <text:p text:style-name="P140"><text:s text:c="4"/>$eventsManager-&gt;attach('db', $slowQueryPlugin);</text:p>
          <text:p text:style-name="P140"><text:s text:c="4"/>$db-&gt;setEventsManager($eventsManager);</text:p>
          <text:p text:style-name="P140"/>
          <text:p text:style-name="P140"><text:s text:c="4"/>return $db;</text:p>
          <text:p text:style-name="P140">});</text:p>
        </text:list-item>
        <text:list-item>
          <text:p text:style-name="P104"><text:span text:style-name="T7">Add our slow query detection plugin at `app/plugins/SlowQueryPlugin.php`:</text:span></text:p>
          <text:p text:style-name="P132">&lt;?php</text:p>
          <text:p text:style-name="P132"/>
          <text:p text:style-name="P132">class SlowQueryPlugin extends Phalcon\Mvc\User\Plugin</text:p>
          <text:p text:style-name="P132">{</text:p>
          <text:p text:style-name="P132"><text:s text:c="4"/>public function __construct()</text:p>
          <text:p text:style-name="P132"><text:s text:c="4"/>{</text:p>
          <text:p text:style-name="P132"><text:s text:c="8"/>$this-&gt;profiler = new Phalcon\Db\Profiler();</text:p>
          <text:p text:style-name="P132"><text:s text:c="4"/>}</text:p>
          <text:p text:style-name="P132"/>
          <text:p text:style-name="P132"><text:s text:c="4"/>public function beforeQuery($event, $connection)</text:p>
          <text:p text:style-name="P132"><text:s text:c="4"/>{</text:p>
          <text:p text:style-name="P132"><text:s text:c="8"/>$this-&gt;profiler-&gt;startProfile(</text:p>
          <text:p text:style-name="P132"><text:s text:c="12"/>$connection-&gt;getRealSQLStatement(),</text:p>
          <text:p text:style-name="P132"><text:s text:c="12"/>$connection-&gt;getSQLVariables(),</text:p>
          <text:p text:style-name="P132"><text:soft-page-break/><text:s text:c="12"/>$connection-&gt;getSQLBindTypes()</text:p>
          <text:p text:style-name="P132"><text:s text:c="8"/>);</text:p>
          <text:p text:style-name="P132"><text:s text:c="4"/>}</text:p>
          <text:p text:style-name="P132"/>
          <text:p text:style-name="P132"><text:s text:c="4"/>public function afterQuery($event, $connection)</text:p>
          <text:p text:style-name="P132"><text:s text:c="4"/>{</text:p>
          <text:p text:style-name="P132"><text:s text:c="8"/>$config = $this-&gt;getDI()</text:p>
          <text:p text:style-name="P132"><text:s text:c="12"/>-&gt;getConfig();</text:p>
          <text:p text:style-name="P132"/>
          <text:p text:style-name="P132"><text:s text:c="8"/>$this-&gt;profiler-&gt;stopProfile();</text:p>
          <text:p text:style-name="P132"><text:s text:c="8"/>$profile = $this-&gt;profiler-&gt;getLastProfile();</text:p>
          <text:p text:style-name="P132"/>
          <text:p text:style-name="P132"><text:s text:c="8"/>$sql = $profile-&gt;getSQLStatement();</text:p>
          <text:p text:style-name="P132"><text:s text:c="8"/>$totalElapsedSeconds = $profile-&gt;getTotalElapsedSeconds();</text:p>
          <text:p text:style-name="P132"/>
          <text:p text:style-name="P132"><text:s text:c="8"/>if ($totalElapsedSeconds &gt; $config-&gt;database-&gt;slow_query_time) {</text:p>
          <text:p text:style-name="P132"><text:s text:c="12"/>error_log("Slow query: '$sql' at $totalElapsedSeconds seconds.");</text:p>
          <text:p text:style-name="P132"><text:s text:c="8"/>} else {</text:p>
          <text:p text:style-name="P132"><text:s text:c="12"/>error_log("Normal query: '$sql' at $totalElapsedSeconds seconds.");</text:p>
          <text:p text:style-name="P132"><text:s text:c="8"/>}</text:p>
          <text:p text:style-name="P132"><text:s text:c="4"/>}</text:p>
          <text:p text:style-name="P132">}</text:p>
        </text:list-item>
        <text:list-item>
          <text:p text:style-name="P105"><text:span text:style-name="T7">Add controller `app/controllers/QueriesController.php`:</text:span></text:p>
          <text:p text:style-name="P132">&lt;?php</text:p>
          <text:p text:style-name="P132"/>
          <text:p text:style-name="P132">class QueriesController extends Phalcon\Mvc\Controller</text:p>
          <text:p text:style-name="P132">{</text:p>
          <text:p text:style-name="P132"><text:s text:c="4"/>public function indexAction()</text:p>
          <text:p text:style-name="P132"><text:s text:c="4"/>{</text:p>
          <text:p text:style-name="P132"><text:soft-page-break/><text:s text:c="8"/>$db = $this-&gt;getDI()</text:p>
          <text:p text:style-name="P132"><text:s text:c="12"/>-&gt;getDb();</text:p>
          <text:p text:style-name="P132"/>
          <text:p text:style-name="P132"><text:s text:c="8"/>// This query is very fast</text:p>
          <text:p text:style-name="P132"><text:s text:c="8"/>$db-&gt;query('SELECT 1+2+3');</text:p>
          <text:p text:style-name="P132"/>
          <text:p text:style-name="P132"><text:s text:c="8"/>// This query is slow</text:p>
          <text:p text:style-name="P132"><text:s text:c="8"/>$db-&gt;query('SELECT SLEEP(1)');</text:p>
          <text:p text:style-name="P132"/>
          <text:p text:style-name="P132"><text:s text:c="8"/>// This query is slow</text:p>
          <text:p text:style-name="P132"><text:s text:c="8"/>$db-&gt;query('SELECT SLEEP(2)');</text:p>
          <text:p text:style-name="P132"/>
          <text:p text:style-name="P132"><text:s text:c="8"/>// This query will perform several small queries to access the models meta data.</text:p>
          <text:p text:style-name="P132"><text:s text:c="8"/>$items = Items::find();</text:p>
          <text:p text:style-name="P132"/>
          <text:p text:style-name="P132"><text:s text:c="8"/>$this-&gt;response-&gt;appendContent('Check web server error log for messages.');</text:p>
          <text:p text:style-name="P132"><text:s text:c="8"/>$this-&gt;response-&gt;send();</text:p>
          <text:p text:style-name="P132"><text:s text:c="4"/>}</text:p>
          <text:p text:style-name="P132">}</text:p>
        </text:list-item>
        <text:list-item>
          <text:p text:style-name="P106"><text:span text:style-name="T7">In the browser goto path `/queries` off of the root path of the project. <text:s/>After about 3 seconds we should see the message "Check web server error log for messages.". <text:s/>Now find out where the web server error logs are located and open up them up. <text:s/>If we are on a Unix type of system such as OSX or Linux then we can use the `tail -f LOG_PATH_HERE` command in the terminal to receive a scrolling view of any new entries rather than needing to reopen the file after any changes. <text:s/>The Apache error log file should be located at path "/var/log/apache/error.log" on a Linux system and on WAMP for Windows it should be at "C:\wamp\logs\error.log".</text:span></text:p>
        </text:list-item>
      </text:list>
      <text:p text:style-name="P32">How it works…</text:p>
      <text:p text:style-name="P55">By using a Phalcon connection service we gain many benefits over the vanilla PDO database access. <text:s/>In this recipe we have taken advantage of the "beforeQuery" and "afterQuery" events to easily splice additional functionality into our database service by adding a Phalcon\Mvc\User\Plugin object to intercept these two events. <text:s/>We record some <text:soft-page-break/>initial state in the beforeQuery event and then we close this out in the afterQuery event. <text:s/>Then in our QueriesController we run 3 explicit queries; one of which are considered "fast" and two that are considered "slow". <text:s/>Then we run a sort of "meta" query with the static Phalcon\Mvc\Model::find method (using the Items model) that first obtains the models meta data for the Items model and then finally retrieves the items records from the database.</text:p>
      <text:p text:style-name="P55">Note that all of these models meta data queries are extremely fast. <text:s/>In fact to simulate some "slow" queries we had to actually tell the database to go to sleep for a few seconds. <text:s/>So unless your application grows very large or there is an improperly formed SQL statement then all of the queries should be lightning fast in the range of very small fractions of a second.</text:p>
      <text:p text:style-name="P55">Now lets look at the source code.</text:p>
      <text:p text:style-name="P55">Lets look at our "db" service setup. <text:s/>We'll skip ahead through the first several lines of typical setup to talk about how we enable our SlowQueryPlugin. <text:s/></text:p>
      <text:p text:style-name="P55">First we create the plugin and then attach the active dependency injector `$this` to the plugin. <text:s/>This is a standard way to add a DI to a Phalcon\Mvc\User\Plugin object or any object that extends from Phalcon\Di\Injectable.</text:p>
      <text:p text:style-name="Code_20__5b_PACKT_5d_">$slowQueryPlugin = new SlowQueryPlugin();</text:p>
      <text:p text:style-name="Code_20__5b_PACKT_5d_">$slowQueryPlugin-&gt;setDI($this);</text:p>
      <text:p text:style-name="P55">Next we do the usual sequence of adding the plugin to the events manager and then the events manager to the plugin.</text:p>
      <text:p text:style-name="Code_20__5b_PACKT_5d_">$eventsManager = $this-&gt;getEventsManager();</text:p>
      <text:p text:style-name="Code_20__5b_PACKT_5d_">$eventsManager-&gt;attach('db', $slowQueryPlugin);</text:p>
      <text:p text:style-name="Code_20__5b_PACKT_5d_">$db-&gt;setEventsManager($eventsManager);</text:p>
      <text:p text:style-name="P59"><text:span text:style-name="T16">At this point we have a configured SlowQueryPlugin so now lets investigate what it does.</text:span></text:p>
      <text:p text:style-name="P55">Here we are creating and saving a Phalcon\Db\Profiler object that we will later use in the events to record information about each database query.</text:p>
      <text:p text:style-name="Code_20__5b_PACKT_5d_">&lt;?php</text:p>
      <text:p text:style-name="Code_20__5b_PACKT_5d_"/>
      <text:p text:style-name="Code_20__5b_PACKT_5d_">class SlowQueryPlugin extends Phalcon\Mvc\User\Plugin</text:p>
      <text:p text:style-name="Code_20__5b_PACKT_5d_">{</text:p>
      <text:p text:style-name="Code_20__5b_PACKT_5d_"><text:s text:c="4"/>public function __construct()</text:p>
      <text:p text:style-name="Code_20__5b_PACKT_5d_"><text:s text:c="4"/>{</text:p>
      <text:p text:style-name="Code_20__5b_PACKT_5d_"><text:s text:c="8"/>$this-&gt;profiler = new Phalcon\Db\Profiler();</text:p>
      <text:p text:style-name="P60"><text:s text:c="4"/>}</text:p>
      <text:p text:style-name="P55"><text:soft-page-break/>This beforeQuery event is fired at the point when we know all of the information that will go into the final query such as the variables and the bind types. <text:s/>If we want we can get at this information but we'll be saving that for another recipe.</text:p>
      <text:p text:style-name="Code_20__5b_PACKT_5d_">public function beforeQuery($event, $connection)</text:p>
      <text:p text:style-name="Code_20__5b_PACKT_5d_">{</text:p>
      <text:p text:style-name="Code_20__5b_PACKT_5d_"><text:s text:c="4"/>$this-&gt;profiler-&gt;startProfile(</text:p>
      <text:p text:style-name="Code_20__5b_PACKT_5d_"><text:s text:c="8"/>$connection-&gt;getRealSQLStatement(),</text:p>
      <text:p text:style-name="Code_20__5b_PACKT_5d_"><text:s text:c="8"/>$connection-&gt;getSQLVariables(),</text:p>
      <text:p text:style-name="Code_20__5b_PACKT_5d_"><text:s text:c="8"/>$connection-&gt;getSQLBindTypes()</text:p>
      <text:p text:style-name="Code_20__5b_PACKT_5d_"><text:s text:c="4"/>);</text:p>
      <text:p text:style-name="Code_20__5b_PACKT_5d_">}</text:p>
      <text:p text:style-name="P55">Now we will look at the interesting part of the plugin in the afterQuery event.</text:p>
      <text:p text:style-name="P55">First we get the config service at the very beginning of the function. <text:s/>This is merely a nice stylistic approach that if done for all services in the function will allow us to quickly review which service dependencies are required.</text:p>
      <text:p text:style-name="Code_20__5b_PACKT_5d_">public function afterQuery($event, $connection)</text:p>
      <text:p text:style-name="Code_20__5b_PACKT_5d_">{</text:p>
      <text:p text:style-name="Code_20__5b_PACKT_5d_"><text:s text:c="4"/>$config = $this-&gt;getDI()</text:p>
      <text:p text:style-name="Code_20__5b_PACKT_5d_"><text:s text:c="8"/>-&gt;getConfig();</text:p>
      <text:p text:style-name="P55">Next we stop the current profile and then save access to it. <text:s/>The profiler stores all of the recorded profiles and it can be iterated upon but for our use we only need access to the current one.</text:p>
      <text:p text:style-name="Code_20__5b_PACKT_5d_">$this-&gt;profiler-&gt;stopProfile();</text:p>
      <text:p text:style-name="Code_20__5b_PACKT_5d_">$profile = $this-&gt;profiler-&gt;getLastProfile();</text:p>
      <text:p text:style-name="P55">Next we access a few of the recorded values from the profile that we will use in the error log.</text:p>
      <text:p text:style-name="Code_20__5b_PACKT_5d_">$sql = $profile-&gt;getSQLStatement();</text:p>
      <text:p text:style-name="Code_20__5b_PACKT_5d_">$totalElapsedSeconds = $profile-&gt;getTotalElapsedSeconds();</text:p>
      <text:p text:style-name="P55">Finally we compare the total time of the query against our cutoff time that we used in our main configuration. <text:s/>It is highly recommended to to stored settings like this in the configuration service instead of hard coding the value into the plugin. <text:s/>Ok so that said we then simply log the query SQL and the elapsed time on both cases of a "slow" and "fast" query.</text:p>
      <text:p text:style-name="Code_20__5b_PACKT_5d_">if ($totalElapsedSeconds &gt; $config-&gt;database-&gt;slow_query_time) {</text:p>
      <text:p text:style-name="Code_20__5b_PACKT_5d_"><text:s text:c="4"/>error_log("Slow query: '$sql' at $totalElapsedSeconds seconds.");</text:p>
      <text:p text:style-name="Code_20__5b_PACKT_5d_">} else {</text:p>
      <text:p text:style-name="Code_20__5b_PACKT_5d_"><text:s text:c="4"/>error_log("Normal query: '$sql' at $totalElapsedSeconds seconds.");</text:p>
      <text:p text:style-name="Code_20__5b_PACKT_5d_"><text:soft-page-break/>}</text:p>
      <text:p text:style-name="P59"><text:span text:style-name="T16">Now lets look at our QueriesController where we perform queries to trigger our SlowQueryPlugin.</text:span></text:p>
      <text:p text:style-name="P55">Our first query is a very simple one that the database can perform almost instantly. <text:s/>On my development platform I get a time of `0.00033092498779297 seconds`. <text:s/>Fast!</text:p>
      <text:p text:style-name="Code_20__5b_PACKT_5d_">$db-&gt;query('SELECT 1+2+3');</text:p>
      <text:p text:style-name="P55">The following two queries are painfully slow. <text:s/>They don't really do anything except for sleeping but our profiler doesn't know that. <text:s/>On my platform I recorded times of `1.0016000270844` and `2.0019800662994` seconds. <text:s/>There is a small time overhead there due to PHP and Phalcon but that is to be expected. <text:s/>Slow!!!</text:p>
      <text:p text:style-name="Code_20__5b_PACKT_5d_">$db-&gt;query('SELECT SLEEP(1)');</text:p>
      <text:p text:style-name="Code_20__5b_PACKT_5d_">$db-&gt;query('SELECT SLEEP(2)');</text:p>
      <text:p text:style-name="P55">Finally for the last operation we will be doing something that is much more realistic for a normal use case. <text:s/>Here we simply use some core Phalcon\Mvc\Model functionality to retrieve a Phalcon\Mvc\Model\Resultset\Simple that contains all of the Items records.</text:p>
      <text:p text:style-name="Code_20__5b_PACKT_5d_">$items = Items::find();</text:p>
      <text:p text:style-name="P55">While looking at log we can see that to perform this single query that we need to first perform two other queries to obtain the necessary meta data for the Items model. <text:s/>This is typical of a ORM and its well worth the small overhead to obtain all of the great features that it provides. <text:s/>Well without using an existing ORM developers eventually find that they are recreating the wheel and they end up creating their own in house one that is inferior and is a large waste of time.</text:p>
      <text:p text:style-name="P55">At looking at the logs for the query we have the following three queries performed.</text:p>
      <text:p text:style-name="P55">* SELECT IF(COUNT(*) &gt; 0, 1, 0) FROM `INFORMATION_SCHEMA`.`TABLES` WHERE `TABLE_NAME` = 'items' AND `TABLE_SCHEMA` = DATABASE()</text:p>
      <text:p text:style-name="P55">* DESCRIBE `items`</text:p>
      <text:p text:style-name="P55">* SELECT `items`.`id`, `items`.`name` FROM `items`</text:p>
      <text:p text:style-name="P55">Adding up to 0.0026521682739 = 0.00079512596130371 + 0.0016450881958008 + 0.00021195411682129.</text:p>
      <text:p text:style-name="P55">Its really fast!</text:p>
      <text:p text:style-name="P55">So already it is becoming obvious that while these queries are fast that there is room for optimization here if we didn't need to perform the first two queries every time that we wanted to retrieve records using the ORM. <text:s/>Multiplied out using dozens of model types it adds up to not a huge amount of time but for a large production system with thousands of users it could add up to meaningful numbers. <text:s/>Now that we have the tools to understand and measure these quantities we will leave this next solution to another recipe.</text:p>
      <text:p text:style-name="P55"><text:soft-page-break/></text:p>
      <text:p text:style-name="P55">Finally it is important to note that is fairly difficult to create natural queries that are actually "slow" as we have defined it and in all likelihood if this is occurring then it probably will be the result of a SQL join between multiple tables or do to a server that is out of memory or some other more serious issue.</text:p>
      <text:p text:style-name="P145">Debugging SQL queries</text:p>
      <text:p text:style-name="P48">[TODO. Maybe I sort of went over this in Dealing with Data???]</text:p>
      <text:p text:style-name="P24">Getting Ready…</text:p>
      <text:p text:style-name="P25">How to do it…</text:p>
      <text:p text:style-name="P8">Follow these steps to complete this recipe…</text:p>
      <text:list xml:id="list164005122080406" text:continue-list="list164004810523934" text:style-name="LFO3">
        <text:list-item text:start-value="1">
          <text:p text:style-name="P71">We need to have an application skeleton for experimentation. <text:s/>If you already have such an application, you can skip this step. Create a project skeleton using the "simple" template:</text:p>
          <text:p text:style-name="P138">phalcon project <text:span text:style-name="T30">debugging-sql</text:span> simple</text:p>
        </text:list-item>
        <text:list-item>
          <text:p text:style-name="P81">Now point the web browser at the root directory of the project. There should be a page with "Congratulations! ....". <text:s/>If we see the <text:span text:style-name="T3">Volt directory can't be written</text:span> error message then permissions of the directory `app/cache` needs to be changed to allow the web server to write to it.</text:p>
        </text:list-item>
        <text:list-item>
          <text:p text:style-name="P86"/>
        </text:list-item>
      </text:list>
      <text:p text:style-name="P25">How it work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1" svg:font-family="Wingdings" style:font-family-generic="system" style:font-pitch="variable" style:font-charset="x-symbol"/>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Lucida Console" svg:font-family="'Lucida Console'" style:font-family-generic="modern" style:font-pitch="fixed"/>
    <style:font-face style:name="Book Antiqua" svg:font-family="'Book Antiqua'"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28in" svg:stroke-color="#385d8a" draw:fill-color="#4f81bd" fo:wrap-option="no-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ru" fo:country="RU" fo:font-style="normal" style:text-underline-style="none" fo:font-weight="normal" style:letter-kerning="false" style:font-name-asian="Times New Roman" style:font-size-asian="10pt" style:language-asian="en" style:country-asian="IN"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ru" fo:country="RU" fo:font-style="normal" style:text-underline-style="none" fo:font-weight="normal" style:letter-kerning="false" fo:background-color="transparent" style:font-name-asian="Times New Roman" style:font-size-asian="10pt" style:language-asian="en" style:country-asian="IN"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next-style-name="Normal_20__5b_PACKT_5d_" style:default-outline-level="1" style:class="text">
      <style:paragraph-properties fo:margin-top="0.278in" fo:margin-bottom="0.0417in" loext:contextual-spacing="false" fo:hyphenation-ladder-count="no-limit" fo:keep-with-next="always"/>
      <style:text-properties fo:color="#000000" style:font-name="Arial" fo:font-family="Arial" style:font-family-generic="swiss" style:font-pitch="variable" fo:font-size="16pt" fo:font-weight="bold" style:letter-kerning="true" style:font-size-asian="16pt" style:language-asian="en" style:country-asian="US" style:font-weight-asian="bold" style:font-name-complex="Arial" style:font-family-complex="Arial" style:font-family-generic-complex="swiss" style:font-pitch-complex="variable" style:font-size-complex="16pt" style:font-style-complex="italic" fo:hyphenate="false"/>
    </style:style>
    <style:style style:name="Heading_20_2" style:display-name="Heading 2" style:family="paragraph" style:next-style-name="Normal_20__5b_PACKT_5d_" style:default-outline-level="2" style:class="text">
      <style:paragraph-properties fo:margin-top="0.222in" fo:margin-bottom="0.0417in" loext:contextual-spacing="false" fo:hyphenation-ladder-count="no-limit" fo:keep-with-next="always"/>
      <style:text-properties fo:color="#000000" style:font-name="Arial" fo:font-family="Arial" style:font-family-generic="swiss" style:font-pitch="variable" fo:font-size="14pt" fo:font-weight="bold" style:font-size-asian="14pt" style:language-asian="en" style:country-asian="US" style:font-weight-asian="bold" style:font-name-complex="Arial" style:font-family-complex="Arial" style:font-family-generic-complex="swiss" style:font-pitch-complex="variable" style:font-size-complex="14pt" style:font-style-complex="italic" style:font-weight-complex="bold" fo:hyphenate="false"/>
    </style:style>
    <style:style style:name="Heading_20_3" style:display-name="Heading 3" style:family="paragraph" style:next-style-name="Normal_20__5b_PACKT_5d_" style:default-outline-level="3" style:class="text">
      <style:paragraph-properties fo:margin-top="0.1665in" fo:margin-bottom="0.0417in" loext:contextual-spacing="false" fo:hyphenation-ladder-count="no-limit" fo:keep-with-next="always"/>
      <style:text-properties fo:color="#000000" style:font-name="Arial" fo:font-family="Arial" style:font-family-generic="swiss" style:font-pitch="variable" fo:font-size="13pt" fo:font-weight="bold" style:font-size-asian="13pt" style:language-asian="en" style:country-asian="US" style:font-weight-asian="bold" style:font-name-complex="Arial" style:font-family-complex="Arial" style:font-family-generic-complex="swiss" style:font-pitch-complex="variable" style:font-size-complex="13pt" style:font-style-complex="italic" fo:hyphenate="false"/>
    </style:style>
    <style:style style:name="Heading_20_4" style:display-name="Heading 4" style:family="paragraph" style:next-style-name="Normal_20__5b_PACKT_5d_" style:default-outline-level="4" style:class="text">
      <style:paragraph-properties fo:margin-top="0.111in" fo:margin-bottom="0.0417in" loext:contextual-spacing="false" fo:hyphenation-ladder-count="no-limit"/>
      <style:text-properties fo:color="#000000" style:font-name="Arial" fo:font-family="Arial" style:font-family-generic="swiss" style:font-pitch="variable" fo:font-size="12pt" fo:font-weight="bold" style:font-size-asian="12pt" style:language-asian="en" style:country-asian="US" style:font-weight-asian="bold" style:font-name-complex="Arial" style:font-family-complex="Arial" style:font-family-generic-complex="swiss" style:font-pitch-complex="variable" style:font-size-complex="14pt" style:font-style-complex="italic" fo:hyphenate="false"/>
    </style:style>
    <style:style style:name="Heading_20_5" style:display-name="Heading 5" style:family="paragraph" style:next-style-name="Normal_20__5b_PACKT_5d_" style:default-outline-level="5" style:class="text">
      <style:paragraph-properties fo:margin-top="0.0555in" fo:margin-bottom="0.0417in" loext:contextual-spacing="false" fo:hyphenation-ladder-count="no-limit"/>
      <style:text-properties fo:color="#000000" style:font-name="Arial" fo:font-family="Arial" style:font-family-generic="swiss" style:font-pitch="variable" fo:font-size="11pt" fo:font-weight="bold" style:font-size-asian="11pt" style:language-asian="en" style:country-asian="US" style:font-weight-asian="bold" style:font-name-complex="Arial" style:font-family-complex="Arial" style:font-family-generic-complex="swiss" style:font-pitch-complex="variable" style:font-size-complex="13pt" fo:hyphenate="false"/>
    </style:style>
    <style:style style:name="Heading_20_6" style:display-name="Heading 6" style:family="paragraph" style:parent-style-name="Heading_20_2" style:next-style-name="Normal_20__5b_PACKT_5d_" style:default-outline-level="6" style:class="text">
      <style:paragraph-properties fo:margin-top="0.0835in" fo:margin-bottom="0in" loext:contextual-spacing="false" fo:hyphenation-ladder-count="no-limit"/>
      <style:text-properties fo:font-size="10pt" fo:font-weight="normal" style:font-size-asian="10pt" style:font-weight-asian="normal" style:font-size-complex="11pt" style:font-weight-complex="normal" fo:hyphenate="false"/>
    </style:style>
    <style:style style:name="Normal_20__5b_PACKT_5d_" style:display-name="Normal [PACKT]" style:family="paragraph">
      <style:paragraph-properties fo:margin-top="0in" fo:margin-bottom="0.0835in" loext:contextual-spacing="false" fo:hyphenation-ladder-count="no-limit"/>
      <style:text-properties fo:font-size="11pt" style:font-size-asian="11pt" style:language-asian="en" style:country-asian="US" style:font-size-complex="12pt" fo:hyphenate="false"/>
    </style:style>
    <style:style style:name="Footer" style:family="paragraph" style:class="extra">
      <style:paragraph-properties fo:hyphenation-ladder-count="no-limit">
        <style:tab-stops>
          <style:tab-stop style:position="3in" style:type="center"/>
          <style:tab-stop style:position="6in" style:type="right"/>
        </style:tab-stops>
      </style:paragraph-properties>
      <style:text-properties fo:hyphenate="false"/>
    </style:style>
    <style:style style:name="Chapter_20_Title_20__5b_PACKT_5d_" style:display-name="Chapter Title [PACKT]" style:family="paragraph" style:next-style-name="Normal_20__5b_PACKT_5d_">
      <style:paragraph-properties fo:margin-top="0in" fo:margin-bottom="0.5835in" loext:contextual-spacing="false" fo:text-align="end" style:justify-single-word="false" fo:hyphenation-ladder-count="no-limit"/>
      <style:text-properties fo:color="#000000" style:font-name="Arial" fo:font-family="Arial" style:font-family-generic="swiss" style:font-pitch="variable" fo:font-size="28pt" style:letter-kerning="true" style:font-size-asian="28pt" style:language-asian="en" style:country-asian="US" style:font-name-complex="Arial" style:font-family-complex="Arial" style:font-family-generic-complex="swiss" style:font-pitch-complex="variable" style:font-size-complex="16pt" style:font-weight-complex="bold" fo:hyphenate="false"/>
    </style:style>
    <style:style style:name="Code_20__5b_PACKT_5d_" style:display-name="Code [PACKT]" style:family="paragraph" style:parent-style-name="Normal_20__5b_PACKT_5d_">
      <style:paragraph-properties fo:margin-left="0.25in" fo:margin-right="0in" fo:margin-top="0in" fo:margin-bottom="0.0346in" loext:contextual-spacing="false" fo:hyphenation-ladder-count="no-limit" fo:text-indent="0in" style:auto-text-indent="false">
        <style:tab-stops/>
      </style:paragraph-properties>
      <style:text-properties style:font-name="Lucida Console" fo:font-family="'Lucida Console'" style:font-family-generic="modern" style:font-pitch="fixed" fo:font-size="9.5pt" style:font-size-asian="9.5pt" style:language-asian="ar" style:country-asian="SA" style:font-size-complex="9pt" fo:hyphenate="false"/>
    </style:style>
    <style:style style:name="Bullet_20__5b_PACKT_5d_" style:display-name="Bullet [PACKT]" style:family="paragraph" style:parent-style-name="Normal_20__5b_PACKT_5d_" style:list-style-name="LFO1">
      <style:paragraph-properties fo:margin-left="-0.248in" fo:margin-right="0.248in" fo:margin-top="0in" fo:margin-bottom="0.0417in" loext:contextual-spacing="false" fo:hyphenation-ladder-count="no-limit" fo:text-indent="0.248in" style:auto-text-indent="false">
        <style:tab-stops>
          <style:tab-stop style:position="-0.25in"/>
        </style:tab-stops>
      </style:paragraph-properties>
      <style:text-properties fo:hyphenate="false"/>
    </style:style>
    <style:style style:name="Information_20_Box_20__5b_PACKT_5d_" style:display-name="Information Box [PACKT]" style:family="paragraph" style:parent-style-name="Normal_20__5b_PACKT_5d_" style:next-style-name="Normal_20__5b_PACKT_5d_" style:master-page-name="">
      <loext:graphic-properties draw:fill="solid" draw:fill-color="#ffffff" draw:opacity="100%"/>
      <style:paragraph-properties fo:margin-left="0.5in" fo:margin-right="0in" fo:margin-top="0.1252in" fo:margin-bottom="0.1252in" loext:contextual-spacing="false" fo:hyphenation-ladder-count="no-limit" fo:text-indent="0in" style:auto-text-indent="false" style:page-number="auto" fo:background-color="#ffffff" fo:padding-left="0.0555in" fo:padding-right="0.0555in" fo:padding-top="0.0835in" fo:padding-bottom="0.1252in" fo:border="0.51pt solid #000000" style:shadow="none">
        <style:tab-stops/>
      </style:paragraph-properties>
      <style:text-properties fo:font-size="10pt" style:font-size-asian="10pt" fo:hyphenate="false"/>
    </style:style>
    <style:style style:name="Numbered_20_Bullet_20__5b_PACKT_5d_" style:display-name="Numbered Bullet [PACKT]" style:family="paragraph" style:parent-style-name="Bullet_20__5b_PACKT_5d_" style:list-style-name="LFO3">
      <style:paragraph-properties fo:hyphenation-ladder-count="no-limit"/>
      <style:text-properties fo:hyphenate="false"/>
    </style:style>
    <style:style style:name="Table_20_Column_20_Heading_20__5b_PACKT_5d_" style:display-name="Table Column Heading [PACKT]" style:family="paragraph" style:parent-style-name="Normal_20__5b_PACKT_5d_">
      <style:paragraph-properties fo:margin-top="0.0417in" fo:margin-bottom="0.0417in" loext:contextual-spacing="false" fo:hyphenation-ladder-count="no-limit"/>
      <style:text-properties fo:font-size="10pt" fo:font-weight="bold" style:font-size-asian="10pt" style:font-weight-asian="bold" style:font-name-complex="Arial" style:font-family-complex="Arial" style:font-family-generic-complex="swiss" style:font-pitch-complex="variable" style:font-weight-complex="bold" fo:hyphenate="false"/>
    </style:style>
    <style:style style:name="Code_20_End_20__5b_PACKT_5d_" style:display-name="Code End [PACKT]" style:family="paragraph" style:parent-style-name="Code_20__5b_PACKT_5d_" style:next-style-name="Normal_20__5b_PACKT_5d_">
      <style:paragraph-properties fo:margin-top="0in" fo:margin-bottom="0.0835in" loext:contextual-spacing="false" fo:hyphenation-ladder-count="no-limit"/>
      <style:text-properties fo:hyphenate="false"/>
    </style:style>
    <style:style style:name="Table_20_Column_20_Content_20__5b_PACKT_5d_" style:display-name="Table Column Content [PACKT]" style:family="paragraph" style:parent-style-name="Table_20_Column_20_Heading_20__5b_PACKT_5d_">
      <style:paragraph-properties fo:hyphenation-ladder-count="no-limit"/>
      <style:text-properties fo:font-weight="normal" style:font-weight-asian="normal" fo:hyphenate="false"/>
    </style:style>
    <style:style style:name="Command_20_Line_20__5b_PACKT_5d_" style:display-name="Command Line [PACKT]" style:family="paragraph" style:parent-style-name="Code_20__5b_PACKT_5d_">
      <style:paragraph-properties fo:margin-left="0in" fo:margin-right="0in" fo:margin-top="0in" fo:margin-bottom="0.0417in" loext:contextual-spacing="false" fo:hyphenation-ladder-count="no-limit" fo:text-indent="0in" style:auto-text-indent="false">
        <style:tab-stops/>
      </style:paragraph-properties>
      <style:text-properties fo:hyphenate="false"/>
    </style:style>
    <style:style style:name="Code_20_Within_20_Tip_20__5b_PACKT_5d_" style:display-name="Code Within Tip [PACKT]" style:family="paragraph">
      <style:paragraph-properties fo:margin-left="0.5in" fo:margin-right="0in" fo:margin-top="0in" fo:margin-bottom="0.0346in" loext:contextual-spacing="false" fo:hyphenation-ladder-count="no-limit" fo:text-indent="0in" style:auto-text-indent="false" style:border-line-width-top="0.0071in 0.0071in 0.0071in" style:border-line-width-bottom="0.0071in 0.0071in 0.0071in" fo:padding-left="0in" fo:padding-right="0in" fo:padding-top="0.0835in" fo:padding-bottom="0.1252in" fo:border-left="none" fo:border-right="none" fo:border-top="1.5pt double #000000" fo:border-bottom="1.5pt double #000000" style:shadow="none">
        <style:tab-stops/>
      </style:paragraph-properties>
      <style:text-properties style:font-name="Lucida Console" fo:font-family="'Lucida Console'" style:font-family-generic="modern" style:font-pitch="fixed" fo:font-size="9.5pt" style:font-size-asian="9.5pt" style:language-asian="en" style:country-asian="US" fo:hyphenate="false"/>
    </style:style>
    <style:style style:name="Chapter_20_Number_20__5b_PACKT_5d_" style:display-name="Chapter Number [PACKT]" style:family="paragraph" style:next-style-name="Chapter_20_Title_20__5b_PACKT_5d_">
      <style:paragraph-properties fo:text-align="end" style:justify-single-word="false" fo:hyphenation-ladder-count="no-limit"/>
      <style:text-properties fo:color="#000000" style:font-name="Arial" fo:font-family="Arial" style:font-family-generic="swiss" style:font-pitch="variable" fo:font-size="60pt" style:letter-kerning="true" style:font-size-asian="60pt" style:language-asian="en" style:country-asian="US" style:font-name-complex="Arial" style:font-family-complex="Arial" style:font-family-generic-complex="swiss" style:font-pitch-complex="variable" style:font-size-complex="16pt" style:font-weight-complex="bold" fo:hyphenate="false"/>
    </style:style>
    <style:style style:name="Bullet_20_End_20__5b_PACKT_5d_" style:display-name="Bullet End [PACKT]" style:family="paragraph" style:parent-style-name="Bullet_20__5b_PACKT_5d_" style:next-style-name="Normal_20__5b_PACKT_5d_" style:list-style-name="LFO1">
      <style:paragraph-properties fo:margin-top="0in" fo:margin-bottom="0.0835in" loext:contextual-spacing="false" fo:hyphenation-ladder-count="no-limit"/>
      <style:text-properties fo:hyphenate="false"/>
    </style:style>
    <style:style style:name="Figure_20__5b_PACKT_5d_" style:display-name="Figure [PACKT]" style:family="paragraph">
      <style:paragraph-properties fo:margin-top="0.1665in" fo:margin-bottom="0.1665in" loext:contextual-spacing="false" fo:text-align="center" style:justify-single-word="false" fo:hyphenation-ladder-count="no-limit"/>
      <style:text-properties style:font-name="Tahoma" fo:font-family="Tahoma" style:font-family-generic="swiss" style:font-pitch="variable" fo:font-size="8pt" style:font-size-asian="8pt" style:language-asian="en" style:country-asian="US" style:font-name-complex="Tahoma" style:font-family-complex="Tahoma" style:font-family-generic-complex="swiss" style:font-pitch-complex="variable" style:font-size-complex="8pt" fo:hyphenate="false"/>
    </style:style>
    <style:style style:name="Numbered_20_Bullet_20_End_20__5b_PACKT_5d_" style:display-name="Numbered Bullet End [PACKT]" style:family="paragraph" style:parent-style-name="Numbered_20_Bullet_20__5b_PACKT_5d_" style:next-style-name="Normal_20__5b_PACKT_5d_" style:list-style-name="LFO3">
      <style:paragraph-properties fo:margin-top="0in" fo:margin-bottom="0.0835in" loext:contextual-spacing="false" fo:hyphenation-ladder-count="no-limit"/>
      <style:text-properties fo:hyphenate="false"/>
    </style:style>
    <style:style style:name="Bullet_20_Within_20_Bullet_20__5b_PACKT_5d_" style:display-name="Bullet Within Bullet [PACKT]" style:family="paragraph" style:parent-style-name="Bullet_20__5b_PACKT_5d_" style:list-style-name="LFO1">
      <style:paragraph-properties fo:margin-left="0.5in" fo:margin-right="0.5in" fo:hyphenation-ladder-count="no-limit" fo:text-indent="0in" style:auto-text-indent="false">
        <style:tab-stops/>
      </style:paragraph-properties>
      <style:text-properties fo:hyphenate="false"/>
    </style:style>
    <style:style style:name="Bullet_20_Within_20_Bullet_20_End_20__5b_PACKT_5d_" style:display-name="Bullet Within Bullet End [PACKT]" style:family="paragraph" style:parent-style-name="Bullet_20_Within_20_Bullet_20__5b_PACKT_5d_" style:list-style-name="LFO1">
      <style:paragraph-properties fo:margin-top="0in" fo:margin-bottom="0.0835in" loext:contextual-spacing="false" fo:hyphenation-ladder-count="no-limit"/>
      <style:text-properties fo:hyphenate="false"/>
    </style:style>
    <style:style style:name="Tip_20__5b_PACKT_5d_" style:display-name="Tip [PACKT]" style:family="paragraph" style:parent-style-name="Information_20_Box_20__5b_PACKT_5d_" style:next-style-name="Normal_20__5b_PACKT_5d_">
      <loext:graphic-properties draw:fill="none" draw:fill-color="#4f81bd"/>
      <style:paragraph-properties fo:hyphenation-ladder-count="no-limit" fo:background-color="transparent" style:border-line-width-top="0.0071in 0.0071in 0.0071in" style:border-line-width-bottom="0.0071in 0.0071in 0.0071in" fo:padding-left="0in" fo:padding-right="0in" fo:padding-top="0.0835in" fo:padding-bottom="0.1252in" fo:border-left="none" fo:border-right="none" fo:border-top="1.5pt double #000000" fo:border-bottom="1.5pt double #000000" style:shadow="none"/>
      <style:text-properties fo:hyphenate="false"/>
    </style:style>
    <style:style style:name="Table_20_Within_20_Bullet_20__5b_PACKT_5d_" style:display-name="Table Within Bullet [PACKT]" style:family="paragraph" style:parent-style-name="Table_20_Column_20_Content_20__5b_PACKT_5d_">
      <style:paragraph-properties fo:hyphenation-ladder-count="no-limit"/>
      <style:text-properties fo:hyphenate="false"/>
    </style:style>
    <style:style style:name="Tip_20_Within_20_Bullet_20__5b_PACKT_5d_" style:display-name="Tip Within Bullet [PACKT]" style:family="paragraph" style:parent-style-name="Table_20_Within_20_Bullet_20__5b_PACKT_5d_">
      <style:paragraph-properties fo:margin-left="0.5in" fo:margin-right="0.5in" fo:margin-top="0.1252in" fo:margin-bottom="0.1252in" loext:contextual-spacing="false" fo:hyphenation-ladder-count="no-limit" fo:text-indent="0in" style:auto-text-indent="false" style:border-line-width-top="0.0071in 0.0071in 0.0071in" style:border-line-width-bottom="0.0071in 0.0071in 0.0071in" fo:padding-left="0in" fo:padding-right="0in" fo:padding-top="0.0835in" fo:padding-bottom="0.1252in" fo:border-left="none" fo:border-right="none" fo:border-top="1.5pt double #000000" fo:border-bottom="1.5pt double #000000" style:shadow="none">
        <style:tab-stops/>
      </style:paragraph-properties>
      <style:text-properties fo:hyphenate="false"/>
    </style:style>
    <style:style style:name="Part_20__5b_PACKT_5d_" style:display-name="Part [PACKT]" style:family="paragraph" style:parent-style-name="Tip_20_Within_20_Bullet_20__5b_PACKT_5d_">
      <style:paragraph-properties fo:hyphenation-ladder-count="no-limit" fo:padding="0in" fo:border="none" style:shadow="none"/>
      <style:text-properties fo:font-size="60pt" style:text-underline-style="solid" style:text-underline-width="auto" style:text-underline-color="font-color" fo:font-weight="bold" style:text-underline-mode="continuous" style:text-overline-mode="continuous" style:text-line-through-mode="continuous" style:font-size-asian="60pt" style:font-weight-asian="bold" fo:hyphenate="false"/>
    </style:style>
    <style:style style:name="Part_20_Title_20__5b_PACKT_5d_" style:display-name="Part Title [PACKT]" style:family="paragraph" style:parent-style-name="Part_20__5b_PACKT_5d_">
      <style:paragraph-properties fo:hyphenation-ladder-count="no-limit"/>
      <style:text-properties fo:font-size="13pt" fo:font-style="italic" style:text-underline-style="none" style:font-size-asian="13pt" style:font-style-asian="italic" fo:hyphenate="false"/>
    </style:style>
    <style:style style:name="Command_20_Line_20_End_20__5b_PACKT_5d_" style:display-name="Command Line End [PACKT]" style:family="paragraph" style:parent-style-name="Command_20_Line_20__5b_PACKT_5d_">
      <style:paragraph-properties fo:margin-top="0in" fo:margin-bottom="0.0835in" loext:contextual-spacing="false" fo:hyphenation-ladder-count="no-limit"/>
      <style:text-properties style:language-asian="en" style:country-asian="US" style:font-size-complex="10pt" style:font-weight-complex="bold" fo:hyphenate="false"/>
    </style:style>
    <style:style style:name="Code_20_Within_20_Bullets_20__5b_PACKT_5d_" style:display-name="Code Within Bullets [PACKT]" style:family="paragraph" style:parent-style-name="Code_20__5b_PACKT_5d_">
      <style:paragraph-properties fo:margin-left="0.75in" fo:margin-right="0in" fo:hyphenation-ladder-count="no-limit" fo:text-indent="0in" style:auto-text-indent="false">
        <style:tab-stops/>
      </style:paragraph-properties>
      <style:text-properties style:font-size-complex="10pt" fo:hyphenate="false"/>
    </style:style>
    <style:style style:name="Code_20_Within_20_Bullets_20_End_20__5b_PACKT_5d_" style:display-name="Code Within Bullets End [PACKT]" style:family="paragraph" style:parent-style-name="Code_20_Within_20_Bullets_20__5b_PACKT_5d_">
      <style:paragraph-properties fo:margin-top="0in" fo:margin-bottom="0.0835in" loext:contextual-spacing="false" fo:hyphenation-ladder-count="no-limit"/>
      <style:text-properties fo:hyphenate="false"/>
    </style:style>
    <style:style style:name="Numbered_20_Bullet_20_Within_20_Bullet_20__5b_PACKT_5d_" style:display-name="Numbered Bullet Within Bullet [PACKT]" style:family="paragraph" style:parent-style-name="Bullet_20_Within_20_Bullet_20__5b_PACKT_5d_" style:list-style-name="Numbered_20_Bullet_20_Within_20_Bullet">
      <style:paragraph-properties fo:margin-left="-0.0398in" fo:margin-right="0.5in" fo:hyphenation-ladder-count="no-limit" fo:text-indent="0in" style:auto-text-indent="false" style:shadow="none">
        <style:tab-stops/>
      </style:paragraph-properties>
      <style:text-properties fo:hyphenate="false"/>
    </style:style>
    <style:style style:name="Numbered_20_Bullet_20_Within_20_Bullet_20_End_20__5b_PACKT_5d_" style:display-name="Numbered Bullet Within Bullet End [PACKT]" style:family="paragraph" style:parent-style-name="Numbered_20_Bullet_20_Within_20_Bullet_20__5b_PACKT_5d_" style:list-style-name="Numbered_20_Bullet_20_Within_20_Bullet">
      <style:paragraph-properties fo:margin-top="0in" fo:margin-bottom="0.0835in" loext:contextual-spacing="false" fo:hyphenation-ladder-count="no-limit"/>
      <style:text-properties fo:hyphenate="false"/>
    </style:style>
    <style:style style:name="Bullet_20_Within_20_Information_20_Box_20__5b_PACKT_5d_" style:display-name="Bullet Within Information Box [PACKT]" style:family="paragraph" style:parent-style-name="Information_20_Box_20__5b_PACKT_5d_">
      <style:paragraph-properties fo:margin-left="0.75in" fo:margin-right="0in" fo:margin-top="0in" fo:margin-bottom="0.0138in" loext:contextual-spacing="false" fo:hyphenation-ladder-count="no-limit" fo:text-indent="-0.25in" style:auto-text-indent="false">
        <style:tab-stops/>
      </style:paragraph-properties>
      <style:text-properties fo:hyphenate="false"/>
    </style:style>
    <style:style style:name="Code_20_Within_20_Tip_20_End_20__5b_PACKT_5d_" style:display-name="Code Within Tip End [PACKT]" style:family="paragraph" style:parent-style-name="Code_20_Within_20_Tip_20__5b_PACKT_5d_">
      <style:paragraph-properties fo:margin-top="0in" fo:margin-bottom="0.0835in" loext:contextual-spacing="false" fo:hyphenation-ladder-count="no-limit"/>
      <style:text-properties fo:hyphenate="false"/>
    </style:style>
    <style:style style:name="Code_20_Within_20_Information_20_Box_20__5b_PACKT_5d_" style:display-name="Code Within Information Box [PACKT]" style:family="paragraph" style:parent-style-name="Code_20_Within_20_Tip_20__5b_PACKT_5d_">
      <style:paragraph-properties fo:margin-top="0in" fo:margin-bottom="0.0138in" loext:contextual-spacing="false" fo:hyphenation-ladder-count="no-limit" fo:padding-left="0.0555in" fo:padding-right="0.0555in" fo:padding-top="0.0835in" fo:padding-bottom="0.1252in" fo:border="0.51pt solid #000000" style:shadow="none"/>
      <style:text-properties fo:hyphenate="false"/>
    </style:style>
    <style:style style:name="Quote_20__5b_PACKT_5d_" style:display-name="Quote [PACKT]" style:family="paragraph" style:parent-style-name="Normal_20__5b_PACKT_5d_">
      <loext:graphic-properties draw:fill="solid" draw:fill-color="#ffff00" draw:opacity="100%"/>
      <style:paragraph-properties fo:margin-left="0.3in" fo:margin-right="0.3in" fo:margin-top="0.1252in" fo:margin-bottom="0.1252in" loext:contextual-spacing="false" fo:hyphenation-ladder-count="no-limit" fo:text-indent="0in" style:auto-text-indent="false" fo:background-color="#ffff00">
        <style:tab-stops/>
      </style:paragraph-properties>
      <style:text-properties fo:font-style="italic" style:font-style-asian="italic" fo:hyphenate="false"/>
    </style:style>
    <style:style style:name="Layout_20_Information_20__5b_PACKT_5d_" style:display-name="Layout Information [PACKT]" style:family="paragraph" style:parent-style-name="Normal_20__5b_PACKT_5d_" style:next-style-name="Normal_20__5b_PACKT_5d_">
      <style:paragraph-properties fo:hyphenation-ladder-count="no-limit"/>
      <style:text-properties fo:color="#ff0000" style:font-name="Arial" fo:font-family="Arial" style:font-family-generic="swiss" style:font-pitch="variable" fo:font-size="14pt" fo:font-weight="bold" style:font-size-asian="14pt" style:font-weight-asian="bold" style:font-size-complex="14pt" fo:hyphenate="false"/>
    </style:style>
    <style:style style:name="Figure_20_Within_20_Bullet_20__5b_PACKT_5d_" style:display-name="Figure Within Bullet [PACKT]" style:family="paragraph" style:parent-style-name="Figure_20__5b_PACKT_5d_">
      <style:paragraph-properties fo:hyphenation-ladder-count="no-limit"/>
      <style:text-properties fo:hyphenate="false"/>
    </style:style>
    <style:style style:name="Figure_20_Within_20_Information_20_Box_20__5b_PACKT_5d_" style:display-name="Figure Within Information Box [PACKT]" style:family="paragraph" style:parent-style-name="Figure_20_Within_20_Bullet_20__5b_PACKT_5d_">
      <style:paragraph-properties fo:margin-left="0.5in" fo:margin-right="0in" fo:margin-top="0in" fo:margin-bottom="0in" loext:contextual-spacing="false" fo:hyphenation-ladder-count="no-limit" fo:text-indent="0in" style:auto-text-indent="false" fo:padding-left="0.0555in" fo:padding-right="0.0555in" fo:padding-top="0.0835in" fo:padding-bottom="0.1252in" fo:border="0.51pt solid #000000" style:shadow="none">
        <style:tab-stops/>
      </style:paragraph-properties>
      <style:text-properties style:font-name="Times New Roman" fo:font-family="'Times New Roman'" style:font-family-generic="roman" style:font-pitch="variable" fo:hyphenate="false"/>
    </style:style>
    <style:style style:name="Figure_20_Within_20_Table_20_Content_20__5b_PACKT_5d_" style:display-name="Figure Within Table Content [PACKT]" style:family="paragraph" style:parent-style-name="Figure_20_Within_20_Information_20_Box_20__5b_PACKT_5d_">
      <style:paragraph-properties fo:margin-top="0in" fo:margin-bottom="0.0835in" loext:contextual-spacing="false" fo:hyphenation-ladder-count="no-limit" fo:padding="0in" fo:border="none" style:shadow="none"/>
      <style:text-properties fo:hyphenate="false"/>
    </style:style>
    <style:style style:name="Figure_20_Within_20_Tip_20__5b_PACKT_5d_" style:display-name="Figure Within Tip [PACKT]" style:family="paragraph" style:parent-style-name="Figure_20_Within_20_Table_20_Content_20__5b_PACKT_5d_">
      <style:paragraph-properties fo:hyphenation-ladder-count="no-limit" style:border-line-width-top="0.0071in 0.0071in 0.0071in" style:border-line-width-bottom="0.0071in 0.0071in 0.0071in" fo:padding-left="0in" fo:padding-right="0in" fo:padding-top="0.0835in" fo:padding-bottom="0.1252in" fo:border-left="none" fo:border-right="none" fo:border-top="1.5pt double #000000" fo:border-bottom="1.5pt double #000000" style:shadow="none"/>
      <style:text-properties fo:hyphenate="false"/>
    </style:style>
    <style:style style:name="Ignore_20__5b_PACKT_5d_" style:display-name="Ignore [PACKT]" style:family="paragraph" style:parent-style-name="Figure_20_Within_20_Tip_20__5b_PACKT_5d_">
      <style:paragraph-properties fo:hyphenation-ladder-count="no-limit"/>
      <style:text-properties fo:hyphenate="false"/>
    </style:style>
    <style:style style:name="Information_20_Box_20_Within_20_Bullet_20__5b_PACKT_5d_" style:display-name="Information Box Within Bullet [PACKT]" style:family="paragraph" style:parent-style-name="Information_20_Box_20__5b_PACKT_5d_">
      <style:paragraph-properties fo:margin-left="0.75in" fo:margin-right="0in" fo:hyphenation-ladder-count="no-limit" fo:text-indent="0in" style:auto-text-indent="false">
        <style:tab-stops/>
      </style:paragraph-properties>
      <style:text-properties fo:hyphenate="false"/>
    </style:style>
    <style:style style:name="Bullet_20_Within_20_Information_20_Box_20_End_20__5b_PACKT_5d_" style:display-name="Bullet Within Information Box End [PACKT]" style:family="paragraph" style:parent-style-name="Bullet_20_Within_20_Information_20_Box_20__5b_PACKT_5d_">
      <style:paragraph-properties fo:margin-top="0in" fo:margin-bottom="0.0417in" loext:contextual-spacing="false" fo:hyphenation-ladder-count="no-limit"/>
      <style:text-properties fo:hyphenate="false"/>
    </style:style>
    <style:style style:name="Bullet_20_Within_20_Tip_20__5b_PACKT_5d_" style:display-name="Bullet Within Tip [PACKT]" style:family="paragraph" style:parent-style-name="Bullet_20_Within_20_Information_20_Box_20__5b_PACKT_5d_">
      <style:paragraph-properties fo:hyphenation-ladder-count="no-limit" style:border-line-width-top="0.0071in 0.0071in 0.0071in" style:border-line-width-bottom="0.0071in 0.0071in 0.0071in" fo:padding-left="0in" fo:padding-right="0in" fo:padding-top="0.0835in" fo:padding-bottom="0.1252in" fo:border-left="none" fo:border-right="none" fo:border-top="1.5pt double #000000" fo:border-bottom="1.5pt double #000000" style:shadow="none"/>
      <style:text-properties fo:hyphenate="false"/>
    </style:style>
    <style:style style:name="Bullet_20_Within_20_Tip_20_End_20__5b_PACKT_5d_" style:display-name="Bullet Within Tip End [PACKT]" style:family="paragraph" style:parent-style-name="Bullet_20_Within_20_Tip_20__5b_PACKT_5d_">
      <style:paragraph-properties fo:margin-top="0in" fo:margin-bottom="0.0417in" loext:contextual-spacing="false" fo:hyphenation-ladder-count="no-limit"/>
      <style:text-properties fo:hyphenate="false"/>
    </style:style>
    <style:style style:name="Code_20_Within_20_Information_20_Box_20_End_20__5b_PACKT_5d_" style:display-name="Code Within Information Box End [PACKT]" style:family="paragraph" style:parent-style-name="Code_20_Within_20_Information_20_Box_20__5b_PACKT_5d_">
      <style:paragraph-properties fo:margin-top="0.1252in" fo:margin-bottom="0.1252in" loext:contextual-spacing="false" fo:hyphenation-ladder-count="no-limit"/>
      <style:text-properties fo:hyphenate="false"/>
    </style:style>
    <style:style style:name="Code_20_Within_20_Table_20_Column_20_Content_20__5b_PACKT_5d_" style:display-name="Code Within Table Column Content [PACKT]" style:family="paragraph" style:parent-style-name="Code_20_Within_20_Tip_20_End_20__5b_PACKT_5d_">
      <style:paragraph-properties fo:margin-left="0.15in" fo:margin-right="0in" fo:margin-top="0in" fo:margin-bottom="0.0346in" loext:contextual-spacing="false" fo:hyphenation-ladder-count="no-limit" fo:text-indent="0in" style:auto-text-indent="false" fo:padding="0in" fo:border="none" style:shadow="none">
        <style:tab-stops/>
      </style:paragraph-properties>
      <style:text-properties fo:hyphenate="false"/>
    </style:style>
    <style:style style:name="Code_20_Within_20_Table_20_Column_20_Content_20_End_20__5b_PACKT_5d_" style:display-name="Code Within Table Column Content End [PACKT]" style:family="paragraph" style:parent-style-name="Code_20_Within_20_Table_20_Column_20_Content_20__5b_PACKT_5d_">
      <style:paragraph-properties fo:margin-top="0in" fo:margin-bottom="0.0835in" loext:contextual-spacing="false" fo:hyphenation-ladder-count="no-limit"/>
      <style:text-properties fo:hyphenate="false"/>
    </style:style>
    <style:style style:name="Command_20_Line_20_Within_20_Tip_20__5b_PACKT_5d_" style:display-name="Command Line Within Tip [PACKT]" style:family="paragraph" style:parent-style-name="Command_20_Line_20__5b_PACKT_5d_">
      <style:paragraph-properties fo:margin-left="0.5in" fo:margin-right="0in" fo:hyphenation-ladder-count="no-limit" fo:text-indent="0in" style:auto-text-indent="false" style:border-line-width-top="0.0071in 0.0071in 0.0071in" style:border-line-width-bottom="0.0071in 0.0071in 0.0071in" fo:padding-left="0in" fo:padding-right="0in" fo:padding-top="0.0835in" fo:padding-bottom="0.1252in" fo:border-left="none" fo:border-right="none" fo:border-top="1.5pt double #000000" fo:border-bottom="1.5pt double #000000" style:shadow="none">
        <style:tab-stops/>
      </style:paragraph-properties>
      <style:text-properties fo:hyphenate="false"/>
    </style:style>
    <style:style style:name="Command_20_Line_20_Within_20_Tip_20_End_20__5b_PACKT_5d_" style:display-name="Command Line Within Tip End [PACKT]" style:family="paragraph" style:parent-style-name="Command_20_Line_20_Within_20_Tip_20__5b_PACKT_5d_">
      <style:paragraph-properties fo:margin-top="0in" fo:margin-bottom="0.0835in" loext:contextual-spacing="false" fo:hyphenation-ladder-count="no-limit"/>
      <style:text-properties fo:hyphenate="false"/>
    </style:style>
    <style:style style:name="Command_20_Line_20_Within_20_Information_20_Box_20__5b_PACKT_5d_" style:display-name="Command Line Within Information Box [PACKT]" style:family="paragraph" style:parent-style-name="Command_20_Line_20_Within_20_Tip_20__5b_PACKT_5d_">
      <loext:graphic-properties draw:fill="none" draw:fill-color="#4f81bd"/>
      <style:paragraph-properties fo:hyphenation-ladder-count="no-limit" fo:background-color="transparent" fo:padding-left="0.0555in" fo:padding-right="0.0555in" fo:padding-top="0.0835in" fo:padding-bottom="0.1252in" fo:border="0.51pt solid #000000" style:shadow="none"/>
      <style:text-properties fo:hyphenate="false"/>
    </style:style>
    <style:style style:name="Command_20_Line_20_Within_20_Information_20_Box_20_End_20__5b_PACKT_5d_" style:display-name="Command Line Within Information Box End [PACKT]" style:family="paragraph" style:parent-style-name="Command_20_Line_20_Within_20_Information_20_Box_20__5b_PACKT_5d_">
      <style:paragraph-properties fo:margin-top="0in" fo:margin-bottom="0.0835in" loext:contextual-spacing="false" fo:hyphenation-ladder-count="no-limit"/>
      <style:text-properties fo:hyphenate="false"/>
    </style:style>
    <style:style style:name="Command_20_Line_20_Within_20_Table_20_Column_20_Content_20__5b_PACKT_5d_" style:display-name="Command Line Within Table Column Content [PACKT]" style:family="paragraph" style:parent-style-name="Command_20_Line_20_Within_20_Information_20_Box_20_End_20__5b_PACKT_5d_">
      <style:paragraph-properties fo:margin-left="0in" fo:margin-right="0in" fo:margin-top="0in" fo:margin-bottom="0.0417in" loext:contextual-spacing="false" fo:hyphenation-ladder-count="no-limit" fo:text-indent="0in" style:auto-text-indent="false" fo:padding="0in" fo:border="none" style:shadow="none">
        <style:tab-stops/>
      </style:paragraph-properties>
      <style:text-properties fo:hyphenate="false"/>
    </style:style>
    <style:style style:name="Command_20_Line_20_Within_20_Table_20_Column_20_Content_20_End_20__5b_PACKT_5d_" style:display-name="Command Line Within Table Column Content End [PACKT]" style:family="paragraph" style:parent-style-name="Command_20_Line_20_Within_20_Table_20_Column_20_Content_20__5b_PACKT_5d_">
      <style:paragraph-properties fo:margin-top="0in" fo:margin-bottom="0.0835in" loext:contextual-spacing="false" fo:hyphenation-ladder-count="no-limit"/>
      <style:text-properties fo:hyphenate="false"/>
    </style:style>
    <style:style style:name="Command_20_Line_20_Within_20_Bullet_20__5b_PACKT_5d_" style:display-name="Command Line Within Bullet [PACKT]" style:family="paragraph" style:parent-style-name="Command_20_Line_20_Within_20_Table_20_Column_20_Content_20_End_20__5b_PACKT_5d_">
      <style:paragraph-properties fo:margin-left="0.5in" fo:margin-right="0in" fo:hyphenation-ladder-count="no-limit" fo:text-indent="0in" style:auto-text-indent="false">
        <style:tab-stops/>
      </style:paragraph-properties>
      <style:text-properties fo:hyphenate="false"/>
    </style:style>
    <style:style style:name="Command_20_Line_20_Within_20_Bullet_20_End_20__5b_PACKT_5d_" style:display-name="Command Line Within Bullet End [PACKT]" style:family="paragraph" style:parent-style-name="Command_20_Line_20_Within_20_Bullet_20__5b_PACKT_5d_">
      <style:paragraph-properties fo:hyphenation-ladder-count="no-limit"/>
      <style:text-properties fo:hyphenate="false"/>
    </style:style>
    <style:style style:name="Quote_20_Within_20_Bullet_20__5b_PACKT_5d_" style:display-name="Quote Within Bullet [PACKT]" style:family="paragraph" style:parent-style-name="Quote_20__5b_PACKT_5d_">
      <style:paragraph-properties fo:margin-left="0.6in" fo:margin-right="0.6in" fo:hyphenation-ladder-count="no-limit" fo:text-indent="0in" style:auto-text-indent="false">
        <style:tab-stops/>
      </style:paragraph-properties>
      <style:text-properties fo:hyphenate="false"/>
    </style:style>
    <style:style style:name="Roman_20_Numbered_20_Bullet_20__5b_PACKT_5d_" style:display-name="Roman Numbered Bullet [PACKT]" style:family="paragraph" style:parent-style-name="Numbered_20_Bullet_20__5b_PACKT_5d_" style:list-style-name="Roman_20_Numbered_20_Bullet">
      <style:paragraph-properties fo:hyphenation-ladder-count="no-limit">
        <style:tab-stops/>
      </style:paragraph-properties>
      <style:text-properties fo:hyphenate="false"/>
    </style:style>
    <style:style style:name="Roman_20_Numbered_20_Bullet_20_End_20__5b_PACKT_5d_" style:display-name="Roman Numbered Bullet End [PACKT]" style:family="paragraph" style:parent-style-name="Roman_20_Numbered_20_Bullet_20__5b_PACKT_5d_" style:list-style-name="Roman_20_Numbered_20_Bullet">
      <style:paragraph-properties fo:margin-top="0in" fo:margin-bottom="0.0835in" loext:contextual-spacing="false" fo:hyphenation-ladder-count="no-limit"/>
      <style:text-properties fo:hyphenate="false"/>
    </style:style>
    <style:style style:name="Figure_20_Caption_20__5b_PACKT_5d_" style:display-name="Figure Caption [PACKT]" style:family="paragraph" style:parent-style-name="Figure_20__5b_PACKT_5d_">
      <style:paragraph-properties fo:margin-top="0in" fo:margin-bottom="0.0835in" loext:contextual-spacing="false" fo:hyphenation-ladder-count="no-limit"/>
      <style:text-properties style:font-name="Times New Roman" fo:font-family="'Times New Roman'" style:font-family-generic="roman" style:font-pitch="variable" fo:hyphenate="false"/>
    </style:style>
    <style:style style:name="Part_20_Section_20__5b_PACKT_5d_" style:display-name="Part Section [PACKT]" style:family="paragraph" style:parent-style-name="Part_20_Title_20__5b_PACKT_5d_">
      <style:paragraph-properties fo:hyphenation-ladder-count="no-limit"/>
      <style:text-properties fo:font-size="23pt" style:font-size-asian="23pt" fo:hyphenate="false"/>
    </style:style>
    <style:style style:name="Bullet_20_Within_20_Table_20_Column_20_Content_20__5b_PACKT_5d_" style:display-name="Bullet Within Table Column Content [PACKT]" style:family="paragraph" style:parent-style-name="Bullet_20__5b_PACKT_5d_" style:list-style-name="LFO1">
      <style:paragraph-properties fo:margin-left="0in" fo:margin-right="0in" fo:hyphenation-ladder-count="no-limit" fo:text-indent="0in" style:auto-text-indent="false">
        <style:tab-stops>
          <style:tab-stop style:position="-0.05in"/>
        </style:tab-stops>
      </style:paragraph-properties>
      <style:text-properties fo:font-size="10pt" style:font-size-asian="10pt" style:language-asian="ar" style:country-asian="SA" fo:hyphenate="false"/>
    </style:style>
    <style:style style:name="Bullet_20_Within_20_Table_20_Column_20_Content_20_End_20__5b_PACKT_5d_" style:display-name="Bullet Within Table Column Content End [PACKT]" style:family="paragraph" style:parent-style-name="Bullet_20_Within_20_Table_20_Column_20_Content_20__5b_PACKT_5d_" style:list-style-name="LFO1">
      <style:paragraph-properties fo:margin-top="0in" fo:margin-bottom="0.0835in" loext:contextual-spacing="false" fo:hyphenation-ladder-count="no-limit"/>
      <style:text-properties fo:hyphenate="false"/>
    </style:style>
    <style:style style:name="Part_20_Heading_20__5b_PACKT_5d_" style:display-name="Part Heading [PACKT]" style:family="paragraph" style:parent-style-name="Chapter_20_Title_20__5b_PACKT_5d_">
      <style:paragraph-properties fo:hyphenation-ladder-count="no-limit"/>
      <style:text-properties fo:hyphenate="false"/>
    </style:style>
    <style:style style:name="Bullet_20_Without_20_Bullet_20_Within_20_Bullet_20__5b_PACKT_5d_" style:display-name="Bullet Without Bullet Within Bullet [PACKT]" style:family="paragraph">
      <style:paragraph-properties fo:margin-left="0.4925in" fo:margin-right="0in" fo:line-height="120%" fo:hyphenation-ladder-count="no-limit" fo:text-indent="0in" style:auto-text-indent="false" style:text-autospace="none" style:vertical-align="middle">
        <style:tab-stops>
          <style:tab-stop style:position="-0.5in"/>
          <style:tab-stop style:position="-0.25in"/>
        </style:tab-stops>
      </style:paragraph-properties>
      <style:text-properties fo:color="#000000" style:font-name="Times New Roman1" fo:font-family="'Times New Roman'" style:font-style-name="Regular" style:font-family-generic="roman" style:font-pitch="variable" fo:font-size="11pt" style:font-name-complex="Book Antiqua" style:font-family-complex="'Book Antiqua'" style:font-family-generic-complex="roman" style:font-pitch-complex="variable" style:font-size-complex="10.5pt" fo:hyphenate="false"/>
    </style:style>
    <style:style style:name="Bullet_20_Without_20_Bullet_20_Within_20_Bullet_20_End_20__5b_PACKT_5d_" style:display-name="Bullet Without Bullet Within Bullet End [PACKT]" style:family="paragraph" style:parent-style-name="Bullet_20_Without_20_Bullet_20_Within_20_Bullet_20__5b_PACKT_5d_">
      <style:paragraph-properties fo:margin-top="0in" fo:margin-bottom="0.0835in" loext:contextual-spacing="false" fo:hyphenation-ladder-count="no-limit"/>
      <style:text-properties fo:hyphenate="false"/>
    </style:style>
    <style:style style:name="Bullet_20_Without_20_Bullet_20_Within_20_Nested_20_Bullet_20__5b_PACKT_5d_" style:display-name="Bullet Without Bullet Within Nested Bullet [PACKT]" style:family="paragraph" style:parent-style-name="Bullet_20_Without_20_Bullet_20_Within_20_Bullet_20__5b_PACKT_5d_">
      <style:paragraph-properties fo:margin-left="1in" fo:margin-right="0in" fo:hyphenation-ladder-count="no-limit" fo:text-indent="0in" style:auto-text-indent="false">
        <style:tab-stops>
          <style:tab-stop style:position="-0.75in"/>
          <style:tab-stop style:position="-0.5in"/>
        </style:tab-stops>
      </style:paragraph-properties>
      <style:text-properties fo:hyphenate="false"/>
    </style:style>
    <style:style style:name="Bullet_20_Without_20_Bullet_20_Within_20_Nested_20_Bullet_20_End_20__5b_PACKT_5d_" style:display-name="Bullet Without Bullet Within Nested Bullet End [PACKT]" style:family="paragraph" style:parent-style-name="Bullet_20_Without_20_Bullet_20_Within_20_Nested_20_Bullet_20__5b_PACKT_5d_">
      <style:paragraph-properties fo:margin-top="0in" fo:margin-bottom="0.1201in" loext:contextual-spacing="false" fo:hyphenation-ladder-count="no-limit"/>
      <style:text-properties fo:hyphenate="false"/>
    </style:style>
    <style:style style:name="Appendix_20_Title_20__5b_PACKT_5d_" style:display-name="Appendix Title [PACKT]" style:family="paragraph" style:parent-style-name="Normal_20__5b_PACKT_5d_">
      <style:paragraph-properties fo:margin-top="0.1402in" fo:margin-bottom="0.3in" loext:contextual-spacing="false" style:line-height-at-least="1.4583in" fo:text-align="end" style:justify-single-word="false" fo:hyphenation-ladder-count="no-limit" style:text-autospace="none" style:vertical-align="middle"/>
      <style:text-properties fo:color="#000000" style:font-name="Arial" fo:font-family="Arial" style:font-family-generic="swiss" style:font-pitch="variable" fo:font-size="30pt" style:font-size-asian="30pt" style:font-name-complex="Arial" style:font-family-complex="Arial" style:font-family-generic-complex="swiss" style:font-pitch-complex="variable" style:font-size-complex="30pt" fo:hyphenate="false"/>
    </style:style>
    <style:style style:name="Balloon_20_Text" style:display-name="Balloon Text" style:family="paragraph" style:parent-style-name="Standard">
      <style:paragraph-properties fo:margin-top="0in" fo:margin-bottom="0in" loext:contextual-spacing="false"/>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_2c_Heading_20_1_20__5b_PACKT_5d_" style:display-name="Heading 1,Heading 1 [PACKT]" style:family="paragraph" style:next-style-name="Normal_20__5b_PACKT_5d_">
      <loext:graphic-properties draw:fill="solid" draw:fill-color="#004586" draw:opacity="100%"/>
      <style:paragraph-properties fo:margin-top="0.1654in" fo:margin-bottom="0.0429in" loext:contextual-spacing="false" fo:background-color="#004586" fo:padding="0.0193in" fo:border="0.06pt solid #000000" style:shadow="none">
        <style:tab-stops/>
      </style:paragraph-properties>
      <style:text-properties fo:color="#ffffff" style:font-name="Arial1" fo:font-family="Arial" style:font-style-name="Bold" style:font-family-generic="swiss" style:font-pitch="variable" fo:font-size="16pt" fo:font-weight="bold"/>
    </style:style>
    <style:style style:name="Heading_20_2_2c_Heading_20_2_20__5b_PACKT_5d_" style:display-name="Heading 2,Heading 2 [PACKT]" style:family="paragraph" style:next-style-name="Normal_20__5b_PACKT_5d_" style:default-outline-level="" style:list-style-name="">
      <style:paragraph-properties fo:margin-top="0.1654in" fo:margin-bottom="0.0429in" loext:contextual-spacing="false"/>
      <style:text-properties fo:color="#004586" style:font-name="Arial1" fo:font-family="Arial" style:font-style-name="Bold" style:font-family-generic="swiss" style:font-pitch="variable" fo:font-size="14pt" fo:font-weight="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3_2c_Heading_20_3_20__5b_PACKT_5d_" style:display-name="Heading 3,Heading 3 [PACKT]" style:family="paragraph" style:next-style-name="Normal_20__5b_PACKT_5d_" style:default-outline-level="" style:list-style-name="">
      <style:paragraph-properties fo:margin-top="0.1654in" fo:margin-bottom="0.0429in" loext:contextual-spacing="false"/>
      <style:text-properties style:font-name="Arial1" fo:font-family="Arial" style:font-style-name="Bold" style:font-family-generic="swiss" style:font-pitch="variable" fo:font-size="13pt" fo:font-weight="bold"/>
    </style:style>
    <style:style style:name="Heading_20_4_2c_Heading_20_4_20__5b_PACKT_5d_" style:display-name="Heading 4,Heading 4 [PACKT]" style:family="paragraph" style:next-style-name="Normal_20__5b_PACKT_5d_" style:default-outline-level="" style:list-style-name="">
      <style:paragraph-properties fo:margin-top="0.1654in" fo:margin-bottom="0.0429in" loext:contextual-spacing="false"/>
      <style:text-properties style:font-name="Arial1" fo:font-family="Arial" style:font-style-name="Bold" style:font-family-generic="swiss" style:font-pitch="variable" fo:font-size="12pt" fo:font-weight="bold"/>
    </style:style>
    <style:style style:name="Heading_20_5_2c_Heading_20_5_20__5b_PACKT_5d_" style:display-name="Heading 5,Heading 5 [PACKT]" style:family="paragraph" style:next-style-name="Normal_20__5b_PACKT_5d_" style:default-outline-level="" style:list-style-name="">
      <style:paragraph-properties fo:margin-top="0.1654in" fo:margin-bottom="0.0429in" loext:contextual-spacing="false"/>
      <style:text-properties style:font-name="Arial1" fo:font-family="Arial" style:font-style-name="Bold" style:font-family-generic="swiss" style:font-pitch="variable" fo:font-size="11pt" fo:font-weight="bold"/>
    </style:style>
    <style:style style:name="Heading_20_6_2c_Heading_20_6_20__5b_PACKT_5d_" style:display-name="Heading 6,Heading 6 [PACKT]" style:family="paragraph" style:next-style-name="Normal_20__5b_PACKT_5d_" style:default-outline-level="" style:list-style-name="">
      <style:paragraph-properties fo:margin-top="0.1654in" fo:margin-bottom="0.0429in" loext:contextual-spacing="false"/>
      <style:text-properties style:font-name="Arial2" fo:font-family="Arial" style:font-style-name="Regular" style:font-family-generic="swiss" style:font-pitch="variable"/>
    </style:style>
    <style:style style:name="Frame_20_contents" style:display-name="Frame contents" style:family="paragraph" style:parent-style-name="Text_20_body"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Addressee" style:family="paragraph" style:parent-style-name="Standard" style:class="extra">
      <style:paragraph-properties fo:margin-top="0in" fo:margin-bottom="0.0417in"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_20_left" style:display-name="Footer left" style:family="paragraph" style:parent-style-name="Standard" style:class="extra">
      <style:paragraph-properties text:number-lines="false" text:line-number="0">
        <style:tab-stops>
          <style:tab-stop style:position="2.75in" style:type="center"/>
          <style:tab-stop style:position="5.5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2.75in" style:type="center"/>
          <style:tab-stop style:position="5.5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er_20_left" style:display-name="Header left" style:family="paragraph" style:parent-style-name="Standard" style:class="extra">
      <style:paragraph-properties text:number-lines="false" text:line-number="0">
        <style:tab-stops>
          <style:tab-stop style:position="2.75in" style:type="center"/>
          <style:tab-stop style:position="5.5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2.75in" style:type="center"/>
          <style:tab-stop style:position="5.5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in" fo:margin-bottom="0.0417in" loext:contextual-spacing="false" text:number-lines="false" text:line-number="0"/>
    </style:style>
    <style:style style:name="Signature" style:family="paragraph" style:parent-style-name="Standard" style:class="text">
      <style:paragraph-properties text:number-lines="false" text:line-number="0"/>
    </style:style>
    <style:style style:name="Normal" style:family="paragraph">
      <style:paragraph-properties fo:margin-top="0.0417in" fo:margin-bottom="0.0417in" loext:contextual-spacing="false" fo:hyphenation-ladder-count="no-limit"/>
      <style:text-properties style:use-window-font-color="true" style:font-name="Arial" fo:font-family="Arial" style:font-family-generic="swiss" style:font-pitch="variable" fo:font-size="10pt" style:font-size-asian="10pt" style:font-name-complex="Arial" style:font-family-complex="Arial" style:font-family-generic-complex="swiss" style:font-pitch-complex="variable" style:font-size-complex="12pt" style:font-weight-complex="bold" fo:hyphenate="false"/>
    </style:style>
    <style:style style:name="WW8Num4z0" style:family="text">
      <style:text-properties style:font-name="Symbol" fo:font-family="Symbol" style:font-family-generic="roman" style:font-pitch="variable" style:font-charset="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style>
    <style:style style:name="Default_20_Paragraph_20_Font" style:display-name="Default Paragraph Font" style:family="text"/>
    <style:style style:name="Heading_20_1_20_Char" style:display-name="Heading 1 Char" style:family="text">
      <style:text-properties fo:color="#ffffff" style:font-name="Arial" fo:font-family="Arial" style:font-family-generic="swiss" style:font-pitch="variable" fo:font-size="16pt" fo:font-weight="bold" style:letter-kerning="true" fo:background-color="#365f91" style:font-size-asian="16pt" style:font-weight-asian="bold" style:font-name-complex="Arial" style:font-family-complex="Arial" style:font-family-generic-complex="swiss" style:font-pitch-complex="variable" style:font-size-complex="16pt" style:font-style-complex="italic"/>
    </style:style>
    <style:style style:name="Heading_20_2_20_Char" style:display-name="Heading 2 Char" style:family="text">
      <style:text-properties fo:color="#365f91"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font-size-complex="14pt" style:font-style-complex="italic" style:font-weight-complex="bold"/>
    </style:style>
    <style:style style:name="Heading_20_6_20_Char" style:display-name="Heading 6 Char" style:family="text">
      <style:text-properties fo:color="#000000" style:font-name="Arial" fo:font-family="Arial" style:font-family-generic="swiss" style:font-pitch="variable" style:font-name-complex="Arial" style:font-family-complex="Arial" style:font-family-generic-complex="swiss" style:font-pitch-complex="variable" style:font-size-complex="11pt" style:font-style-complex="italic"/>
    </style:style>
    <style:style style:name="Email_20__5b_PACKT_5d_" style:display-name="Email [PACKT]" style:family="text">
      <style:text-properties fo:color="#ff6600" style:font-name="Lucida Console" fo:font-family="'Lucida Console'" style:font-family-generic="modern" style:font-pitch="fixed" fo:font-size="9.5pt" style:font-size-asian="9.5pt" style:font-size-complex="9pt"/>
    </style:style>
    <style:style style:name="URL_20__5b_PACKT_5d_" style:display-name="URL [PACKT]" style:family="text">
      <style:text-properties fo:color="#0000ff" style:font-name="Lucida Console" fo:font-family="'Lucida Console'" style:font-family-generic="modern" style:font-pitch="fixed" fo:font-size="9.5pt" style:font-size-asian="9.5pt" style:font-size-complex="9pt"/>
    </style:style>
    <style:style style:name="Code_20_In_20_Text_20__5b_PACKT_5d_" style:display-name="Code In Text [PACKT]" style:family="text">
      <style:text-properties fo:color="#747959" style:font-name="Lucida Console" fo:font-family="'Lucida Console'" style:font-family-generic="modern" style:font-pitch="fixed" fo:font-size="9.5pt" style:font-size-asian="9.5pt" style:font-size-complex="9pt"/>
    </style:style>
    <style:style style:name="Screen_20_Text_20__5b_PACKT_5d_" style:display-name="Screen Text [PACKT]" style:family="text">
      <style:text-properties fo:color="#008000" style:font-name="Times New Roman" fo:font-family="'Times New Roman'" style:font-family-generic="roman" style:font-pitch="variable" fo:font-size="11pt" fo:font-weight="bold" style:font-size-asian="11pt" style:font-weight-asian="bold"/>
    </style:style>
    <style:style style:name="Key_20_Word_20__5b_PACKT_5d_" style:display-name="Key Word [PACKT]" style:family="text">
      <style:text-properties fo:font-weight="bold" style:font-weight-asian="bold"/>
    </style:style>
    <style:style style:name="Key_20__5b_PACKT_5d_" style:display-name="Key [PACKT]" style:family="text">
      <style:text-properties fo:color="#00ccff" fo:font-style="italic" style:font-style-asian="italic"/>
    </style:style>
    <style:style style:name="Chapterref_20__5b_PACKT_5d_" style:display-name="Chapterref [PACKT]" style:family="text">
      <style:text-properties fo:color="#808000" style:text-line-through-style="none" style:text-line-through-type="none" style:text-position="0% 100%" style:font-name="Times New Roman" fo:font-family="'Times New Roman'" style:font-family-generic="roman" style:font-pitch="variable" fo:font-size="11pt" fo:font-style="italic" style:text-underline-style="none" style:font-size-asian="11pt" style:font-style-asian="italic" style:font-size-complex="11pt"/>
    </style:style>
    <style:style style:name="Italics_20__5b_PACKT_5d_" style:display-name="Italics [PACKT]" style:family="text">
      <style:text-properties fo:color="#ff99cc" fo:font-style="italic" style:font-style-asian="italic"/>
    </style:style>
    <style:style style:name="Code_20_Highlighted_20__5b_PACKT_5d_" style:display-name="Code Highlighted [PACKT]" style:family="text">
      <style:text-properties fo:color="#747959" style:font-name="Lucida Console" fo:font-family="'Lucida Console'" style:font-family-generic="modern" style:font-pitch="fixed" fo:font-size="9pt" fo:font-weight="bold" style:font-size-asian="9pt" style:font-weight-asian="bold" style:font-size-complex="9pt"/>
    </style:style>
    <style:style style:name="Icon_20__5b_PACKT_5d_" style:display-name="Icon [PACKT]" style:family="text">
      <style:text-properties style:font-name="Times New Roman" fo:font-family="'Times New Roman'" style:font-family-generic="roman" style:font-pitch="variable" fo:font-size="11pt" style:font-size-asian="11pt"/>
    </style:style>
    <style:style style:name="Balloon_20_Text_20_Char" style:display-name="Balloon Text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font-weight-complex="bold"/>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Zeichenformat"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fo:text-indent="-0.2681in" fo:margin-left="1.016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a" style:num-letter-sync="true">
        <style:list-level-properties text:list-level-position-and-space-mode="label-alignment">
          <style:list-level-label-alignment text:label-followed-by="listtab" fo:text-indent="-0.2681in" fo:margin-left="1.016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fo:text-indent="-0.252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WW8Num4z1" text:bullet-char="o">
        <style:list-level-properties text:list-level-position-and-space-mode="label-alignment">
          <style:list-level-label-alignment text:label-followed-by="listtab" fo:text-indent="-0.25in" fo:margin-left="1.25in"/>
        </style:list-level-properties>
        <style:text-properties style:font-name="Courier New1"/>
      </text:list-level-style-bullet>
      <text:list-level-style-bullet text:level="3" text:style-name="WW8Num4z2"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WW8Num4z0"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fo:text-indent="-0.25in" fo:margin-left="2.75in"/>
        </style:list-level-properties>
        <style:text-properties style:font-name="Courier New1"/>
      </text:list-level-style-bullet>
      <text:list-level-style-bullet text:level="6" text:style-name="WW8Num4z2"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WW8Num4z0"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fo:text-indent="-0.25in" fo:margin-left="4.25in"/>
        </style:list-level-properties>
        <style:text-properties style:font-name="Courier New1"/>
      </text:list-level-style-bullet>
      <text:list-level-style-bullet text:level="9" text:style-name="WW8Num4z2"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style:num-suffix="." style:num-format="i">
        <style:list-level-properties text:list-level-position-and-space-mode="label-alignment" fo:text-align="end">
          <style:list-level-label-alignment text:label-followed-by="listtab" fo:text-indent="-0.1575in" fo:margin-left="0.905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ed_20_Bullet" style:display-name="Numbered Bullet">
      <text:list-level-style-number text:level="1" style:num-suffix="." style:num-format="1">
        <style:list-level-properties text:space-before="0.248in" text:min-label-width="0.252in"/>
      </text:list-level-style-number>
      <text:list-level-style-number text:level="2" style:num-suffix="." style:num-format="a" style:num-letter-sync="true">
        <style:list-level-properties text:space-before="1.602in"/>
      </text:list-level-style-number>
      <text:list-level-style-number text:level="3" style:num-suffix="." style:num-format="i">
        <style:list-level-properties text:space-before="2.4563in" fo:text-align="end"/>
      </text:list-level-style-number>
      <text:list-level-style-number text:level="4" style:num-suffix="." style:num-format="1">
        <style:list-level-properties text:space-before="3.3102in"/>
      </text:list-level-style-number>
      <text:list-level-style-number text:level="5" style:num-suffix="." style:num-format="a" style:num-letter-sync="true">
        <style:list-level-properties text:space-before="4.1646in"/>
      </text:list-level-style-number>
      <text:list-level-style-number text:level="6" style:num-suffix="." style:num-format="i">
        <style:list-level-properties text:space-before="5.0189in" fo:text-align="end"/>
      </text:list-level-style-number>
      <text:list-level-style-number text:level="7" style:num-suffix="." style:num-format="1">
        <style:list-level-properties text:space-before="5.8728in"/>
      </text:list-level-style-number>
      <text:list-level-style-number text:level="8" style:num-suffix="." style:num-format="a" style:num-letter-sync="true">
        <style:list-level-properties text:space-before="6.7272in"/>
      </text:list-level-style-number>
      <text:list-level-style-number text:level="9" style:num-suffix="." style:num-format="i">
        <style:list-level-properties text:space-before="7.5811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ed_20_Bullet_20_Within_20_Bullet" style:display-name="Numbered Bullet Within Bullet">
      <text:list-level-style-number text:level="1" style:num-suffix="." style:num-format="1">
        <style:list-level-properties text:space-before="0.748in" text:min-label-width="0.2681in"/>
      </text:list-level-style-number>
      <text:list-level-style-number text:level="2" style:num-suffix="." style:num-format="a" style:num-letter-sync="true">
        <style:list-level-properties text:space-before="1.5in" text:min-label-width="0.25in"/>
      </text:list-level-style-number>
      <text:list-level-style-number text:level="3" style:num-suffix="." style:num-format="i">
        <style:list-level-properties text:space-before="2.1256in" text:min-label-width="0.1252in" fo:text-align="end"/>
      </text:list-level-style-number>
      <text:list-level-style-number text:level="4" style:num-suffix="." style:num-format="1">
        <style:list-level-properties text:space-before="2.5in" text:min-label-width="0.25in"/>
      </text:list-level-style-number>
      <text:list-level-style-number text:level="5" style:num-suffix="." style:num-format="a" style:num-letter-sync="true">
        <style:list-level-properties text:space-before="3in" text:min-label-width="0.25in"/>
      </text:list-level-style-number>
      <text:list-level-style-number text:level="6" style:num-suffix="." style:num-format="i">
        <style:list-level-properties text:space-before="3.6256in" text:min-label-width="0.1252in" fo:text-align="end"/>
      </text:list-level-style-number>
      <text:list-level-style-number text:level="7" style:num-suffix="." style:num-format="1">
        <style:list-level-properties text:space-before="4in" text:min-label-width="0.25in"/>
      </text:list-level-style-number>
      <text:list-level-style-number text:level="8" style:num-suffix="." style:num-format="a" style:num-letter-sync="true">
        <style:list-level-properties text:space-before="4.5in" text:min-label-width="0.25in"/>
      </text:list-level-style-number>
      <text:list-level-style-number text:level="9" style:num-suffix="." style:num-format="i">
        <style:list-level-properties text:space-before="5.1248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oman_20_Numbered_20_Bullet" style:display-name="Roman Numbered Bullet">
      <text:list-level-style-number text:level="1" style:num-suffix="." style:num-format="i">
        <style:list-level-properties text:space-before="0.748in" text:min-label-width="0.1575in"/>
      </text:list-level-style-number>
      <text:list-level-style-number text:level="2" style:num-suffix="." style:num-format="a" style:num-letter-sync="true">
        <style:list-level-properties text:space-before="1.75in" text:min-label-width="0.25in"/>
      </text:list-level-style-number>
      <text:list-level-style-number text:level="3" style:num-suffix="." style:num-format="i">
        <style:list-level-properties text:space-before="2.3748in" text:min-label-width="0.1252in" fo:text-align="end"/>
      </text:list-level-style-number>
      <text:list-level-style-number text:level="4" style:num-suffix="." style:num-format="1">
        <style:list-level-properties text:space-before="2.75in" text:min-label-width="0.25in"/>
      </text:list-level-style-number>
      <text:list-level-style-number text:level="5" style:num-suffix="." style:num-format="a" style:num-letter-sync="true">
        <style:list-level-properties text:space-before="3.25in" text:min-label-width="0.25in"/>
      </text:list-level-style-number>
      <text:list-level-style-number text:level="6" style:num-suffix="." style:num-format="i">
        <style:list-level-properties text:space-before="3.8748in" text:min-label-width="0.1252in" fo:text-align="end"/>
      </text:list-level-style-number>
      <text:list-level-style-number text:level="7" style:num-suffix="." style:num-format="1">
        <style:list-level-properties text:space-before="4.25in" text:min-label-width="0.25in"/>
      </text:list-level-style-number>
      <text:list-level-style-number text:level="8" style:num-suffix="." style:num-format="a" style:num-letter-sync="true">
        <style:list-level-properties text:space-before="4.75in" text:min-label-width="0.25in"/>
      </text:list-level-style-number>
      <text:list-level-style-number text:level="9" style:num-suffix="." style:num-format="i">
        <style:list-level-properties text:space-before="5.3756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Alphabetical_20_Bullet" style:display-name="Alphabetical Bullet">
      <text:list-level-style-number text:level="1" style:num-suffix="." style:num-format="a" style:num-letter-sync="true">
        <style:list-level-properties text:space-before="0.748in" text:min-label-width="0.2681in"/>
      </text:list-level-style-number>
      <text:list-level-style-number text:level="2" style:num-suffix="." style:num-format="a" style:num-letter-sync="true">
        <style:list-level-properties text:space-before="1.5in" text:min-label-width="0.25in"/>
      </text:list-level-style-number>
      <text:list-level-style-number text:level="3" style:num-suffix="." style:num-format="i">
        <style:list-level-properties text:space-before="2.1256in" text:min-label-width="0.1252in" fo:text-align="end"/>
      </text:list-level-style-number>
      <text:list-level-style-number text:level="4" style:num-suffix="." style:num-format="1">
        <style:list-level-properties text:space-before="2.5in" text:min-label-width="0.25in"/>
      </text:list-level-style-number>
      <text:list-level-style-number text:level="5" style:num-suffix="." style:num-format="a" style:num-letter-sync="true">
        <style:list-level-properties text:space-before="3in" text:min-label-width="0.25in"/>
      </text:list-level-style-number>
      <text:list-level-style-number text:level="6" style:num-suffix="." style:num-format="i">
        <style:list-level-properties text:space-before="3.6256in" text:min-label-width="0.1252in" fo:text-align="end"/>
      </text:list-level-style-number>
      <text:list-level-style-number text:level="7" style:num-suffix="." style:num-format="1">
        <style:list-level-properties text:space-before="4in" text:min-label-width="0.25in"/>
      </text:list-level-style-number>
      <text:list-level-style-number text:level="8" style:num-suffix="." style:num-format="a" style:num-letter-sync="true">
        <style:list-level-properties text:space-before="4.5in" text:min-label-width="0.25in"/>
      </text:list-level-style-number>
      <text:list-level-style-number text:level="9" style:num-suffix="." style:num-format="i">
        <style:list-level-properties text:space-before="5.1248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1">
      <text:list-level-style-bullet text:level="1" text:style-name="Zeichenformat" text:bullet-char="">
        <style:list-level-properties text:space-before="0.2476in" text:min-label-width="0.248in"/>
        <style:text-properties style:font-name="Symbol"/>
      </text:list-level-style-bullet>
      <text:list-level-style-bullet text:level="2" text:style-name="Zeichenformat" text:bullet-char="o">
        <style:list-level-properties text:space-before="1in" text:min-label-width="0.25in"/>
        <style:text-properties style:font-name="Courier New1"/>
      </text:list-level-style-bullet>
      <text:list-level-style-bullet text:level="3" text:style-name="Zeichenformat" text:bullet-char="">
        <style:list-level-properties text:space-before="1.5in" text:min-label-width="0.25in"/>
        <style:text-properties style:font-name="Wingdings1"/>
      </text:list-level-style-bullet>
      <text:list-level-style-bullet text:level="4" text:style-name="Zeichenformat" text:bullet-char="">
        <style:list-level-properties text:space-before="2in" text:min-label-width="0.25in"/>
        <style:text-properties style:font-name="Symbol"/>
      </text:list-level-style-bullet>
      <text:list-level-style-bullet text:level="5" text:style-name="Zeichenformat" text:bullet-char="o">
        <style:list-level-properties text:space-before="2.5in" text:min-label-width="0.25in"/>
        <style:text-properties style:font-name="Courier New1"/>
      </text:list-level-style-bullet>
      <text:list-level-style-bullet text:level="6" text:style-name="Zeichenformat" text:bullet-char="">
        <style:list-level-properties text:space-before="3in" text:min-label-width="0.25in"/>
        <style:text-properties style:font-name="Wingdings1"/>
      </text:list-level-style-bullet>
      <text:list-level-style-bullet text:level="7" text:style-name="Zeichenformat" text:bullet-char="">
        <style:list-level-properties text:space-before="3.5in" text:min-label-width="0.25in"/>
        <style:text-properties style:font-name="Symbol"/>
      </text:list-level-style-bullet>
      <text:list-level-style-bullet text:level="8" text:style-name="Zeichenformat" text:bullet-char="o">
        <style:list-level-properties text:space-before="4in" text:min-label-width="0.25in"/>
        <style:text-properties style:font-name="Courier New1"/>
      </text:list-level-style-bullet>
      <text:list-level-style-bullet text:level="9" text:style-name="Zeichenformat" text:bullet-char="">
        <style:list-level-properties text:space-before="4.5in" text:min-label-width="0.25in"/>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3">
      <text:list-level-style-number text:level="1" style:num-suffix="." style:num-format="1">
        <style:list-level-properties text:space-before="0.248in" text:min-label-width="0.252in"/>
      </text:list-level-style-number>
      <text:list-level-style-number text:level="2" style:num-suffix="." style:num-format="a" style:num-letter-sync="true">
        <style:list-level-properties text:space-before="1.602in"/>
      </text:list-level-style-number>
      <text:list-level-style-number text:level="3" style:num-suffix="." style:num-format="i">
        <style:list-level-properties text:space-before="2.4563in" fo:text-align="end"/>
      </text:list-level-style-number>
      <text:list-level-style-number text:level="4" style:num-suffix="." style:num-format="1">
        <style:list-level-properties text:space-before="3.3102in"/>
      </text:list-level-style-number>
      <text:list-level-style-number text:level="5" style:num-suffix="." style:num-format="a" style:num-letter-sync="true">
        <style:list-level-properties text:space-before="4.1646in"/>
      </text:list-level-style-number>
      <text:list-level-style-number text:level="6" style:num-suffix="." style:num-format="i">
        <style:list-level-properties text:space-before="5.0189in" fo:text-align="end"/>
      </text:list-level-style-number>
      <text:list-level-style-number text:level="7" style:num-suffix="." style:num-format="1">
        <style:list-level-properties text:space-before="5.8728in"/>
      </text:list-level-style-number>
      <text:list-level-style-number text:level="8" style:num-suffix="." style:num-format="a" style:num-letter-sync="true">
        <style:list-level-properties text:space-before="6.7272in"/>
      </text:list-level-style-number>
      <text:list-level-style-number text:level="9" style:num-suffix="." style:num-format="i">
        <style:list-level-properties text:space-before="7.5811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Footer">
      <style:text-properties fo:language="ru" fo:country="RU"/>
    </style:style>
    <style:style style:name="MP2" style:family="paragraph" style:parent-style-name="Standard">
      <style:text-properties fo:language="ru" fo:country="RU"/>
    </style:style>
    <style:style style:name="MP3" style:family="paragraph" style:parent-style-name="Header">
      <style:text-properties fo:language="ru" fo:country="RU"/>
    </style:style>
    <style:style style:name="MP4" style:family="paragraph" style:parent-style-name="Normal_20__5b_PACKT_5d_">
      <style:text-properties fo:language="ru" fo:country="RU" officeooo:rsid="00076019" officeooo:paragraph-rsid="00076019"/>
    </style:style>
    <style:page-layout style:name="Mpm1" style:page-usage="mirrored">
      <style:page-layout-properties fo:page-width="8.5in" fo:page-height="11in" style:num-format="1" style:print-orientation="portrait" fo:margin-top="1.6299in" fo:margin-bottom="1.6299in" fo:margin-left="1.5in" fo:margin-right="1.5in" style:writing-mode="lr-tb" style:layout-grid-color="#c0c0c0" style:layout-grid-lines="30"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25in" fo:margin-left="0in" fo:margin-right="0in" fo:margin-top="0.211in" style:dynamic-spacing="true"/>
      </style:footer-style>
    </style:page-layout>
    <style:page-layout style:name="Mpm2" style:page-usage="mirrored">
      <style:page-layout-properties fo:page-width="8.5in" fo:page-height="11in" style:num-format="1" style:print-orientation="portrait" fo:margin-top="1.6299in" fo:margin-bottom="1.8799in" fo:margin-left="1.5in" fo:margin-right="1.5in" style:writing-mode="lr-tb" style:layout-grid-color="#c0c0c0" style:layout-grid-lines="29"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footer>
        <text:p text:style-name="MP1"><text:page-number text:select-page="current">25</text:page-number></text:p>
      </style:footer>
      <style:footer-left>
        <text:p text:style-name="MP1"><text:page-number text:select-page="current">40</text:page-number></text:p>
        <text:p text:style-name="MP2"/>
      </style:footer-left>
    </style:master-page>
    <style:master-page style:name="First_20_Page" style:display-name="First Page" style:page-layout-name="Mpm2" style:next-style-name="Standard">
      <style:header>
        <text:p text:style-name="MP3"/>
      </style:header>
      <style:footer>
        <text:p text:style-name="MP4"/>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ACKT-2</dc:title>
    <meta:creation-date>2015-10-18T19:52:43.001887329</meta:creation-date>
    <meta:editing-cycles>631</meta:editing-cycles>
    <meta:editing-duration>P4DT21H2M3S</meta:editing-duration>
    <meta:generator>LibreOffice/5.1.2.2$MacOSX_X86_64 LibreOffice_project/d3bf12ecb743fc0d20e0be0c58ca359301eb705f</meta:generator>
    <dc:date>2016-07-15T16:40:03.976425000</dc:date>
    <meta:document-statistic meta:table-count="0" meta:image-count="0" meta:object-count="0" meta:page-count="25" meta:paragraph-count="523" meta:word-count="5552" meta:character-count="39115" meta:non-whitespace-character-count="32391"/>
    <meta:template xlink:type="simple" xlink:actuate="onRequest" xlink:title="PACKT-2" xlink:href="../../../../../.config/libreoffice/4/user/template/PACKT-2.ott" meta:date="2015-10-18T19:52:42.901339285"/>
  </office:meta>
</office:document-meta>
</file>